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1681E61F83CB907BE6E.png" manifest:media-type="image/png"/>
  <manifest:file-entry manifest:full-path="Pictures/10000000000003340000035D9B55EF40990CB783.png" manifest:media-type="image/png"/>
  <manifest:file-entry manifest:full-path="Pictures/10000000000005140000051456ED200E432F6F12.png" manifest:media-type="image/png"/>
  <manifest:file-entry manifest:full-path="Pictures/10000001000001800000019655B6DBE5CC276083.png" manifest:media-type="image/png"/>
  <manifest:file-entry manifest:full-path="Pictures/100000010000064000000699A3C8BE53492E234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0591" svg:font-family="C059"/>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Fallback" svg:font-family="'Droid Sans Fallback'" style:font-pitch="variable"/>
    <style:font-face style:name="Droid Sans Fallback1" svg:font-family="'Droid Sans Fallback'" style:font-family-generic="system" style:font-pitch="variable"/>
    <style:font-face style:name="Droid Sans Fallback2" svg:font-family="'Droid Sans Fallback'" style:font-family-generic="system" style:font-pitch="variable" style:font-charset="x-symbol"/>
    <style:font-face style:name="Droid Sans Fallback3" svg:font-family="'Droid Sans Fallback'" style:font-pitch="variable" style:font-charset="x-symbol"/>
    <style:font-face style:name="Droid Sans Fallback4" svg:font-family="'Droid Sans Fallback'"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FreeSans3" svg:font-family="FreeSans" style:font-family-generic="system" style:font-pitch="variable" style:font-charset="x-symbol"/>
    <style:font-face style:name="FreeSans4" svg:font-family="FreeSans" style:font-pitch="variable" style:font-charset="x-symbol"/>
    <style:font-face style:name="Liberation Sans" svg:font-family="'Liberation Sans'" style:font-pitch="variable"/>
    <style:font-face style:name="Liberation Sans1" svg:font-family="'Liberation Sans'" style:font-pitch="variable" style:font-charset="x-symbol"/>
    <style:font-face style:name="Liberation Sans2" svg:font-family="'Liberation Sans'" style:font-family-generic="swiss"/>
    <style:font-face style:name="Liberation Sans3" svg:font-family="'Liberation Sans'" style:font-family-generic="roman" style:font-pitch="variable"/>
    <style:font-face style:name="Liberation Sans4" svg:font-family="'Liberation Sans'" style:font-family-generic="roman" style:font-pitch="variable" style:font-charset="x-symbol"/>
    <style:font-face style:name="Liberation Sans5" svg:font-family="'Liberation Sans'" style:font-family-generic="swiss" style:font-pitch="variable"/>
    <style:font-face style:name="Liberation Sans6"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rVoSym" svg:font-family="MarVoSym" style:font-adornments="Regular" style:font-charset="x-symbol"/>
    <style:font-face style:name="MarVoSym1" svg:font-family="MarVoSym" style:font-pitch="variable" style:font-charset="x-symbol"/>
    <style:font-face style:name="MarVoSym2" svg:font-family="MarVoSym" style:font-charset="x-symbol"/>
    <style:font-face style:name="Noto Sans" svg:font-family="'Noto Sans'" style:font-family-generic="roman" style:font-pitch="variable"/>
    <style:font-face style:name="Noto Sans CJK SC" svg:font-family="'Noto Sans CJK SC'" style:font-family-generic="system" style:font-pitch="variable"/>
    <style:font-face style:name="Purisa" svg:font-family="Purisa" style:font-pitch="variable"/>
    <style:font-face style:name="URW Chancery L" svg:font-family="'URW Chancery L'" style:font-pitch="variable"/>
    <style:font-face style:name="Z003" svg:font-family="Z003"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28.203cm" fo:min-width="6.693cm"/>
    </style:style>
    <style:style style:name="gr2" style:family="graphic" style:parent-style-name="standard">
      <style:graphic-properties draw:stroke="none" draw:fill="solid" draw:fill-color="#ffffff" draw:textarea-horizontal-align="justify" draw:textarea-vertical-align="middle" draw:auto-grow-height="false" fo:min-height="26.039cm" fo:min-width="7.89cm"/>
    </style:style>
    <style:style style:name="gr3" style:family="graphic" style:parent-style-name="standard">
      <style:graphic-properties svg:stroke-width="1.2cm" svg:stroke-color="#000000" draw:marker-start-width="2cm" draw:marker-end-width="2cm" draw:fill="solid" draw:fill-color="#ffffff" draw:textarea-horizontal-align="justify" draw:textarea-vertical-align="middle" draw:auto-grow-height="false" fo:min-height="19.251cm" fo:min-width="15.332cm" fo:padding-top="0.725cm" fo:padding-bottom="0.725cm" fo:padding-left="0.85cm" fo:padding-right="0.85cm"/>
    </style:style>
    <style:style style:name="gr4" style:family="graphic" style:parent-style-name="standard">
      <style:graphic-properties svg:stroke-width="1cm" svg:stroke-color="#000000" draw:marker-start-width="1.7cm" draw:marker-end-width="1.7cm" draw:fill="solid" draw:fill-color="#009933" draw:textarea-horizontal-align="justify" draw:textarea-vertical-align="middle" draw:auto-grow-height="false" fo:min-height="2.423cm" fo:min-width="2.173cm" fo:padding-top="0.625cm" fo:padding-bottom="0.625cm" fo:padding-left="0.75cm" fo:padding-right="0.75cm"/>
    </style:style>
    <style:style style:name="gr5" style:family="graphic" style:parent-style-name="objectwithoutfill">
      <style:graphic-properties svg:stroke-width="1cm" draw:marker-start-width="1.7cm" draw:marker-end-width="1.7cm" draw:fill="none" draw:fill-color="#4b1f6f" draw:textarea-vertical-align="middle" fo:padding-top="0.625cm" fo:padding-bottom="0.625cm" fo:padding-left="0.75cm" fo:padding-right="0.75cm"/>
    </style:style>
    <style:style style:name="gr6"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3.24cm" fo:min-width="2.99cm" fo:padding-top="0.625cm" fo:padding-bottom="0.625cm" fo:padding-left="0.75cm" fo:padding-right="0.75cm"/>
    </style:style>
    <style:style style:name="gr7" style:family="graphic" style:parent-style-name="objectwithoutfill">
      <style:graphic-properties svg:stroke-width="1.3cm" draw:marker-start-width="2.15cm" draw:marker-end-width="2.15cm" svg:stroke-linecap="round" draw:fill="none" draw:fill-color="#4b1f6f" draw:textarea-vertical-align="middle" fo:padding-top="0.775cm" fo:padding-bottom="0.775cm" fo:padding-left="0.9cm" fo:padding-right="0.9cm"/>
    </style:style>
    <style:style style:name="gr8"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715cm" fo:min-width="1.465cm" fo:padding-top="0.625cm" fo:padding-bottom="0.625cm" fo:padding-left="0.75cm" fo:padding-right="0.75cm"/>
    </style:style>
    <style:style style:name="gr9" style:family="graphic" style:parent-style-name="standard">
      <style:graphic-properties svg:stroke-width="1cm" svg:stroke-color="#000000" draw:marker-start-width="1.7cm" draw:marker-end-width="1.7cm" draw:fill="none" draw:fill-color="#b2b2b2" draw:textarea-vertical-align="middle" fo:padding-top="0.625cm" fo:padding-bottom="0.625cm" fo:padding-left="0.75cm" fo:padding-right="0.75cm"/>
    </style:style>
    <style:style style:name="gr10" style:family="graphic" style:parent-style-name="standard">
      <style:graphic-properties svg:stroke-width="1cm" svg:stroke-color="#000000" draw:marker-start-width="1.7cm" draw:marker-end-width="1.7cm" draw:fill="none" draw:fill-color="#b2b2b2" draw:opacity="100%" draw:textarea-horizontal-align="justify" draw:textarea-vertical-align="middle" draw:auto-grow-height="false" fo:min-height="10.886cm" fo:min-width="15.874cm" fo:padding-top="0.625cm" fo:padding-bottom="0.625cm" fo:padding-left="0.75cm" fo:padding-right="0.75cm"/>
    </style:style>
    <style:style style:name="gr11"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2.25cm" fo:min-width="2.281cm" fo:padding-top="0.625cm" fo:padding-bottom="0.625cm" fo:padding-left="0.75cm" fo:padding-right="0.75cm"/>
    </style:style>
    <style:style style:name="gr12"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06cm" fo:min-width="0.996cm" fo:padding-top="0.625cm" fo:padding-bottom="0.625cm" fo:padding-left="0.75cm" fo:padding-right="0.75cm"/>
    </style:style>
    <style:style style:name="gr13" style:family="graphic" style:parent-style-name="standard">
      <style:graphic-properties svg:stroke-width="1.2cm" svg:stroke-color="#000000" draw:marker-start-width="2cm" draw:marker-end-width="2cm" draw:fill="solid" draw:fill-color="#ffffff" draw:textarea-horizontal-align="justify" draw:textarea-vertical-align="middle" draw:auto-grow-height="false" fo:min-height="17.727cm" fo:min-width="14.078cm" fo:padding-top="0.725cm" fo:padding-bottom="0.725cm" fo:padding-left="0.85cm" fo:padding-right="0.85cm"/>
    </style:style>
    <style:style style:name="gr14" style:family="graphic" style:parent-style-name="objectwithoutfill">
      <style:graphic-properties svg:stroke-width="0.8cm" draw:marker-start-width="1.4cm" draw:marker-end-width="1.4cm" draw:fill="none" draw:fill-color="#4b1f6f" draw:textarea-vertical-align="middle" fo:padding-top="0.525cm" fo:padding-bottom="0.525cm" fo:padding-left="0.65cm" fo:padding-right="0.65cm"/>
    </style:style>
    <style:style style:name="gr15"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2.91cm" fo:min-width="2.661cm" fo:padding-top="0.625cm" fo:padding-bottom="0.625cm" fo:padding-left="0.75cm" fo:padding-right="0.75cm"/>
    </style:style>
    <style:style style:name="gr16"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497cm" fo:min-width="1.246cm" fo:padding-top="0.625cm" fo:padding-bottom="0.625cm" fo:padding-left="0.75cm" fo:padding-right="0.75cm"/>
    </style:style>
    <style:style style:name="gr17" style:family="graphic" style:parent-style-name="standard">
      <style:graphic-properties svg:stroke-width="1cm" svg:stroke-color="#ffffff" draw:marker-start-width="1.7cm" draw:marker-end-width="1.7cm" svg:stroke-linecap="square" draw:fill="solid" draw:fill-color="#000000" draw:textarea-horizontal-align="justify" draw:textarea-vertical-align="middle" draw:auto-grow-height="false" fo:min-height="6.434cm" fo:min-width="3.9cm" fo:padding-top="0.625cm" fo:padding-bottom="0.625cm" fo:padding-left="0.75cm" fo:padding-right="0.75cm"/>
    </style:style>
    <style:style style:name="gr18" style:family="graphic" style:parent-style-name="standard">
      <style:graphic-properties svg:stroke-width="1.2cm" svg:stroke-color="#000000" draw:marker-start-width="2cm" draw:marker-end-width="2cm" draw:fill="solid" draw:fill-color="#ffffff" draw:textarea-horizontal-align="justify" draw:textarea-vertical-align="middle" draw:auto-grow-height="false" fo:min-height="16.137cm" fo:min-width="12.77cm" fo:padding-top="0.725cm" fo:padding-bottom="0.725cm" fo:padding-left="0.85cm" fo:padding-right="0.85cm"/>
    </style:style>
    <style:style style:name="gr19"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2.532cm" fo:min-width="2.281cm" fo:padding-top="0.625cm" fo:padding-bottom="0.625cm" fo:padding-left="0.75cm" fo:padding-right="0.75cm"/>
    </style:style>
    <style:style style:name="gr20"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247cm" fo:min-width="0.996cm" fo:padding-top="0.625cm" fo:padding-bottom="0.625cm" fo:padding-left="0.75cm" fo:padding-right="0.75cm"/>
    </style:style>
    <style:style style:name="gr21" style:family="graphic" style:parent-style-name="standard">
      <style:graphic-properties svg:stroke-width="1cm" svg:stroke-color="#ffffff" draw:marker-start-width="1.7cm" draw:marker-end-width="1.7cm" svg:stroke-linecap="square" draw:fill="solid" draw:fill-color="#000000" draw:textarea-horizontal-align="justify" draw:textarea-vertical-align="middle" draw:auto-grow-height="false" fo:min-height="7.109cm" fo:min-width="3.9cm" fo:padding-top="0.625cm" fo:padding-bottom="0.625cm" fo:padding-left="0.75cm" fo:padding-right="0.75cm"/>
    </style:style>
    <style:style style:name="gr22" style:family="graphic" style:parent-style-name="objectwithoutfill">
      <style:graphic-properties draw:stroke="dash" draw:stroke-dash="Fine_20_Dotted" svg:stroke-width="1.2cm" draw:marker-start-width="2cm" draw:marker-end-width="2cm" draw:fill="none" draw:textarea-vertical-align="middle" fo:padding-top="0.725cm" fo:padding-bottom="0.725cm" fo:padding-left="0.85cm" fo:padding-right="0.85cm"/>
    </style:style>
    <style:style style:name="gr23" style:family="graphic" style:parent-style-name="standard">
      <style:graphic-properties svg:stroke-width="1cm" svg:stroke-color="#ffffff" draw:marker-start-width="1.7cm" draw:marker-end-width="1.7cm" draw:fill="solid" draw:fill-color="#000000" draw:textarea-horizontal-align="justify" draw:textarea-vertical-align="middle" draw:auto-grow-height="false" fo:min-height="0.515cm" fo:min-width="3.929cm" fo:padding-top="0.625cm" fo:padding-bottom="0.625cm" fo:padding-left="0.75cm" fo:padding-right="0.75cm"/>
    </style:style>
    <style:style style:name="gr24" style:family="graphic" style:parent-style-name="standard">
      <style:graphic-properties svg:stroke-width="1cm" svg:stroke-color="#ffffff" draw:marker-start-width="1.7cm" draw:marker-end-width="1.7cm" draw:fill="solid" draw:fill-color="#000000" draw:textarea-horizontal-align="justify" draw:textarea-vertical-align="middle" draw:auto-grow-height="false" fo:min-height="0.494cm" fo:min-width="3.929cm" fo:padding-top="0.625cm" fo:padding-bottom="0.625cm" fo:padding-left="0.75cm" fo:padding-right="0.75cm"/>
    </style:style>
    <style:style style:name="gr25"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675cm" fo:min-width="1.424cm" fo:padding-top="0.625cm" fo:padding-bottom="0.625cm" fo:padding-left="0.75cm" fo:padding-right="0.75cm"/>
    </style:style>
    <style:style style:name="gr26"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3.58cm" fo:min-width="3.332cm" fo:padding-top="0.625cm" fo:padding-bottom="0.625cm" fo:padding-left="0.75cm" fo:padding-right="0.75cm"/>
    </style:style>
    <style:style style:name="gr27"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1.939cm" fo:min-width="1.687cm" fo:padding-top="0.625cm" fo:padding-bottom="0.625cm" fo:padding-left="0.75cm" fo:padding-right="0.75cm"/>
    </style:style>
    <style:style style:name="gr28" style:family="graphic" style:parent-style-name="standard">
      <style:graphic-properties draw:stroke="solid" svg:stroke-width="1cm" svg:stroke-color="#ffffff" draw:marker-start-width="1.7cm" draw:marker-end-width="1.7cm" draw:fill="solid" draw:fill-color="#009933" draw:textarea-horizontal-align="justify" draw:textarea-vertical-align="middle" draw:auto-grow-height="false" fo:min-height="2.423cm" fo:min-width="2.173cm" fo:padding-top="0.625cm" fo:padding-bottom="0.625cm" fo:padding-left="0.75cm" fo:padding-right="0.75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759cm, 5.994cm, 9.325cm, 5.896cm)" draw:image-opacity="100%" style:mirror="none"/>
    </style:style>
    <style:style style:name="gr30" style:family="graphic" style:parent-style-name="objectwithoutfill">
      <style:graphic-properties svg:stroke-width="0.8cm" draw:marker-start-width="1.4cm" draw:marker-end-width="1.4cm" draw:fill="none" draw:textarea-vertical-align="middle" fo:padding-top="0.525cm" fo:padding-bottom="0.525cm" fo:padding-left="0.65cm" fo:padding-right="0.65cm"/>
    </style:style>
    <style:style style:name="gr31" style:family="graphic" style:parent-style-name="standard">
      <style:graphic-properties svg:stroke-width="1cm" svg:stroke-color="#000000" draw:marker-start-width="1.7cm" draw:marker-end-width="1.7cm" draw:fill="solid" draw:fill-color="#ffffff" draw:textarea-horizontal-align="justify" draw:textarea-vertical-align="middle" draw:auto-grow-height="false" fo:min-height="2.96cm" fo:min-width="2.708cm" fo:padding-top="0.625cm" fo:padding-bottom="0.625cm" fo:padding-left="0.75cm" fo:padding-right="0.75cm"/>
    </style:style>
    <style:style style:name="gr32" style:family="graphic" style:parent-style-name="standard">
      <style:graphic-properties svg:stroke-width="1cm" svg:stroke-color="#000000" draw:marker-start-width="1.7cm" draw:marker-end-width="1.7cm" draw:fill="solid" draw:fill-color="#c5000b" draw:textarea-horizontal-align="justify" draw:textarea-vertical-align="middle" draw:auto-grow-height="false" fo:min-height="5.126cm" fo:min-width="4.88cm" fo:padding-top="0.625cm" fo:padding-bottom="0.625cm" fo:padding-left="0.75cm" fo:padding-right="0.75cm"/>
    </style:style>
    <style:style style:name="gr33" style:family="graphic" style:parent-style-name="standard">
      <style:graphic-properties svg:stroke-width="1.411cm" svg:stroke-color="#000000" draw:marker-start-width="2.317cm" draw:marker-end-width="2.317cm" draw:fill="none" draw:textarea-horizontal-align="justify" draw:textarea-vertical-align="middle" draw:auto-grow-height="false" fo:min-height="2.65cm" fo:min-width="1.322cm" fo:padding-top="0.831cm" fo:padding-bottom="0.831cm" fo:padding-left="0.956cm" fo:padding-right="0.956cm"/>
    </style:style>
    <style:style style:name="gr34" style:family="graphic" style:parent-style-name="standard">
      <style:graphic-properties svg:stroke-width="1.411cm" svg:stroke-color="#000000" draw:marker-start-width="2.317cm" draw:marker-end-width="2.317cm" draw:fill="solid" draw:fill-color="#ffffff" draw:textarea-horizontal-align="justify" draw:textarea-vertical-align="middle" draw:auto-grow-height="false" fo:min-height="3.672cm" fo:min-width="4.692cm" fo:padding-top="0.831cm" fo:padding-bottom="0.831cm" fo:padding-left="0.956cm" fo:padding-right="0.956cm"/>
    </style:style>
    <style:style style:name="gr35" style:family="graphic" style:parent-style-name="standard">
      <style:graphic-properties svg:stroke-width="1.411cm" svg:stroke-color="#000000" draw:marker-start-width="2.317cm" draw:marker-end-width="2.317cm" draw:fill="solid" draw:fill-color="#ffffff" draw:textarea-horizontal-align="justify" draw:textarea-vertical-align="middle" draw:auto-grow-height="false" fo:min-height="20.29cm" fo:min-width="16.148cm" fo:padding-top="0.831cm" fo:padding-bottom="0.831cm" fo:padding-left="0.956cm" fo:padding-right="0.956cm"/>
    </style:style>
    <style:style style:name="gr36" style:family="graphic" style:parent-style-name="objectwithoutfill">
      <style:graphic-properties svg:stroke-width="1.058cm" svg:stroke-color="#000000" draw:marker-start-width="1.788cm" draw:marker-end-width="1.788cm" draw:fill="none" draw:fill-color="#4b1f6f" draw:textarea-vertical-align="middle" fo:padding-top="0.655cm" fo:padding-bottom="0.655cm" fo:padding-left="0.78cm" fo:padding-right="0.78cm"/>
    </style:style>
    <style:style style:name="gr37" style:family="graphic" style:parent-style-name="standard">
      <style:graphic-properties svg:stroke-width="1.411cm" svg:stroke-color="#000000" draw:marker-start-width="2.317cm" draw:marker-end-width="2.317cm" draw:fill="solid" draw:fill-color="#ffffff" draw:textarea-horizontal-align="justify" draw:textarea-vertical-align="middle" draw:auto-grow-height="false" fo:min-height="6.016cm" fo:min-width="5.767cm" fo:padding-top="0.831cm" fo:padding-bottom="0.831cm" fo:padding-left="0.956cm" fo:padding-right="0.956cm"/>
    </style:style>
    <style:style style:name="gr38" style:family="graphic" style:parent-style-name="objectwithoutfill">
      <style:graphic-properties svg:stroke-width="1.7cm" draw:marker-start-width="2.75cm" draw:marker-end-width="2.75cm" draw:fill="none" draw:textarea-vertical-align="middle" fo:padding-top="0.975cm" fo:padding-bottom="0.975cm" fo:padding-left="1.1cm" fo:padding-right="1.1cm"/>
    </style:style>
    <style:style style:name="gr39" style:family="graphic" style:parent-style-name="standard">
      <style:graphic-properties svg:stroke-width="1cm" svg:stroke-color="#333333" draw:marker-start-width="1.7cm" draw:marker-end-width="1.7cm" draw:fill="solid" draw:fill-color="#009933" draw:textarea-horizontal-align="justify" draw:textarea-vertical-align="middle" draw:auto-grow-height="false" fo:min-height="2.423cm" fo:min-width="2.173cm" fo:padding-top="0.625cm" fo:padding-bottom="0.625cm" fo:padding-left="0.75cm" fo:padding-right="0.75cm"/>
    </style:style>
    <style:style style:name="gr40" style:family="graphic" style:parent-style-name="standard">
      <style:graphic-properties draw:stroke="none" svg:stroke-color="#000000" draw:fill="none" draw:fill-color="#ffffff" draw:textarea-horizontal-align="left" draw:auto-grow-height="true" draw:auto-grow-width="false" fo:min-height="29.496cm" fo:min-width="0cm"/>
      <style:paragraph-properties style:writing-mode="lr-tb"/>
    </style:style>
    <style:style style:name="gr41" style:family="graphic" style:parent-style-name="standard">
      <style:graphic-properties draw:stroke="solid" svg:stroke-width="1.27cm" svg:stroke-color="#000000" draw:marker-start-width="1.84cm" draw:marker-end-width="1.84cm" draw:stroke-linejoin="round" svg:stroke-linecap="butt" draw:fill="solid" draw:fill-color="#00c8ff" fo:padding-top="0.623cm" fo:padding-bottom="0.623cm" fo:padding-left="0.623cm" fo:padding-right="0.623cm"/>
    </style:style>
    <style:style style:name="gr42" style:family="graphic" style:parent-style-name="standard">
      <style:graphic-properties draw:stroke="solid" svg:stroke-width="2.096cm" svg:stroke-color="#000000" draw:stroke-linejoin="round" svg:stroke-linecap="butt" draw:fill="solid" draw:fill-color="#00c8ff" fo:padding-top="1.048cm" fo:padding-bottom="1.048cm" fo:padding-left="1.048cm" fo:padding-right="1.048cm"/>
    </style:style>
    <style:style style:name="gr43" style:family="graphic" style:parent-style-name="objectwithoutfill">
      <style:graphic-properties svg:stroke-width="1.27cm" svg:stroke-color="#000000" draw:marker-start-width="2.082cm" draw:marker-end-width="2.082cm" draw:fill="solid" draw:fill-color="#00c8ff" draw:textarea-horizontal-align="center" draw:textarea-vertical-align="middle" fo:padding-top="0.612cm" fo:padding-bottom="0.612cm" fo:padding-left="0.612cm" fo:padding-right="0.612cm"/>
    </style:style>
    <style:style style:name="gr44" style:family="graphic" style:parent-style-name="standard">
      <style:graphic-properties svg:stroke-color="#ffffff" draw:fill-color="#ffffff" draw:textarea-horizontal-align="justify" draw:textarea-vertical-align="middle" draw:auto-grow-height="false" fo:min-height="0.75cm" fo:min-width="19.439cm"/>
    </style:style>
    <style:style style:name="gr45" style:family="graphic" style:parent-style-name="standard">
      <style:graphic-properties draw:stroke="solid" svg:stroke-width="1.27cm" svg:stroke-color="#000000" draw:marker-start-width="1.84cm" draw:marker-end-width="1.84cm" draw:stroke-linejoin="round" svg:stroke-linecap="butt" draw:fill="solid" draw:fill-color="#999999" fo:padding-top="0.623cm" fo:padding-bottom="0.623cm" fo:padding-left="0.623cm" fo:padding-right="0.623cm"/>
    </style:style>
    <style:style style:name="gr46" style:family="graphic" style:parent-style-name="objectwithoutfill">
      <style:graphic-properties draw:stroke="solid" svg:stroke-width="1.27cm" svg:stroke-color="#000000" draw:marker-start-width="2.082cm" draw:marker-end-width="2.082cm" draw:fill="solid" draw:fill-color="#00c8ff" draw:textarea-horizontal-align="center" draw:textarea-vertical-align="middle" fo:padding-top="0.612cm" fo:padding-bottom="0.612cm" fo:padding-left="0.612cm" fo:padding-right="0.612cm"/>
    </style:style>
    <style:style style:name="gr47" style:family="graphic" style:parent-style-name="standard">
      <style:graphic-properties draw:stroke="solid" svg:stroke-width="1.129cm" svg:stroke-color="#000000" draw:marker-start-width="1.882cm" draw:marker-end-width="1.882cm" draw:fill-color="#e8f2a1" draw:textarea-horizontal-align="justify" draw:textarea-vertical-align="middle" draw:auto-grow-height="false" fo:min-height="2.469cm" fo:min-width="8.039cm" fo:padding-top="0.678cm" fo:padding-bottom="0.678cm" fo:padding-left="0.803cm" fo:padding-right="0.803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52%" draw:gamma="100%" draw:red="0%" draw:green="0%" draw:blue="0%" fo:clip="rect(0.771cm, 0.305cm, 0.583cm, 0.409cm)" draw:image-opacity="100%" style:mirror="none"/>
    </style:style>
    <style:style style:name="gr49" style:family="graphic" style:parent-style-name="standard">
      <style:graphic-properties svg:stroke-width="0.811cm" svg:stroke-color="#c9211e" draw:marker-start-width="1.409cm" draw:marker-end-width="1.409cm" svg:stroke-opacity="100%" draw:stroke-linejoin="round" draw:fill-color="#ff3838" draw:textarea-horizontal-align="justify" draw:textarea-vertical-align="middle" draw:auto-grow-height="false" fo:min-height="1.424cm" fo:min-width="2.562cm" fo:padding-top="0.523cm" fo:padding-bottom="0.523cm" fo:padding-left="0.648cm" fo:padding-right="0.648cm"/>
    </style:style>
    <style:style style:name="gr50" style:family="graphic" style:parent-style-name="objectwithoutfill">
      <style:graphic-properties svg:stroke-width="1.482cm" svg:stroke-color="#000000" draw:marker-start-width="2.398cm" draw:marker-end-width="2.398cm" draw:fill="solid" draw:fill-color="#00c8ff" draw:textarea-horizontal-align="center" draw:textarea-vertical-align="middle" fo:padding-top="0.716cm" fo:padding-bottom="0.716cm" fo:padding-left="0.716cm" fo:padding-right="0.716cm"/>
    </style:style>
    <style:style style:name="gr51" style:family="graphic" style:parent-style-name="standard">
      <style:graphic-properties svg:stroke-width="1.764cm" svg:stroke-color="#000000" draw:marker-start-width="2.846cm" draw:marker-end-width="2.846cm" draw:fill="none" draw:textarea-horizontal-align="justify" draw:textarea-vertical-align="middle" draw:auto-grow-height="false" fo:min-height="19.986cm" fo:min-width="19.736cm" fo:padding-top="1.007cm" fo:padding-bottom="1.007cm" fo:padding-left="1.132cm" fo:padding-right="1.132cm"/>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52%" draw:gamma="100%" draw:red="0%" draw:green="0%" draw:blue="0%" fo:clip="rect(0.799cm, 0.298cm, 0.479cm, 0.399cm)" draw:image-opacity="100%" style:mirror="none"/>
    </style:style>
    <style:style style:name="gr53" style:family="graphic" style:parent-style-name="standard">
      <style:graphic-properties draw:stroke="solid" svg:stroke-width="0.529cm" svg:stroke-color="#000000" draw:marker-start-width="0.725cm" draw:marker-end-width="0.725cm" draw:stroke-linejoin="round" svg:stroke-linecap="butt" draw:fill="solid" draw:fill-color="#00c8ff" fo:padding-top="0.249cm" fo:padding-bottom="0.249cm" fo:padding-left="0.249cm" fo:padding-right="0.249cm"/>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1cm, 1.18cm, 1.739cm, 1.709cm)" draw:image-opacity="100%" style:mirror="none"/>
    </style:style>
    <style:style style:name="gr55" style:family="graphic" style:parent-style-name="objectwithoutfill">
      <style:graphic-properties svg:stroke-width="0.212cm" svg:stroke-color="#55308d" draw:marker-start-width="0.518cm" draw:marker-end-width="0.518cm" draw:fill="none" draw:textarea-vertical-align="middle" fo:padding-top="0.231cm" fo:padding-bottom="0.231cm" fo:padding-left="0.356cm" fo:padding-right="0.356cm"/>
    </style:style>
    <style:style style:name="gr56" style:family="graphic" style:parent-style-name="objectwithoutfill">
      <style:graphic-properties svg:stroke-width="0.212cm" svg:stroke-color="#5b277d" draw:marker-start-width="0.518cm" draw:marker-end-width="0.518cm" draw:fill="none" draw:textarea-vertical-align="middle" fo:padding-top="0.231cm" fo:padding-bottom="0.231cm" fo:padding-left="0.356cm" fo:padding-right="0.356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solid" svg:stroke-width="0.706cm" svg:stroke-color="#000000" draw:marker-start-width="0.99cm" draw:marker-end-width="0.99cm" draw:stroke-linejoin="round" svg:stroke-linecap="butt" draw:fill="solid" draw:fill-color="#ffffff" fo:padding-top="0.337cm" fo:padding-bottom="0.337cm" fo:padding-left="0.337cm" fo:padding-right="0.337cm"/>
    </style:style>
    <style:style style:name="gr59" style:family="graphic" style:parent-style-name="standard">
      <style:graphic-properties draw:stroke="none" draw:fill-color="#ffffff" draw:textarea-horizontal-align="justify" draw:textarea-vertical-align="middle" draw:auto-grow-height="false" fo:min-height="20.705cm" fo:min-width="3.31cm"/>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100%" draw:gamma="100%" draw:red="0%" draw:green="0%" draw:blue="0%" fo:clip="rect(2.899cm, 1.629cm, 3.316cm, 18.438cm)" draw:image-opacity="100%" style:mirror="none"/>
    </style:style>
    <style:style style:name="gr61" style:family="graphic" style:parent-style-name="objectwithoutfill">
      <style:graphic-properties svg:stroke-width="0.706cm" draw:marker-start-width="1.257cm" draw:marker-end-width="1.257cm" draw:fill="none" draw:textarea-vertical-align="middle" fo:padding-top="0.476cm" fo:padding-bottom="0.476cm" fo:padding-left="0.601cm" fo:padding-right="0.601cm"/>
    </style:style>
    <style:style style:name="gr62" style:family="graphic" style:parent-style-name="objectwithoutfill">
      <style:graphic-properties svg:stroke-width="0.706cm" draw:marker-start-width="1.259cm" draw:marker-end-width="1.259cm" draw:fill="none" draw:textarea-vertical-align="middle" fo:padding-top="0.478cm" fo:padding-bottom="0.478cm" fo:padding-left="0.603cm" fo:padding-right="0.603cm"/>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74cm, 6.097cm, 1.397cm, 1.014cm)" draw:image-opacity="100%" style:mirror="none"/>
    </style:style>
    <style:style style:name="gr64" style:family="graphic" style:parent-style-name="objectwithoutfill">
      <style:graphic-properties svg:stroke-width="0.917cm" svg:stroke-color="#000000" draw:marker-start-width="1.568cm" draw:marker-end-width="1.568cm" draw:fill="none" draw:textarea-vertical-align="middle" fo:padding-top="0.576cm" fo:padding-bottom="0.576cm" fo:padding-left="0.701cm" fo:padding-right="0.701cm"/>
    </style:style>
    <style:style style:name="gr65" style:family="graphic" style:parent-style-name="standard">
      <style:graphic-properties draw:stroke="solid" svg:stroke-width="0.706cm" svg:stroke-color="#000000" draw:marker-start-width="0.99cm" draw:marker-end-width="0.99cm" draw:stroke-linejoin="round" svg:stroke-linecap="butt" draw:fill="solid" draw:fill-color="#ff0000" fo:padding-top="0.337cm" fo:padding-bottom="0.337cm" fo:padding-left="0.337cm" fo:padding-right="0.337cm"/>
    </style:style>
    <style:style style:name="gr66" style:family="graphic" style:parent-style-name="standard">
      <style:graphic-properties draw:stroke="solid" svg:stroke-width="0.706cm" svg:stroke-color="#000000" draw:marker-start-width="0.99cm" draw:marker-end-width="0.99cm" draw:stroke-linejoin="round" svg:stroke-linecap="butt" draw:fill="solid" draw:fill-color="#00c8ff" fo:padding-top="0.337cm" fo:padding-bottom="0.337cm" fo:padding-left="0.337cm" fo:padding-right="0.337cm"/>
    </style:style>
    <style:style style:name="gr67" style:family="graphic" style:parent-style-name="standard">
      <style:graphic-properties draw:stroke="solid" svg:stroke-width="0.706cm" svg:stroke-color="#000000" draw:marker-start-width="0.99cm" draw:marker-end-width="0.99cm" draw:stroke-linejoin="round" svg:stroke-linecap="butt" draw:fill="solid" draw:fill-color="#00a933" fo:padding-top="0.337cm" fo:padding-bottom="0.337cm" fo:padding-left="0.337cm" fo:padding-right="0.337cm"/>
    </style:style>
    <style:style style:name="gr68" style:family="graphic" style:parent-style-name="standard">
      <style:graphic-properties draw:stroke="solid" svg:stroke-width="0.706cm" svg:stroke-color="#000000" draw:marker-start-width="0.99cm" draw:marker-end-width="0.99cm" draw:stroke-linejoin="round" svg:stroke-linecap="butt" draw:fill="solid" draw:fill-color="#ffff00" fo:padding-top="0.337cm" fo:padding-bottom="0.337cm" fo:padding-left="0.337cm" fo:padding-right="0.337cm"/>
    </style:style>
    <style:style style:name="gr69" style:family="graphic" style:parent-style-name="standard">
      <style:graphic-properties draw:stroke="solid" svg:stroke-width="0.706cm" svg:stroke-color="#000000" draw:marker-start-width="0.99cm" draw:marker-end-width="0.99cm" draw:stroke-linejoin="round" svg:stroke-linecap="butt" draw:fill="solid" draw:fill-color="#861141" fo:padding-top="0.337cm" fo:padding-bottom="0.337cm" fo:padding-left="0.337cm" fo:padding-right="0.337cm"/>
    </style:style>
    <style:style style:name="gr70" style:family="graphic" style:parent-style-name="objectwithoutfill">
      <style:graphic-properties svg:stroke-width="0.847cm" draw:marker-start-width="1.47cm" draw:marker-end-width="1.47cm" draw:fill="none" draw:textarea-vertical-align="middle" fo:padding-top="0.548cm" fo:padding-bottom="0.548cm" fo:padding-left="0.673cm" fo:padding-right="0.673cm"/>
    </style:style>
    <style:style style:name="gr71" style:family="graphic" style:parent-style-name="standard">
      <style:graphic-properties draw:stroke="solid" svg:stroke-width="0.882cm" svg:stroke-color="#000000" draw:marker-start-width="1.254cm" draw:marker-end-width="1.254cm" draw:stroke-linejoin="round" svg:stroke-linecap="butt" draw:fill="solid" draw:fill-color="#ffffff" fo:padding-top="0.425cm" fo:padding-bottom="0.425cm" fo:padding-left="0.425cm" fo:padding-right="0.425cm"/>
    </style:style>
    <style:style style:name="gr72" style:family="graphic" style:parent-style-name="standard">
      <style:graphic-properties draw:stroke="none" svg:stroke-width="0.882cm" draw:marker-start-width="1.523cm" draw:marker-end-width="1.523cm" draw:fill-color="#ffffff" draw:textarea-horizontal-align="justify" draw:textarea-vertical-align="middle" draw:auto-grow-height="false" fo:min-height="20.705cm" fo:min-width="6.153cm"/>
    </style:style>
    <style:style style:name="gr73" style:family="graphic" style:parent-style-name="objectwithoutfill">
      <style:graphic-properties svg:stroke-width="0.882cm" draw:marker-start-width="1.521cm" draw:marker-end-width="1.521cm" draw:fill="none" draw:textarea-vertical-align="middle" fo:padding-top="0.564cm" fo:padding-bottom="0.564cm" fo:padding-left="0.689cm" fo:padding-right="0.689cm"/>
    </style:style>
    <style:style style:name="gr74" style:family="graphic" style:parent-style-name="objectwithoutfill">
      <style:graphic-properties svg:stroke-width="0.882cm" draw:marker-start-width="1.523cm" draw:marker-end-width="1.523cm" draw:fill="none" draw:textarea-vertical-align="middle" fo:padding-top="0.566cm" fo:padding-bottom="0.566cm" fo:padding-left="0.691cm" fo:padding-right="0.691cm"/>
    </style:style>
    <style:style style:name="gr75" style:family="graphic" style:parent-style-name="objectwithoutfill">
      <style:graphic-properties svg:stroke-width="0.882cm" svg:stroke-color="#000000" draw:marker-start-width="1.516cm" draw:marker-end-width="1.516cm" draw:fill="none" draw:textarea-vertical-align="middle" fo:padding-top="0.559cm" fo:padding-bottom="0.559cm" fo:padding-left="0.684cm" fo:padding-right="0.684cm"/>
    </style:style>
    <style:style style:name="gr76" style:family="graphic" style:parent-style-name="standard">
      <style:graphic-properties draw:stroke="solid" svg:stroke-width="0.882cm" svg:stroke-color="#000000" draw:marker-start-width="1.254cm" draw:marker-end-width="1.254cm" draw:stroke-linejoin="round" svg:stroke-linecap="butt" draw:fill="solid" draw:fill-color="#ff6d6d" fo:padding-top="0.425cm" fo:padding-bottom="0.425cm" fo:padding-left="0.425cm" fo:padding-right="0.425cm"/>
    </style:style>
    <style:style style:name="gr77" style:family="graphic" style:parent-style-name="standard">
      <style:graphic-properties draw:stroke="solid" svg:stroke-width="0.882cm" svg:stroke-color="#000000" draw:marker-start-width="1.254cm" draw:marker-end-width="1.254cm" draw:stroke-linejoin="round" svg:stroke-linecap="butt" draw:fill="solid" draw:fill-color="#729fcf" fo:padding-top="0.425cm" fo:padding-bottom="0.425cm" fo:padding-left="0.425cm" fo:padding-right="0.425cm"/>
    </style:style>
    <style:style style:name="gr78" style:family="graphic" style:parent-style-name="standard">
      <style:graphic-properties draw:stroke="solid" svg:stroke-width="0.882cm" svg:stroke-color="#000000" draw:marker-start-width="1.254cm" draw:marker-end-width="1.254cm" draw:stroke-linejoin="round" svg:stroke-linecap="butt" draw:fill="solid" draw:fill-color="#77bc65" fo:padding-top="0.425cm" fo:padding-bottom="0.425cm" fo:padding-left="0.425cm" fo:padding-right="0.425cm"/>
    </style:style>
    <style:style style:name="gr79" style:family="graphic" style:parent-style-name="standard">
      <style:graphic-properties draw:stroke="solid" svg:stroke-width="0.882cm" svg:stroke-color="#000000" draw:marker-start-width="1.254cm" draw:marker-end-width="1.254cm" draw:stroke-linejoin="round" svg:stroke-linecap="butt" draw:fill="solid" draw:fill-color="#ffffa6" fo:padding-top="0.425cm" fo:padding-bottom="0.425cm" fo:padding-left="0.425cm" fo:padding-right="0.425cm"/>
    </style:style>
    <style:style style:name="gr80" style:family="graphic" style:parent-style-name="standard">
      <style:graphic-properties draw:stroke="solid" svg:stroke-width="0.882cm" svg:stroke-color="#000000" draw:marker-start-width="1.254cm" draw:marker-end-width="1.254cm" draw:stroke-linejoin="round" svg:stroke-linecap="butt" draw:fill="solid" draw:fill-color="#8e86ae" fo:padding-top="0.425cm" fo:padding-bottom="0.425cm" fo:padding-left="0.425cm" fo:padding-right="0.425cm"/>
    </style:style>
    <style:style style:name="gr81" style:family="graphic" style:parent-style-name="standard">
      <style:graphic-properties draw:stroke="none" draw:fill-color="#b4c7dc" draw:opacity="79%" draw:textarea-vertical-align="middle"/>
    </style:style>
    <style:style style:name="gr82" style:family="graphic" style:parent-style-name="standard">
      <style:graphic-properties svg:stroke-width="0.459cm" svg:stroke-color="#333333" draw:marker-start-width="0.888cm" draw:marker-end-width="0.888cm" draw:fill="solid" draw:fill-color="#ffffff" draw:opacity="88%" draw:textarea-horizontal-align="justify" draw:textarea-vertical-align="middle" draw:auto-grow-height="false" fo:min-height="0.867cm" fo:min-width="0.613cm" fo:padding-top="0.354cm" fo:padding-bottom="0.354cm" fo:padding-left="0.479cm" fo:padding-right="0.479cm"/>
    </style:style>
    <style:style style:name="gr83" style:family="graphic" style:parent-style-name="objectwithoutfill">
      <style:graphic-properties svg:stroke-width="0.459cm" svg:stroke-color="#333333" draw:marker-start-width="0.888cm" draw:marker-end-width="0.888cm" draw:fill="solid" draw:fill-color="#023f62" draw:opacity="88%" draw:textarea-vertical-align="middle" fo:padding-top="0.354cm" fo:padding-bottom="0.354cm" fo:padding-left="0.479cm" fo:padding-right="0.479cm"/>
    </style:style>
    <style:style style:name="gr84" style:family="graphic" style:parent-style-name="standard">
      <style:graphic-properties svg:stroke-width="0.459cm" svg:stroke-color="#333333" draw:marker-start-width="0.888cm" draw:marker-end-width="0.888cm" draw:fill="solid" draw:fill-color="#ff3838" draw:opacity="88%" draw:textarea-horizontal-align="justify" draw:textarea-vertical-align="middle" draw:auto-grow-height="false" fo:min-height="1.91cm" fo:min-width="1.664cm" fo:padding-top="0.354cm" fo:padding-bottom="0.354cm" fo:padding-left="0.479cm" fo:padding-right="0.479cm"/>
    </style:style>
    <style:style style:name="gr85" style:family="graphic" style:parent-style-name="standard">
      <style:graphic-properties svg:stroke-width="0.459cm" svg:stroke-color="#333333" draw:marker-start-width="0.888cm" draw:marker-end-width="0.888cm" draw:fill="solid" draw:fill-color="#ffffff" draw:opacity="100%" draw:textarea-horizontal-align="justify" draw:textarea-vertical-align="middle" draw:auto-grow-height="false" fo:min-height="0.868cm" fo:min-width="0.617cm" fo:padding-top="0.354cm" fo:padding-bottom="0.354cm" fo:padding-left="0.479cm" fo:padding-right="0.479cm"/>
    </style:style>
    <style:style style:name="gr86" style:family="graphic" style:parent-style-name="standard">
      <style:graphic-properties draw:stroke="none" draw:fill-color="#dde8cb" draw:opacity="72%" draw:textarea-vertical-align="middle"/>
    </style:style>
    <style:style style:name="gr87" style:family="graphic" style:parent-style-name="standard">
      <style:graphic-properties draw:stroke="none" draw:fill-color="#ffe994" draw:opacity="72%" draw:textarea-vertical-align="middle"/>
    </style:style>
    <style:style style:name="gr88" style:family="graphic" style:parent-style-name="standard">
      <style:graphic-properties draw:stroke="none" draw:fill-color="#ffaa95" draw:opacity="72%" draw:textarea-vertical-align="middle"/>
    </style:style>
    <style:style style:name="gr89" style:family="graphic" style:parent-style-name="standard">
      <style:graphic-properties svg:stroke-width="0.494cm" svg:stroke-color="#333333" draw:marker-start-width="0.936cm" draw:marker-end-width="0.936cm" draw:fill="solid" draw:fill-color="#ffffff" draw:opacity="88%" draw:textarea-horizontal-align="justify" draw:textarea-vertical-align="middle" draw:auto-grow-height="false" fo:min-height="0.868cm" fo:min-width="0.614cm" fo:padding-top="0.367cm" fo:padding-bottom="0.367cm" fo:padding-left="0.492cm" fo:padding-right="0.492cm"/>
    </style:style>
    <style:style style:name="gr90" style:family="graphic" style:parent-style-name="objectwithoutfill">
      <style:graphic-properties svg:stroke-width="0.494cm" svg:stroke-color="#333333" draw:marker-start-width="0.936cm" draw:marker-end-width="0.936cm" draw:fill="solid" draw:fill-color="#023f62" draw:opacity="88%" draw:textarea-vertical-align="middle" fo:padding-top="0.367cm" fo:padding-bottom="0.367cm" fo:padding-left="0.492cm" fo:padding-right="0.492cm"/>
    </style:style>
    <style:style style:name="gr91" style:family="graphic" style:parent-style-name="standard">
      <style:graphic-properties svg:stroke-width="0.494cm" svg:stroke-color="#333333" draw:marker-start-width="0.936cm" draw:marker-end-width="0.936cm" draw:fill="solid" draw:fill-color="#ff3838" draw:opacity="88%" draw:textarea-horizontal-align="justify" draw:textarea-vertical-align="middle" draw:auto-grow-height="false" fo:min-height="1.91cm" fo:min-width="1.664cm" fo:padding-top="0.367cm" fo:padding-bottom="0.367cm" fo:padding-left="0.492cm" fo:padding-right="0.492cm"/>
    </style:style>
    <style:style style:name="gr92" style:family="graphic" style:parent-style-name="standard">
      <style:graphic-properties svg:stroke-width="0.494cm" svg:stroke-color="#333333" draw:marker-start-width="0.936cm" draw:marker-end-width="0.936cm" draw:fill="solid" draw:fill-color="#ffffff" draw:opacity="100%" draw:textarea-horizontal-align="justify" draw:textarea-vertical-align="middle" draw:auto-grow-height="false" fo:min-height="0.868cm" fo:min-width="0.616cm" fo:padding-top="0.367cm" fo:padding-bottom="0.367cm" fo:padding-left="0.492cm" fo:padding-right="0.492cm"/>
    </style:style>
    <style:style style:name="gr93" style:family="graphic" style:parent-style-name="standard">
      <style:graphic-properties draw:stroke="none" draw:fill-color="#ffffff" draw:opacity="72%" draw:textarea-vertical-align="middle"/>
    </style:style>
    <style:style style:name="gr94" style:family="graphic" style:parent-style-name="standard">
      <style:graphic-properties draw:stroke="none" draw:fill-color="#dee6ef" draw:opacity="72%" draw:textarea-vertical-align="middle"/>
    </style:style>
    <style:style style:name="gr95" style:family="graphic" style:parent-style-name="standard">
      <style:graphic-properties svg:stroke-width="0.635cm" svg:stroke-color="#333333" draw:marker-start-width="1.15cm" draw:marker-end-width="1.15cm" draw:fill="solid" draw:fill-color="#ffffff" draw:opacity="88%" draw:textarea-horizontal-align="justify" draw:textarea-vertical-align="middle" draw:auto-grow-height="false" fo:min-height="1.22cm" fo:min-width="0.966cm" fo:padding-top="0.44cm" fo:padding-bottom="0.44cm" fo:padding-left="0.565cm" fo:padding-right="0.565cm"/>
    </style:style>
    <style:style style:name="gr96" style:family="graphic" style:parent-style-name="objectwithoutfill">
      <style:graphic-properties svg:stroke-width="0.635cm" svg:stroke-color="#333333" draw:marker-start-width="1.15cm" draw:marker-end-width="1.15cm" draw:fill="solid" draw:fill-color="#023f62" draw:opacity="88%" draw:textarea-vertical-align="middle" fo:padding-top="0.44cm" fo:padding-bottom="0.44cm" fo:padding-left="0.565cm" fo:padding-right="0.565cm"/>
    </style:style>
    <style:style style:name="gr97" style:family="graphic" style:parent-style-name="standard">
      <style:graphic-properties svg:stroke-width="0.635cm" svg:stroke-color="#333333" draw:marker-start-width="1.15cm" draw:marker-end-width="1.15cm" draw:fill="solid" draw:fill-color="#ff3838" draw:opacity="88%" draw:textarea-horizontal-align="justify" draw:textarea-vertical-align="middle" draw:auto-grow-height="false" fo:min-height="2.84cm" fo:min-width="2.594cm" fo:padding-top="0.44cm" fo:padding-bottom="0.44cm" fo:padding-left="0.565cm" fo:padding-right="0.565cm"/>
    </style:style>
    <style:style style:name="gr98" style:family="graphic" style:parent-style-name="standard">
      <style:graphic-properties svg:stroke-width="0.635cm" svg:stroke-color="#333333" draw:marker-start-width="1.15cm" draw:marker-end-width="1.15cm" draw:fill="solid" draw:fill-color="#ffffff" draw:opacity="100%" draw:textarea-horizontal-align="justify" draw:textarea-vertical-align="middle" draw:auto-grow-height="false" fo:min-height="1.221cm" fo:min-width="0.971cm" fo:padding-top="0.44cm" fo:padding-bottom="0.44cm" fo:padding-left="0.565cm" fo:padding-right="0.565cm"/>
    </style:style>
    <style:style style:name="gr99" style:family="graphic" style:parent-style-name="standard">
      <style:graphic-properties draw:stroke="solid" svg:stroke-width="1.482cm" svg:stroke-color="#000000" draw:marker-start-width="2.156cm" draw:marker-end-width="2.156cm" draw:stroke-linejoin="round" svg:stroke-linecap="butt" draw:fill="solid" draw:fill-color="#00c8ff" fo:padding-top="0.727cm" fo:padding-bottom="0.727cm" fo:padding-left="0.727cm" fo:padding-right="0.727cm"/>
    </style:style>
    <style:style style:name="gr100" style:family="graphic" style:parent-style-name="standard">
      <style:graphic-properties draw:stroke="solid" svg:stroke-width="1.27cm" svg:stroke-color="#000000" draw:marker-start-width="1.84cm" draw:marker-end-width="1.84cm" draw:stroke-linejoin="round" svg:stroke-linecap="butt" draw:fill="solid" draw:fill-color="#d62e4e" fo:padding-top="0.623cm" fo:padding-bottom="0.623cm" fo:padding-left="0.623cm" fo:padding-right="0.623cm"/>
    </style:style>
    <style:style style:name="gr101" style:family="graphic" style:parent-style-name="standard">
      <style:graphic-properties draw:stroke="none" svg:stroke-color="#000000" draw:fill="none" draw:fill-color="#ffffff" draw:textarea-horizontal-align="left" draw:auto-grow-height="true" draw:auto-grow-width="false" fo:min-height="8.738cm" fo:min-width="0cm"/>
      <style:paragraph-properties style:writing-mode="lr-tb"/>
    </style:style>
    <style:style style:name="gr102" style:family="graphic" style:parent-style-name="standard">
      <style:graphic-properties draw:stroke="none" draw:fill="none" fo:min-height="8.243cm"/>
      <style:paragraph-properties style:writing-mode="lr-tb"/>
    </style:style>
    <style:style style:name="gr103" style:family="graphic" style:parent-style-name="standard">
      <style:graphic-properties draw:stroke="none" draw:fill="none" fo:min-height="8.244cm"/>
      <style:paragraph-properties style:writing-mode="lr-tb"/>
    </style:style>
    <style:style style:name="gr104" style:family="graphic" style:parent-style-name="standard">
      <style:graphic-properties draw:stroke="solid" svg:stroke-width="1.129cm" svg:stroke-color="#000000" draw:marker-start-width="1.882cm" draw:marker-end-width="1.882cm" draw:fill-color="#ffd8ce" draw:textarea-horizontal-align="justify" draw:textarea-vertical-align="middle" draw:auto-grow-height="false" fo:min-height="3.248cm" fo:min-width="7.462cm" fo:padding-top="0.678cm" fo:padding-bottom="0.678cm" fo:padding-left="0.803cm" fo:padding-right="0.803cm"/>
    </style:style>
    <style:style style:name="gr105" style:family="graphic" style:parent-style-name="standard">
      <style:graphic-properties svg:stroke-color="#000000" draw:fill-color="#000000" draw:textarea-vertical-align="middle"/>
    </style:style>
    <style:style style:name="gr106" style:family="graphic" style:parent-style-name="standard">
      <style:graphic-properties svg:stroke-color="#ffffff" draw:fill-color="#ffffff" draw:textarea-horizontal-align="justify" draw:textarea-vertical-align="middle" draw:auto-grow-height="false" fo:min-height="19.435cm" fo:min-width="0.5cm"/>
    </style:style>
    <style:style style:name="gr107" style:family="graphic" style:parent-style-name="standard">
      <style:graphic-properties draw:stroke="solid" svg:stroke-width="1.129cm" svg:stroke-color="#000000" draw:marker-start-width="1.882cm" draw:marker-end-width="1.882cm" draw:fill-color="#ffd8ce" draw:textarea-horizontal-align="justify" draw:textarea-vertical-align="middle" draw:auto-grow-height="false" fo:min-height="2.47cm" fo:min-width="8.039cm" fo:padding-top="0.678cm" fo:padding-bottom="0.678cm" fo:padding-left="0.803cm" fo:padding-right="0.803cm"/>
    </style:style>
    <style:style style:name="gr108" style:family="graphic" style:parent-style-name="standard">
      <style:graphic-properties draw:stroke="solid" svg:stroke-width="1.764cm" svg:stroke-color="#000000" draw:marker-start-width="2.592cm" draw:marker-end-width="2.592cm" draw:stroke-linejoin="round" svg:stroke-linecap="butt" draw:fill="solid" draw:fill-color="#00c8ff" fo:padding-top="0.869cm" fo:padding-bottom="0.869cm" fo:padding-left="0.869cm" fo:padding-right="0.869cm"/>
    </style:style>
    <style:style style:name="gr109" style:family="graphic" style:parent-style-name="objectwithoutfill">
      <style:graphic-properties svg:stroke-width="1.764cm" svg:stroke-color="#00c8ff" draw:marker-start-width="2.845cm" draw:marker-end-width="2.845cm" draw:fill="none" draw:textarea-vertical-align="middle" fo:padding-top="1.006cm" fo:padding-bottom="1.006cm" fo:padding-left="1.131cm" fo:padding-right="1.131cm"/>
    </style:style>
    <style:style style:name="gr110" style:family="graphic" style:parent-style-name="standard">
      <style:graphic-properties draw:stroke="none" svg:stroke-width="1.764cm" draw:marker-start-width="2.844cm" draw:marker-end-width="2.844cm" draw:fill-color="#00c8ff" draw:textarea-horizontal-align="justify" draw:textarea-vertical-align="middle" draw:auto-grow-height="false" fo:min-height="0.875cm" fo:min-width="0.87cm"/>
    </style:style>
    <style:style style:name="gr111" style:family="graphic" style:parent-style-name="standard">
      <style:graphic-properties draw:stroke="none" svg:stroke-width="1.764cm" draw:marker-start-width="2.844cm" draw:marker-end-width="2.844cm" draw:fill-color="#00c8ff" draw:textarea-horizontal-align="justify" draw:textarea-vertical-align="middle" draw:auto-grow-height="false" fo:min-height="0.816cm" fo:min-width="1.232cm"/>
    </style:style>
    <style:style style:name="gr112" style:family="graphic" style:parent-style-name="objectwithoutfill">
      <style:graphic-properties svg:stroke-width="1.058cm" svg:stroke-color="#000000" draw:marker-start-width="1.787cm" draw:marker-end-width="1.787cm" draw:fill="none" draw:textarea-vertical-align="middle" fo:padding-top="0.654cm" fo:padding-bottom="0.654cm" fo:padding-left="0.779cm" fo:padding-right="0.779cm"/>
    </style:style>
    <style:style style:name="gr113" style:family="graphic" style:parent-style-name="standard">
      <style:graphic-properties draw:stroke="solid" svg:stroke-width="1.27cm" svg:stroke-color="#000000" draw:marker-start-width="1.84cm" draw:marker-end-width="1.84cm" draw:stroke-linejoin="round" svg:stroke-linecap="butt" draw:fill="solid" draw:fill-color="#5983b0" fo:padding-top="0.623cm" fo:padding-bottom="0.623cm" fo:padding-left="0.623cm" fo:padding-right="0.623cm"/>
    </style:style>
    <style:style style:name="gr114" style:family="graphic" style:parent-style-name="standard">
      <style:graphic-properties draw:stroke="solid" svg:stroke-width="1.27cm" svg:stroke-color="#000000" draw:marker-start-width="1.84cm" draw:marker-end-width="1.84cm" draw:stroke-linejoin="round" svg:stroke-linecap="butt" draw:fill="solid" draw:fill-color="#ffffff" fo:padding-top="0.623cm" fo:padding-bottom="0.623cm" fo:padding-left="0.623cm" fo:padding-right="0.623cm"/>
    </style:style>
    <style:style style:name="gr115" style:family="graphic" style:parent-style-name="objectwithoutfill">
      <style:graphic-properties svg:stroke-width="2.822cm" svg:stroke-color="#000000" draw:marker-start="Rounded_20_short_20_Arrow" draw:marker-start-width="4.433cm" draw:marker-end="Rounded_20_short_20_Arrow" draw:marker-end-width="4.433cm" draw:fill="none" draw:textarea-vertical-align="middle" fo:padding-top="1.536cm" fo:padding-bottom="1.536cm" fo:padding-left="1.661cm" fo:padding-right="1.661cm"/>
    </style:style>
    <style:style style:name="gr116" style:family="graphic" style:parent-style-name="standard">
      <style:graphic-properties draw:stroke="solid" svg:stroke-width="1.764cm" svg:stroke-color="#000000" draw:marker-start-width="2.576cm" draw:marker-end-width="2.576cm" draw:stroke-linejoin="round" svg:stroke-linecap="butt" draw:fill="solid" draw:fill-color="#00c8ff" fo:padding-top="0.865cm" fo:padding-bottom="0.865cm" fo:padding-left="0.865cm" fo:padding-right="0.865cm"/>
    </style:style>
    <style:style style:name="gr117" style:family="graphic" style:parent-style-name="objectwithoutfill">
      <style:graphic-properties svg:stroke-width="1.058cm" svg:stroke-color="#ff0000" draw:marker-start="Rounded_20_short_20_Arrow" draw:marker-start-width="1.788cm" draw:marker-end="Rounded_20_short_20_Arrow" draw:marker-end-width="1.788cm" draw:fill="none" draw:textarea-vertical-align="middle" fo:padding-top="0.655cm" fo:padding-bottom="0.655cm" fo:padding-left="0.78cm" fo:padding-right="0.78cm"/>
    </style:style>
    <style:style style:name="gr118" style:family="graphic" style:parent-style-name="objectwithoutfill">
      <style:graphic-properties draw:stroke="solid" svg:stroke-width="3.175cm" svg:stroke-color="#000000" draw:marker-start-width="4.961cm" draw:marker-end-width="4.961cm" draw:fill="none" draw:textarea-vertical-align="middle" fo:padding-top="1.711cm" fo:padding-bottom="1.711cm" fo:padding-left="1.836cm" fo:padding-right="1.836cm"/>
    </style:style>
    <style:style style:name="gr119" style:family="graphic" style:parent-style-name="objectwithoutfill">
      <style:graphic-properties svg:stroke-width="1.058cm" svg:stroke-color="#00c8ff" draw:marker-start-width="1.787cm" draw:marker-end-width="1.787cm" draw:fill="none" draw:textarea-vertical-align="middle" fo:padding-top="0.654cm" fo:padding-bottom="0.654cm" fo:padding-left="0.779cm" fo:padding-right="0.779cm"/>
    </style:style>
    <style:style style:name="gr120" style:family="graphic" style:parent-style-name="objectwithoutfill">
      <style:graphic-properties svg:stroke-width="1.764cm" svg:stroke-color="#ff0000" draw:marker-start="Rounded_20_short_20_Arrow" draw:marker-start-width="2.846cm" draw:marker-end="Rounded_20_short_20_Arrow" draw:marker-end-width="2.846cm" draw:fill="none" draw:textarea-vertical-align="middle" fo:padding-top="1.007cm" fo:padding-bottom="1.007cm" fo:padding-left="1.132cm" fo:padding-right="1.132cm"/>
    </style:style>
    <style:style style:name="gr121" style:family="graphic" style:parent-style-name="standard">
      <style:graphic-properties draw:stroke="solid" svg:stroke-width="1.27cm" svg:stroke-color="#000000" draw:marker-start-width="1.834cm" draw:marker-end-width="1.834cm" draw:stroke-linejoin="round" svg:stroke-linecap="butt" draw:fill="solid" draw:fill-color="#333333" fo:padding-top="0.617cm" fo:padding-bottom="0.617cm" fo:padding-left="0.617cm" fo:padding-right="0.617cm"/>
    </style:style>
    <style:style style:name="gr122" style:family="graphic" style:parent-style-name="standard">
      <style:graphic-properties draw:stroke="solid" svg:stroke-width="1.27cm" svg:stroke-color="#000000" draw:marker-start-width="1.84cm" draw:marker-end-width="1.84cm" draw:stroke-linejoin="round" svg:stroke-linecap="butt" draw:fill="solid" draw:fill-color="#333333" fo:padding-top="0.623cm" fo:padding-bottom="0.623cm" fo:padding-left="0.623cm" fo:padding-right="0.623cm"/>
    </style:style>
    <style:style style:name="gr123" style:family="graphic" style:parent-style-name="standard">
      <style:graphic-properties draw:stroke="none" draw:fill-color="#00c8ff" draw:textarea-horizontal-align="justify" draw:textarea-vertical-align="middle" draw:auto-grow-height="false" fo:min-height="0.875cm" fo:min-width="0.385cm"/>
    </style:style>
    <style:style style:name="gr124" style:family="graphic" style:parent-style-name="standard">
      <style:graphic-properties draw:stroke="none" draw:fill-color="#00c8ff" draw:textarea-horizontal-align="justify" draw:textarea-vertical-align="middle" draw:auto-grow-height="false" fo:min-height="0.816cm" fo:min-width="0.833cm"/>
    </style:style>
    <style:style style:name="gr125" style:family="graphic" style:parent-style-name="standard">
      <style:graphic-properties draw:stroke="solid" svg:stroke-width="1.129cm" svg:stroke-color="#000000" draw:marker-start-width="1.882cm" draw:marker-end-width="1.882cm" draw:fill-color="#ff0000" draw:textarea-horizontal-align="justify" draw:textarea-vertical-align="middle" draw:auto-grow-height="false" fo:min-height="2.47cm" fo:min-width="8.039cm" fo:padding-top="0.678cm" fo:padding-bottom="0.678cm" fo:padding-left="0.803cm" fo:padding-right="0.803cm"/>
    </style:style>
    <style:style style:name="gr126" style:family="graphic" style:parent-style-name="objectwithoutfill">
      <style:graphic-properties svg:stroke-width="2.469cm" svg:stroke-color="#111111" draw:marker-start-width="3.903cm" draw:marker-end-width="3.903cm" draw:fill="none" draw:textarea-vertical-align="middle" fo:padding-top="1.359cm" fo:padding-bottom="1.359cm" fo:padding-left="1.484cm" fo:padding-right="1.484cm"/>
    </style:style>
    <style:style style:name="gr127" style:family="graphic" style:parent-style-name="standard">
      <style:graphic-properties draw:stroke="solid" svg:stroke-width="1.129cm" svg:stroke-color="#000000" draw:marker-start-width="1.882cm" draw:marker-end-width="1.882cm" draw:fill-color="#e327ff" draw:textarea-horizontal-align="justify" draw:textarea-vertical-align="middle" draw:auto-grow-height="false" fo:min-height="1.522cm" fo:min-width="6.408cm" fo:padding-top="0.678cm" fo:padding-bottom="0.678cm" fo:padding-left="0.803cm" fo:padding-right="0.803cm"/>
    </style:style>
    <style:style style:name="gr128" style:family="graphic" style:parent-style-name="standard">
      <style:graphic-properties draw:stroke="solid" svg:stroke-width="1.27cm" svg:stroke-color="#000000" draw:marker-start-width="1.84cm" draw:marker-end-width="1.84cm" draw:stroke-linejoin="round" svg:stroke-linecap="butt" draw:fill="solid" draw:fill-color="#808080" fo:padding-top="0.623cm" fo:padding-bottom="0.623cm" fo:padding-left="0.623cm" fo:padding-right="0.623cm"/>
    </style:style>
    <style:style style:name="gr129" style:family="graphic" style:parent-style-name="standard">
      <style:graphic-properties draw:stroke="solid" svg:stroke-width="1.27cm" svg:stroke-color="#000000" draw:marker-start-width="1.84cm" draw:marker-end-width="1.84cm" draw:stroke-linejoin="round" svg:stroke-linecap="butt" draw:fill="solid" draw:fill-color="#666666" fo:padding-top="0.623cm" fo:padding-bottom="0.623cm" fo:padding-left="0.623cm" fo:padding-right="0.623cm"/>
    </style:style>
    <style:style style:name="gr130" style:family="graphic" style:parent-style-name="standard">
      <style:graphic-properties draw:stroke="none" svg:stroke-color="#9900ff" draw:fill="none" draw:fill-color="#ffffff" draw:textarea-horizontal-align="left" draw:auto-grow-height="true" draw:auto-grow-width="true" fo:min-height="29.093cm" fo:min-width="22.439cm" draw:shadow="visible" draw:shadow-offset-x="0.635cm" draw:shadow-offset-y="0.635cm" draw:shadow-color="#000000" draw:shadow-opacity="100%"/>
      <style:paragraph-properties style:writing-mode="lr-tb"/>
    </style:style>
    <style:style style:name="gr131" style:family="graphic" style:parent-style-name="standard">
      <style:graphic-properties draw:stroke="solid" svg:stroke-width="1.27cm" svg:stroke-color="#000000" draw:marker-start-width="1.84cm" draw:marker-end-width="1.84cm" draw:stroke-linejoin="round" svg:stroke-linecap="butt" draw:fill="solid" draw:fill-color="#00c8ff" draw:opacity="100%" fo:padding-top="0.623cm" fo:padding-bottom="0.623cm" fo:padding-left="0.623cm" fo:padding-right="0.623cm"/>
    </style:style>
    <style:style style:name="gr132" style:family="graphic" style:parent-style-name="standard">
      <style:graphic-properties draw:stroke="none" draw:fill="none" fo:min-height="31.755cm" draw:shadow="visible" draw:shadow-offset-x="0.635cm" draw:shadow-offset-y="0.635cm" draw:shadow-color="#111111" draw:shadow-opacity="100%"/>
      <style:paragraph-properties style:writing-mode="lr-tb"/>
    </style:style>
    <style:style style:name="gr133" style:family="graphic" style:parent-style-name="standard">
      <style:graphic-properties draw:stroke="none" draw:fill="none" fo:min-height="28.226cm"/>
      <style:paragraph-properties style:writing-mode="lr-tb"/>
    </style:style>
    <style:style style:name="gr134" style:family="graphic" style:parent-style-name="standard">
      <style:graphic-properties svg:stroke-width="1.905cm" svg:stroke-color="#000000" draw:marker-start-width="3.048cm" draw:marker-end-width="3.048cm" draw:fill="solid" draw:fill-color="#3465a4" draw:textarea-vertical-align="middle" fo:padding-top="1.068cm" fo:padding-bottom="1.068cm" fo:padding-left="1.193cm" fo:padding-right="1.193cm"/>
    </style:style>
    <style:style style:name="gr135" style:family="graphic" style:parent-style-name="standard">
      <style:graphic-properties svg:stroke-width="1.764cm" svg:stroke-color="#000000" draw:marker-start-width="2.846cm" draw:marker-end-width="2.846cm" draw:fill="none" draw:textarea-horizontal-align="justify" draw:textarea-vertical-align="middle" draw:auto-grow-height="false" fo:padding-top="1.007cm" fo:padding-bottom="1.007cm" fo:padding-left="1.132cm" fo:padding-right="1.132cm"/>
    </style:style>
    <style:style style:name="gr136" style:family="graphic" style:parent-style-name="standard">
      <style:graphic-properties draw:stroke="solid" svg:stroke-width="1.058cm" svg:stroke-color="#000000" draw:marker-start-width="1.787cm" draw:marker-end-width="1.787cm" draw:fill="solid" draw:fill-color="#3465a4" draw:textarea-horizontal-align="justify" draw:textarea-vertical-align="middle" draw:auto-grow-height="false" fo:min-height="1.984cm" fo:min-width="1.734cm" fo:padding-top="0.654cm" fo:padding-bottom="0.654cm" fo:padding-left="0.779cm" fo:padding-right="0.779cm"/>
    </style:style>
    <style:style style:name="gr137" style:family="graphic" style:parent-style-name="standard">
      <style:graphic-properties draw:stroke="none" draw:fill="solid" draw:fill-color="#ffffff" draw:textarea-horizontal-align="justify" draw:textarea-vertical-align="middle" draw:auto-grow-height="false" fo:min-height="22.61cm" fo:min-width="6.628cm"/>
    </style:style>
    <style:style style:name="gr138" style:family="graphic" style:parent-style-name="standard">
      <style:graphic-properties draw:stroke="none" draw:fill="solid" draw:fill-color="#ffffff" draw:textarea-horizontal-align="justify" draw:textarea-vertical-align="middle" draw:auto-grow-height="false"/>
    </style:style>
    <style:style style:name="gr139" style:family="graphic" style:parent-style-name="standard">
      <style:graphic-properties svg:stroke-width="1.764cm" svg:stroke-color="#1c1c1c" draw:marker-start-width="2.846cm" draw:marker-end-width="2.846cm" draw:fill="none" draw:fill-color="#cccccc" draw:textarea-horizontal-align="justify" draw:textarea-vertical-align="middle" draw:auto-grow-height="false" fo:min-height="20.491cm" fo:min-width="19.255cm" fo:padding-top="1.007cm" fo:padding-bottom="1.007cm" fo:padding-left="1.132cm" fo:padding-right="1.132cm"/>
    </style:style>
    <style:style style:name="gr140" style:family="graphic" style:parent-style-name="standard">
      <style:graphic-properties draw:stroke="none" svg:stroke-color="#000000" draw:fill="none" draw:fill-color="#ffffff" draw:textarea-horizontal-align="left" draw:auto-grow-height="true" draw:auto-grow-width="false" fo:min-height="24.11cm" fo:min-width="0cm"/>
      <style:paragraph-properties style:writing-mode="lr-tb"/>
    </style:style>
    <style:style style:name="gr141" style:family="graphic" style:parent-style-name="standard">
      <style:graphic-properties draw:stroke="solid" svg:stroke-width="1.764cm" svg:stroke-color="#000000" draw:marker-start-width="2.846cm" draw:marker-end-width="2.846cm" draw:fill="solid" draw:fill-color="#ff0000" draw:textarea-vertical-align="middle" fo:padding-top="1.007cm" fo:padding-bottom="1.007cm" fo:padding-left="1.132cm" fo:padding-right="1.132cm"/>
    </style:style>
    <style:style style:name="gr142" style:family="graphic" style:parent-style-name="standard">
      <style:graphic-properties svg:stroke-width="1.058cm" svg:stroke-color="#000000" draw:marker-start-width="1.787cm" draw:marker-end-width="1.787cm" draw:fill="solid" draw:fill-color="#ff0000" draw:textarea-horizontal-align="justify" draw:textarea-vertical-align="middle" draw:auto-grow-height="false" fo:min-height="1.926cm" fo:min-width="1.676cm" fo:padding-top="0.654cm" fo:padding-bottom="0.654cm" fo:padding-left="0.779cm" fo:padding-right="0.779cm"/>
    </style:style>
    <style:style style:name="gr143" style:family="graphic" style:parent-style-name="objectwithoutfill">
      <style:graphic-properties draw:stroke="solid" svg:stroke-width="1.058cm" draw:marker-start-width="1.787cm" draw:marker-end-width="1.787cm" draw:fill="none" draw:textarea-vertical-align="middle" fo:padding-top="0.654cm" fo:padding-bottom="0.654cm" fo:padding-left="0.779cm" fo:padding-right="0.779cm"/>
    </style:style>
    <style:style style:name="gr144" style:family="graphic" style:parent-style-name="standard">
      <style:graphic-properties svg:stroke-width="1.764cm" svg:stroke-color="#000000" draw:marker-start-width="2.847cm" draw:marker-end-width="2.847cm" draw:fill="solid" draw:fill-color="#ffbf00" draw:textarea-vertical-align="middle" fo:padding-top="1.008cm" fo:padding-bottom="1.008cm" fo:padding-left="1.133cm" fo:padding-right="1.133cm"/>
    </style:style>
    <style:style style:name="gr145" style:family="graphic" style:parent-style-name="standard">
      <style:graphic-properties draw:stroke="solid" svg:stroke-width="1.764cm" svg:stroke-color="#000000" draw:marker-start-width="2.846cm" draw:marker-end-width="2.846cm" draw:fill="none" draw:textarea-horizontal-align="justify" draw:textarea-vertical-align="middle" draw:auto-grow-height="false" fo:min-height="20.55cm" fo:min-width="20.3cm" fo:padding-top="1.007cm" fo:padding-bottom="1.007cm" fo:padding-left="1.132cm" fo:padding-right="1.132cm"/>
    </style:style>
    <style:style style:name="gr146" style:family="graphic" style:parent-style-name="standard">
      <style:graphic-properties draw:stroke="solid" svg:stroke-width="1.058cm" svg:stroke-color="#000000" draw:marker-start-width="1.787cm" draw:marker-end-width="1.787cm" draw:fill="solid" draw:fill-color="#ffbf00" draw:textarea-horizontal-align="justify" draw:textarea-vertical-align="middle" draw:auto-grow-height="false" fo:min-height="1.984cm" fo:min-width="1.734cm" fo:padding-top="0.654cm" fo:padding-bottom="0.654cm" fo:padding-left="0.779cm" fo:padding-right="0.779cm"/>
    </style:style>
    <style:style style:name="gr147" style:family="graphic" style:parent-style-name="standard">
      <style:graphic-properties draw:stroke="solid" svg:stroke-width="1.764cm" svg:stroke-color="#000000" draw:marker-start-width="2.845cm" draw:marker-end-width="2.845cm" draw:fill="none" draw:textarea-horizontal-align="justify" draw:textarea-vertical-align="middle" draw:auto-grow-height="false" fo:min-height="20.448cm" fo:min-width="20.198cm" fo:padding-top="1.006cm" fo:padding-bottom="1.006cm" fo:padding-left="1.131cm" fo:padding-right="1.131cm"/>
    </style:style>
    <style:style style:name="gr148" style:family="graphic" style:parent-style-name="standard">
      <style:graphic-properties draw:stroke="solid" svg:stroke-width="1.058cm" svg:stroke-color="#000000" draw:marker-start-width="1.787cm" draw:marker-end-width="1.787cm" draw:fill="solid" draw:fill-color="#00a933" draw:textarea-horizontal-align="justify" draw:textarea-vertical-align="middle" draw:auto-grow-height="false" fo:min-height="1.984cm" fo:min-width="1.734cm" fo:padding-top="0.654cm" fo:padding-bottom="0.654cm" fo:padding-left="0.779cm" fo:padding-right="0.779cm"/>
    </style:style>
    <style:style style:name="gr149" style:family="graphic" style:parent-style-name="standard">
      <style:graphic-properties draw:stroke="none" draw:fill="solid" draw:fill-color="#ffffff" draw:textarea-horizontal-align="justify" draw:textarea-vertical-align="middle" draw:auto-grow-height="false" fo:min-height="10.492cm" fo:min-width="30.234cm"/>
    </style:style>
    <style:style style:name="gr150" style:family="graphic" style:parent-style-name="standard">
      <style:graphic-properties svg:stroke-width="1.764cm" svg:stroke-color="#000000" draw:marker-start-width="2.838cm" draw:marker-end-width="2.838cm" draw:fill-color="#00a933" draw:textarea-vertical-align="middle" fo:padding-top="0.999cm" fo:padding-bottom="0.999cm" fo:padding-left="1.124cm" fo:padding-right="1.124cm"/>
    </style:style>
    <style:style style:name="gr151" style:family="graphic" style:parent-style-name="standard">
      <style:graphic-properties svg:stroke-width="1.058cm" svg:stroke-color="#000000" draw:marker-start-width="1.787cm" draw:marker-end-width="1.787cm" draw:fill="solid" draw:fill-color="#800080" draw:textarea-horizontal-align="justify" draw:textarea-vertical-align="middle" draw:auto-grow-height="false" fo:min-height="1.926cm" fo:min-width="1.676cm" fo:padding-top="0.654cm" fo:padding-bottom="0.654cm" fo:padding-left="0.779cm" fo:padding-right="0.779cm"/>
    </style:style>
    <style:style style:name="gr152" style:family="graphic" style:parent-style-name="standard">
      <style:graphic-properties draw:stroke="none" svg:stroke-width="1.764cm" draw:marker-start-width="2.846cm" draw:marker-end-width="2.846cm" draw:fill="solid" draw:fill-color="#ffffff" draw:textarea-horizontal-align="justify" draw:textarea-vertical-align="middle" draw:auto-grow-height="false" fo:min-height="26.039cm" fo:min-width="7.89cm"/>
    </style:style>
    <style:style style:name="gr153" style:family="graphic" style:parent-style-name="standard">
      <style:graphic-properties draw:stroke="none" draw:fill="solid" draw:fill-color="#ffffff" draw:textarea-horizontal-align="justify" draw:textarea-vertical-align="middle" draw:auto-grow-height="false" fo:min-height="11cm" fo:min-width="30.234cm"/>
    </style:style>
    <style:style style:name="gr154" style:family="graphic" style:parent-style-name="standard">
      <style:graphic-properties svg:stroke-width="1.764cm" svg:stroke-color="#000000" draw:marker-start-width="2.838cm" draw:marker-end-width="2.838cm" draw:fill-color="#800080" draw:textarea-vertical-align="middle" fo:padding-top="0.999cm" fo:padding-bottom="0.999cm" fo:padding-left="1.124cm" fo:padding-right="1.124cm"/>
    </style:style>
    <style:style style:name="gr155" style:family="graphic" style:parent-style-name="standard">
      <style:graphic-properties svg:stroke-width="1.058cm" svg:stroke-color="#000000" draw:marker-start-width="1.787cm" draw:marker-end-width="1.787cm" draw:fill="solid" draw:fill-color="#876900" draw:textarea-horizontal-align="justify" draw:textarea-vertical-align="middle" draw:auto-grow-height="false" fo:min-height="1.926cm" fo:min-width="1.676cm" fo:padding-top="0.654cm" fo:padding-bottom="0.654cm" fo:padding-left="0.779cm" fo:padding-right="0.779cm"/>
    </style:style>
    <style:style style:name="gr156" style:family="graphic" style:parent-style-name="standard">
      <style:graphic-properties svg:stroke-width="1.764cm" svg:stroke-color="#000000" draw:marker-start-width="2.838cm" draw:marker-end-width="2.838cm" draw:fill-color="#876900" draw:textarea-vertical-align="middle" fo:padding-top="0.999cm" fo:padding-bottom="0.999cm" fo:padding-left="1.124cm" fo:padding-right="1.124cm"/>
    </style:style>
    <style:style style:name="gr157" style:family="graphic" style:parent-style-name="standard">
      <style:graphic-properties draw:stroke="solid" svg:stroke-width="1.764cm" svg:stroke-color="#000000" draw:marker-start-width="2.845cm" draw:marker-end-width="2.845cm" draw:fill="solid" draw:fill-color="#ffffff" draw:textarea-horizontal-align="justify" draw:textarea-vertical-align="middle" draw:auto-grow-height="false" fo:min-height="19.986cm" fo:min-width="19.738cm" fo:padding-top="1.006cm" fo:padding-bottom="1.006cm" fo:padding-left="1.131cm" fo:padding-right="1.131cm"/>
    </style:style>
    <style:style style:name="gr158" style:family="graphic" style:parent-style-name="standard">
      <style:graphic-properties draw:stroke="solid" svg:stroke-width="1.058cm" svg:stroke-color="#000000" draw:marker-start-width="1.787cm" draw:marker-end-width="1.787cm" draw:fill="solid" draw:fill-color="#763b00" draw:textarea-horizontal-align="justify" draw:textarea-vertical-align="middle" draw:auto-grow-height="false" fo:min-height="1.926cm" fo:min-width="1.676cm" fo:padding-top="0.654cm" fo:padding-bottom="0.654cm" fo:padding-left="0.779cm" fo:padding-right="0.779cm"/>
    </style:style>
    <style:style style:name="gr159" style:family="graphic" style:parent-style-name="standard">
      <style:graphic-properties svg:stroke-width="1.764cm" svg:stroke-color="#000000" draw:marker-start-width="2.838cm" draw:marker-end-width="2.838cm" draw:fill="solid" draw:fill-color="#763b00" draw:textarea-vertical-align="middle" fo:padding-top="0.999cm" fo:padding-bottom="0.999cm" fo:padding-left="1.124cm" fo:padding-right="1.124cm"/>
    </style:style>
    <style:style style:name="gr160" style:family="graphic" style:parent-style-name="standard">
      <style:graphic-properties svg:stroke-width="1.764cm" svg:stroke-color="#000000" draw:marker-start-width="2.838cm" draw:marker-end-width="2.838cm" draw:fill-color="#8e86ae" draw:textarea-vertical-align="middle" fo:padding-top="0.999cm" fo:padding-bottom="0.999cm" fo:padding-left="1.124cm" fo:padding-right="1.124cm"/>
    </style:style>
    <style:style style:name="gr161" style:family="graphic" style:parent-style-name="standard">
      <style:graphic-properties svg:stroke-width="1.058cm" svg:stroke-color="#000000" draw:marker-start-width="1.787cm" draw:marker-end-width="1.787cm" draw:fill="solid" draw:fill-color="#8e86ae" draw:textarea-horizontal-align="justify" draw:textarea-vertical-align="middle" draw:auto-grow-height="false" fo:min-height="1.926cm" fo:min-width="1.676cm" fo:padding-top="0.654cm" fo:padding-bottom="0.654cm" fo:padding-left="0.779cm" fo:padding-right="0.779cm"/>
    </style:style>
    <style:style style:name="gr162" style:family="graphic" style:parent-style-name="standard">
      <style:graphic-properties draw:stroke="none" svg:stroke-width="1.764cm" draw:marker-start-width="2.846cm" draw:marker-end-width="2.846cm" draw:fill="solid" draw:fill-color="#0000ff" draw:textarea-horizontal-align="justify" draw:textarea-vertical-align="middle" draw:auto-grow-height="false" fo:min-height="26.039cm" fo:min-width="27.956cm"/>
    </style:style>
    <style:style style:name="gr163" style:family="graphic" style:parent-style-name="objectwithoutfill">
      <style:graphic-properties draw:stroke="solid" svg:stroke-width="1.058cm" draw:marker-start-width="1.787cm" draw:marker-end-width="1.787cm" draw:fill="solid" draw:fill-color="#ffffff" draw:textarea-vertical-align="middle" fo:padding-top="0.654cm" fo:padding-bottom="0.654cm" fo:padding-left="0.779cm" fo:padding-right="0.779cm"/>
    </style:style>
    <style:style style:name="gr164" style:family="graphic" style:parent-style-name="standard">
      <style:graphic-properties svg:stroke-width="1.764cm" svg:stroke-color="#000000" draw:marker-start-width="2.838cm" draw:marker-end-width="2.838cm" draw:fill="solid" draw:fill-color="#ffffff" draw:textarea-vertical-align="middle" fo:padding-top="0.999cm" fo:padding-bottom="0.999cm" fo:padding-left="1.124cm" fo:padding-right="1.124cm"/>
    </style:style>
    <style:style style:name="gr165" style:family="graphic" style:parent-style-name="standard">
      <style:graphic-properties svg:stroke-width="1.058cm" svg:stroke-color="#000000" draw:marker-start-width="1.787cm" draw:marker-end-width="1.787cm" draw:fill="solid" draw:fill-color="#ffffff" draw:textarea-horizontal-align="justify" draw:textarea-vertical-align="middle" draw:auto-grow-height="false" fo:min-height="1.926cm" fo:min-width="1.676cm" fo:padding-top="0.654cm" fo:padding-bottom="0.654cm" fo:padding-left="0.779cm" fo:padding-right="0.779cm"/>
    </style:style>
    <style:style style:name="gr166" style:family="graphic" style:parent-style-name="standard">
      <style:graphic-properties svg:stroke-width="2.1cm" svg:stroke-color="#000000" draw:marker-start-width="3.35cm" draw:marker-end-width="3.35cm" draw:fill="solid" draw:fill-color="#cc0000" draw:textarea-horizontal-align="justify" draw:textarea-vertical-align="middle" draw:auto-grow-height="false" fo:min-height="4.405cm" fo:min-width="4.155cm" fo:padding-top="1.175cm" fo:padding-bottom="1.175cm" fo:padding-left="1.3cm" fo:padding-right="1.3cm"/>
    </style:style>
    <style:style style:name="gr167" style:family="graphic" style:parent-style-name="objectwithoutfill">
      <style:graphic-properties svg:stroke-width="1.5cm" draw:marker-start-width="2.45cm" draw:marker-end-width="2.45cm" draw:fill="none" draw:textarea-vertical-align="middle" fo:padding-top="0.875cm" fo:padding-bottom="0.875cm" fo:padding-left="1cm" fo:padding-right="1cm"/>
    </style:style>
    <style:style style:name="gr168" style:family="graphic" style:parent-style-name="standard">
      <style:graphic-properties svg:stroke-width="1cm" svg:stroke-color="#000000" draw:marker-start-width="1.7cm" draw:marker-end-width="1.7cm" draw:fill="solid" draw:fill-color="#cc0000" draw:textarea-horizontal-align="justify" draw:textarea-vertical-align="middle" draw:auto-grow-height="false" fo:min-height="3.415cm" fo:min-width="14.123cm" fo:padding-top="0.625cm" fo:padding-bottom="0.625cm" fo:padding-left="0.75cm" fo:padding-right="0.75cm"/>
    </style:style>
    <style:style style:name="gr169" style:family="graphic" style:parent-style-name="standard">
      <style:graphic-properties svg:stroke-width="1.3cm" svg:stroke-color="#000000" draw:marker-start-width="2.15cm" draw:marker-end-width="2.15cm" draw:fill="solid" draw:fill-color="#333333" draw:textarea-horizontal-align="justify" draw:textarea-vertical-align="middle" draw:auto-grow-height="false" fo:min-height="1.854cm" fo:min-width="3.658cm" fo:padding-top="0.775cm" fo:padding-bottom="0.775cm" fo:padding-left="0.9cm" fo:padding-right="0.9cm"/>
    </style:style>
    <style:style style:name="gr170" style:family="graphic" style:parent-style-name="standard">
      <style:graphic-properties svg:stroke-width="1.3cm" svg:stroke-color="#000000" draw:marker-start-width="2.15cm" draw:marker-end-width="2.15cm" draw:fill="solid" draw:fill-color="#333333" draw:textarea-horizontal-align="justify" draw:textarea-vertical-align="middle" draw:auto-grow-height="false" fo:min-height="12.42cm" fo:min-width="0.613cm" fo:padding-top="0.775cm" fo:padding-bottom="0.775cm" fo:padding-left="0.9cm" fo:padding-right="0.9cm"/>
    </style:style>
    <style:style style:name="gr171" style:family="graphic" style:parent-style-name="standard">
      <style:graphic-properties svg:stroke-width="1.3cm" svg:stroke-color="#000000" draw:marker-start-width="2.15cm" draw:marker-end-width="2.15cm" draw:fill="solid" draw:fill-color="#333333" draw:textarea-horizontal-align="justify" draw:textarea-vertical-align="middle" draw:auto-grow-height="false" fo:min-height="3.361cm" fo:min-width="6.074cm" fo:padding-top="0.775cm" fo:padding-bottom="0.775cm" fo:padding-left="0.9cm" fo:padding-right="0.9cm"/>
    </style:style>
    <style:style style:name="gr172" style:family="graphic" style:parent-style-name="standard">
      <style:graphic-properties draw:stroke="none" draw:fill="none" fo:min-height="13.424cm"/>
      <style:paragraph-properties style:writing-mode="lr-tb"/>
    </style:style>
    <style:style style:name="gr173" style:family="graphic" style:parent-style-name="standard">
      <style:graphic-properties draw:stroke="none" draw:fill="none" fo:min-height="25.478cm"/>
      <style:paragraph-properties style:writing-mode="lr-tb"/>
    </style:style>
    <style:style style:name="gr174" style:family="graphic" style:parent-style-name="standard">
      <style:graphic-properties svg:stroke-width="1.372cm" svg:stroke-color="#111111" draw:marker-start-width="0cm" draw:marker-end-width="0cm" draw:fill="solid" draw:fill-color="#996699" draw:textarea-horizontal-align="justify" draw:textarea-vertical-align="middle" draw:auto-grow-height="false" fo:min-height="13.52cm" fo:min-width="13.269cm" fo:padding-top="0.813cm" fo:padding-bottom="0.813cm" fo:padding-left="0.938cm" fo:padding-right="0.938cm"/>
    </style:style>
    <style:style style:name="gr175" style:family="graphic" style:parent-style-name="standard">
      <style:graphic-properties svg:stroke-width="1.023cm" svg:stroke-color="#000000" draw:marker-start-width="1.734cm" draw:marker-end-width="1.734cm" draw:fill="solid" draw:fill-color="#5b277d" draw:textarea-vertical-align="middle" fo:padding-top="0.636cm" fo:padding-bottom="0.636cm" fo:padding-left="0.761cm" fo:padding-right="0.761cm"/>
    </style:style>
    <style:style style:name="gr176" style:family="graphic" style:parent-style-name="standard">
      <style:graphic-properties svg:stroke-width="1.2cm" svg:stroke-color="#000000" draw:marker-start-width="2cm" draw:marker-end-width="2cm" draw:fill="none" draw:textarea-horizontal-align="justify" draw:textarea-vertical-align="middle" draw:auto-grow-height="false" fo:min-height="20.55cm" fo:min-width="20.3cm" fo:padding-top="0.725cm" fo:padding-bottom="0.725cm" fo:padding-left="0.85cm" fo:padding-right="0.85cm"/>
    </style:style>
    <style:style style:name="gr177" style:family="graphic" style:parent-style-name="standard">
      <style:graphic-properties svg:stroke-width="1cm" svg:stroke-color="#000000" draw:marker-start-width="1.7cm" draw:marker-end-width="1.7cm" draw:fill="solid" draw:fill-color="#5b277d" draw:textarea-horizontal-align="justify" draw:textarea-vertical-align="middle" draw:auto-grow-height="false" fo:min-height="1.984cm" fo:min-width="1.734cm" fo:padding-top="0.625cm" fo:padding-bottom="0.625cm" fo:padding-left="0.75cm" fo:padding-right="0.75cm"/>
    </style:style>
    <style:style style:name="P1" style:family="paragraph">
      <loext:graphic-properties draw:fill="solid" draw:fill-color="#ffffff"/>
      <style:paragraph-properties fo:text-align="center"/>
    </style:style>
    <style:style style:name="P2" style:family="paragraph">
      <loext:graphic-properties draw:fill="solid" draw:fill-color="#009933"/>
      <style:paragraph-properties fo:text-align="center"/>
    </style:style>
    <style:style style:name="P3" style:family="paragraph">
      <loext:graphic-properties draw:fill="none" draw:fill-color="#4b1f6f"/>
      <style:paragraph-properties fo:text-align="center"/>
    </style:style>
    <style:style style:name="P4" style:family="paragraph">
      <loext:graphic-properties draw:fill="solid" draw:fill-color="#c5000b"/>
      <style:paragraph-properties fo:text-align="center"/>
    </style:style>
    <style:style style:name="P5" style:family="paragraph">
      <loext:graphic-properties draw:fill="none" draw:fill-color="#b2b2b2"/>
      <style:paragraph-properties fo:text-align="center"/>
    </style:style>
    <style:style style:name="P6" style:family="paragraph">
      <loext:graphic-properties draw:fill="none" draw:fill-color="#b2b2b2" draw:opacity="100%"/>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style:font-name="DejaVu Sans Mono" fo:font-size="214.300003051758pt" fo:font-weight="bold" style:font-size-asian="214.300003051758pt" style:font-weight-asian="bold" style:font-size-complex="214.300003051758pt" style:font-weight-complex="bold"/>
    </style:style>
    <style:style style:name="P10" style:family="paragraph">
      <loext:graphic-properties draw:fill="solid" draw:fill-color="#00c8ff"/>
    </style:style>
    <style:style style:name="P11" style:family="paragraph">
      <loext:graphic-properties draw:fill="solid" draw:fill-color="#00c8ff"/>
      <style:paragraph-properties fo:text-align="center"/>
    </style:style>
    <style:style style:name="P12" style:family="paragraph">
      <loext:graphic-properties draw:fill-color="#ffffff"/>
      <style:paragraph-properties fo:text-align="center"/>
    </style:style>
    <style:style style:name="P13" style:family="paragraph">
      <loext:graphic-properties draw:fill="solid" draw:fill-color="#999999"/>
    </style:style>
    <style:style style:name="P14" style:family="paragraph">
      <loext:graphic-properties draw:fill-color="#e8f2a1"/>
      <style:paragraph-properties fo:text-align="center"/>
    </style:style>
    <style:style style:name="P15" style:family="paragraph">
      <loext:graphic-properties draw:fill-color="#ff3838"/>
      <style:paragraph-properties fo:text-align="center"/>
    </style:style>
    <style:style style:name="P16" style:family="paragraph">
      <loext:graphic-properties draw:fill="solid" draw:fill-color="#ffffff"/>
    </style:style>
    <style:style style:name="P17" style:family="paragraph">
      <loext:graphic-properties draw:fill="solid" draw:fill-color="#ff0000"/>
    </style:style>
    <style:style style:name="P18" style:family="paragraph">
      <loext:graphic-properties draw:fill="solid" draw:fill-color="#00a933"/>
    </style:style>
    <style:style style:name="P19" style:family="paragraph">
      <loext:graphic-properties draw:fill="solid" draw:fill-color="#ffff00"/>
    </style:style>
    <style:style style:name="P20" style:family="paragraph">
      <loext:graphic-properties draw:fill="solid" draw:fill-color="#861141"/>
    </style:style>
    <style:style style:name="P21" style:family="paragraph">
      <loext:graphic-properties draw:fill="solid" draw:fill-color="#ff6d6d"/>
    </style:style>
    <style:style style:name="P22" style:family="paragraph">
      <loext:graphic-properties draw:fill="solid" draw:fill-color="#729fcf"/>
    </style:style>
    <style:style style:name="P23" style:family="paragraph">
      <loext:graphic-properties draw:fill="solid" draw:fill-color="#77bc65"/>
    </style:style>
    <style:style style:name="P24" style:family="paragraph">
      <loext:graphic-properties draw:fill="solid" draw:fill-color="#ffffa6"/>
    </style:style>
    <style:style style:name="P25" style:family="paragraph">
      <loext:graphic-properties draw:fill="solid" draw:fill-color="#8e86ae"/>
    </style:style>
    <style:style style:name="P26" style:family="paragraph">
      <loext:graphic-properties draw:fill-color="#b4c7dc" draw:opacity="79%"/>
      <style:paragraph-properties fo:text-align="center"/>
    </style:style>
    <style:style style:name="P27" style:family="paragraph">
      <loext:graphic-properties draw:fill="solid" draw:fill-color="#ffffff" draw:opacity="88%"/>
      <style:paragraph-properties fo:text-align="center"/>
    </style:style>
    <style:style style:name="P28" style:family="paragraph">
      <loext:graphic-properties draw:fill="solid" draw:fill-color="#023f62" draw:opacity="88%"/>
      <style:paragraph-properties fo:text-align="center"/>
    </style:style>
    <style:style style:name="P29" style:family="paragraph">
      <loext:graphic-properties draw:fill="solid" draw:fill-color="#ff3838" draw:opacity="88%"/>
      <style:paragraph-properties fo:text-align="center"/>
    </style:style>
    <style:style style:name="P30" style:family="paragraph">
      <loext:graphic-properties draw:fill="solid" draw:fill-color="#ffffff" draw:opacity="100%"/>
      <style:paragraph-properties fo:text-align="center"/>
    </style:style>
    <style:style style:name="P31" style:family="paragraph">
      <loext:graphic-properties draw:fill-color="#dde8cb" draw:opacity="72%"/>
      <style:paragraph-properties fo:text-align="center"/>
    </style:style>
    <style:style style:name="P32" style:family="paragraph">
      <loext:graphic-properties draw:fill-color="#ffe994" draw:opacity="72%"/>
      <style:paragraph-properties fo:text-align="center"/>
    </style:style>
    <style:style style:name="P33" style:family="paragraph">
      <loext:graphic-properties draw:fill-color="#ffaa95" draw:opacity="72%"/>
      <style:paragraph-properties fo:text-align="center"/>
    </style:style>
    <style:style style:name="P34" style:family="paragraph">
      <loext:graphic-properties draw:fill-color="#ffffff" draw:opacity="72%"/>
      <style:paragraph-properties fo:text-align="center"/>
    </style:style>
    <style:style style:name="P35" style:family="paragraph">
      <loext:graphic-properties draw:fill-color="#dee6ef" draw:opacity="72%"/>
      <style:paragraph-properties fo:text-align="center"/>
    </style:style>
    <style:style style:name="P36" style:family="paragraph">
      <loext:graphic-properties draw:fill="solid" draw:fill-color="#d62e4e"/>
    </style:style>
    <style:style style:name="P37" style:family="paragraph">
      <loext:graphic-properties draw:fill="none" draw:fill-color="#ffffff"/>
      <style:paragraph-properties style:writing-mode="lr-tb"/>
      <style:text-properties fo:font-size="200pt" style:font-size-asian="200pt" style:font-size-complex="200pt"/>
    </style:style>
    <style:style style:name="P38" style:family="paragraph">
      <loext:graphic-properties draw:fill="none"/>
      <style:paragraph-properties style:writing-mode="lr-tb"/>
    </style:style>
    <style:style style:name="P39" style:family="paragraph">
      <loext:graphic-properties draw:fill-color="#ffd8ce"/>
      <style:paragraph-properties fo:text-align="center"/>
    </style:style>
    <style:style style:name="P40" style:family="paragraph">
      <loext:graphic-properties draw:fill-color="#000000"/>
      <style:paragraph-properties fo:text-align="center"/>
    </style:style>
    <style:style style:name="P41" style:family="paragraph">
      <loext:graphic-properties draw:fill-color="#00c8ff"/>
      <style:paragraph-properties fo:text-align="center"/>
    </style:style>
    <style:style style:name="P42" style:family="paragraph">
      <loext:graphic-properties draw:fill="solid" draw:fill-color="#5983b0"/>
    </style:style>
    <style:style style:name="P43" style:family="paragraph">
      <loext:graphic-properties draw:fill="solid" draw:fill-color="#333333"/>
    </style:style>
    <style:style style:name="P44" style:family="paragraph">
      <loext:graphic-properties draw:fill-color="#ff0000"/>
      <style:paragraph-properties fo:text-align="center"/>
    </style:style>
    <style:style style:name="P45" style:family="paragraph">
      <loext:graphic-properties draw:fill-color="#e327ff"/>
      <style:paragraph-properties fo:text-align="center"/>
    </style:style>
    <style:style style:name="P46" style:family="paragraph">
      <loext:graphic-properties draw:fill="solid" draw:fill-color="#808080"/>
    </style:style>
    <style:style style:name="P47" style:family="paragraph">
      <loext:graphic-properties draw:fill="solid" draw:fill-color="#666666"/>
    </style:style>
    <style:style style:name="P48" style:family="paragraph">
      <loext:graphic-properties draw:fill="none" draw:fill-color="#ffffff"/>
      <style:paragraph-properties style:writing-mode="lr-tb"/>
      <style:text-properties fo:color="#0b73e1" loext:opacity="100%" style:text-position="0% 100%" style:font-name="Purisa" fo:font-size="792pt" fo:font-style="normal" fo:text-shadow="1pt 1pt" fo:font-weight="normal" style:font-size-asian="792pt" style:font-style-asian="normal" style:font-weight-asian="normal" style:font-size-complex="792pt" style:font-style-complex="normal" style:font-weight-complex="normal"/>
    </style:style>
    <style:style style:name="P49" style:family="paragraph">
      <loext:graphic-properties draw:fill="none" draw:fill-color="#ffffff"/>
      <style:paragraph-properties style:writing-mode="lr-tb"/>
      <style:text-properties fo:color="#63bbee" loext:opacity="100%" style:text-position="0% 100%" style:font-name="Purisa" fo:font-size="800pt" fo:font-style="normal" fo:text-shadow="none" fo:font-weight="normal" style:font-size-asian="800pt" style:font-style-asian="normal" style:font-weight-asian="normal" style:font-size-complex="800pt" style:font-style-complex="normal" style:font-weight-complex="normal"/>
    </style:style>
    <style:style style:name="P50" style:family="paragraph">
      <loext:graphic-properties draw:fill="solid" draw:fill-color="#00c8ff" draw:opacity="100%"/>
    </style:style>
    <style:style style:name="P51" style:family="paragraph">
      <loext:graphic-properties draw:fill="none"/>
      <style:paragraph-properties style:writing-mode="lr-tb"/>
      <style:text-properties fo:color="#0084d1" loext:opacity="100%" fo:font-size="900pt" fo:text-shadow="none" fo:background-color="transparent" style:font-size-asian="900pt" style:font-size-complex="900pt"/>
    </style:style>
    <style:style style:name="P52" style:family="paragraph">
      <loext:graphic-properties draw:fill="solid" draw:fill-color="#3465a4"/>
      <style:paragraph-properties fo:text-align="center"/>
    </style:style>
    <style:style style:name="P53" style:family="paragraph">
      <loext:graphic-properties draw:fill="none" draw:fill-color="#cccccc"/>
      <style:paragraph-properties fo:text-align="center"/>
    </style:style>
    <style:style style:name="P54" style:family="paragraph">
      <loext:graphic-properties draw:fill="none" draw:fill-color="#ffffff"/>
      <style:paragraph-properties style:writing-mode="lr-tb"/>
      <style:text-properties fo:color="#ff0000" loext:opacity="100%" style:font-name="Z003" fo:font-size="540pt" style:font-size-asian="54pt" style:font-size-complex="54pt"/>
    </style:style>
    <style:style style:name="P55" style:family="paragraph">
      <loext:graphic-properties draw:fill="solid" draw:fill-color="#ff0000"/>
      <style:paragraph-properties fo:text-align="center"/>
    </style:style>
    <style:style style:name="P56" style:family="paragraph">
      <loext:graphic-properties draw:fill="solid" draw:fill-color="#ffbf00"/>
      <style:paragraph-properties fo:text-align="center"/>
    </style:style>
    <style:style style:name="P57" style:family="paragraph">
      <loext:graphic-properties draw:fill="solid" draw:fill-color="#00a933"/>
      <style:paragraph-properties fo:text-align="center"/>
    </style:style>
    <style:style style:name="P58" style:family="paragraph">
      <loext:graphic-properties draw:fill-color="#00a933"/>
      <style:paragraph-properties fo:text-align="center"/>
    </style:style>
    <style:style style:name="P59" style:family="paragraph">
      <loext:graphic-properties draw:fill="solid" draw:fill-color="#800080"/>
      <style:paragraph-properties fo:text-align="center"/>
    </style:style>
    <style:style style:name="P60" style:family="paragraph">
      <loext:graphic-properties draw:fill-color="#800080"/>
      <style:paragraph-properties fo:text-align="center"/>
    </style:style>
    <style:style style:name="P61" style:family="paragraph">
      <loext:graphic-properties draw:fill="solid" draw:fill-color="#876900"/>
      <style:paragraph-properties fo:text-align="center"/>
    </style:style>
    <style:style style:name="P62" style:family="paragraph">
      <loext:graphic-properties draw:fill-color="#876900"/>
      <style:paragraph-properties fo:text-align="center"/>
    </style:style>
    <style:style style:name="P63" style:family="paragraph">
      <loext:graphic-properties draw:fill="solid" draw:fill-color="#763b00"/>
      <style:paragraph-properties fo:text-align="center"/>
    </style:style>
    <style:style style:name="P64" style:family="paragraph">
      <loext:graphic-properties draw:fill-color="#8e86ae"/>
      <style:paragraph-properties fo:text-align="center"/>
    </style:style>
    <style:style style:name="P65" style:family="paragraph">
      <loext:graphic-properties draw:fill="solid" draw:fill-color="#8e86ae"/>
      <style:paragraph-properties fo:text-align="center"/>
    </style:style>
    <style:style style:name="P66" style:family="paragraph">
      <loext:graphic-properties draw:fill="solid" draw:fill-color="#0000ff"/>
      <style:paragraph-properties fo:text-align="center"/>
    </style:style>
    <style:style style:name="P67" style:family="paragraph">
      <loext:graphic-properties draw:fill="solid" draw:fill-color="#cc0000"/>
      <style:paragraph-properties fo:text-align="center"/>
    </style:style>
    <style:style style:name="P68" style:family="paragraph">
      <loext:graphic-properties draw:fill="solid" draw:fill-color="#333333"/>
      <style:paragraph-properties fo:text-align="center"/>
    </style:style>
    <style:style style:name="P69" style:family="paragraph">
      <loext:graphic-properties draw:fill="none"/>
      <style:paragraph-properties style:writing-mode="lr-tb"/>
      <style:text-properties fo:font-size="340.5pt" fo:font-style="normal" fo:font-weight="bold" style:font-size-asian="340.5pt" style:font-style-asian="normal" style:font-weight-asian="bold" style:font-size-complex="340.5pt" style:font-style-complex="normal" style:font-weight-complex="bold"/>
    </style:style>
    <style:style style:name="P70" style:family="paragraph">
      <loext:graphic-properties draw:fill="none"/>
      <style:paragraph-properties style:writing-mode="lr-tb"/>
      <style:text-properties style:font-name="URW Chancery L" fo:font-size="722.200012207031pt" fo:font-style="italic" fo:font-weight="normal" style:font-size-asian="722.200012207031pt" style:font-style-asian="italic" style:font-weight-asian="normal" style:font-size-complex="722.200012207031pt" style:font-style-complex="italic" style:font-weight-complex="normal"/>
    </style:style>
    <style:style style:name="P71" style:family="paragraph">
      <loext:graphic-properties draw:fill="solid" draw:fill-color="#996699"/>
      <style:paragraph-properties fo:text-align="center"/>
    </style:style>
    <style:style style:name="P72" style:family="paragraph">
      <loext:graphic-properties draw:fill="solid" draw:fill-color="#5b277d"/>
      <style:paragraph-properties fo:text-align="center"/>
    </style:style>
    <style:style style:name="T1" style:family="text">
      <style:text-properties fo:color="#000000" loext:opacity="100%" style:font-name="DejaVu Sans Mono" fo:font-size="252pt" fo:font-weight="bold" style:font-size-asian="252pt" style:font-weight-asian="bold" style:font-size-complex="252pt" style:font-weight-complex="bold"/>
    </style:style>
    <style:style style:name="T2" style:family="text">
      <style:text-properties fo:color="#00c8ff" loext:opacity="100%" style:font-name="DejaVu Sans Mono" fo:font-size="252pt" fo:font-weight="bold" style:font-size-asian="252pt" style:font-weight-asian="bold" style:font-size-complex="252pt" style:font-weight-complex="bold"/>
    </style:style>
    <style:style style:name="T3" style:family="text">
      <style:text-properties style:font-name="DejaVu Sans Mono" fo:font-size="252pt" fo:font-weight="bold" style:font-size-asian="252pt" style:font-weight-asian="bold" style:font-size-complex="252pt" style:font-weight-complex="bold"/>
    </style:style>
    <style:style style:name="T4" style:family="text">
      <style:text-properties style:font-name="DejaVu Sans Mono" fo:font-size="214.300003051758pt" fo:font-weight="bold" style:font-size-asian="214.300003051758pt" style:font-weight-asian="bold" style:font-size-complex="214.300003051758pt" style:font-weight-complex="bold"/>
    </style:style>
    <style:style style:name="T5" style:family="text">
      <style:text-properties style:font-name="Liberation Sans2" fo:font-size="209.199996948242pt" style:font-name-asian="Liberation Sans2" style:font-size-asian="209.199996948242pt" style:font-name-complex="Liberation Sans2" style:font-size-complex="209.199996948242pt"/>
    </style:style>
    <style:style style:name="T6" style:family="text">
      <style:text-properties fo:color="#0b73e1" loext:opacity="100%" style:text-position="0% 100%" style:font-name="MarVoSym" fo:font-size="792pt" fo:font-style="normal" fo:font-weight="normal" style:font-name-asian="MarVoSym" style:font-size-asian="792pt" style:font-style-asian="normal" style:font-weight-asian="normal" style:font-name-complex="MarVoSym" style:font-size-complex="792pt" style:font-style-complex="normal" style:font-weight-complex="normal"/>
    </style:style>
    <style:style style:name="T7" style:family="text">
      <style:text-properties fo:color="#63bbee" loext:opacity="100%" style:text-position="0% 100%" style:font-name="C0591" fo:font-size="800pt" fo:font-style="normal" fo:text-shadow="none" fo:font-weight="normal" style:font-name-asian="C0591" style:font-size-asian="800pt" style:font-style-asian="normal" style:font-weight-asian="normal" style:font-name-complex="C0591" style:font-size-complex="800pt" style:font-style-complex="normal" style:font-weight-complex="normal"/>
    </style:style>
    <style:style style:name="T8" style:family="text">
      <style:text-properties fo:color="#0084d1" loext:opacity="100%" style:text-position="0% 100%" style:font-name="C0591" fo:font-size="900pt" fo:font-style="normal" fo:text-shadow="none" fo:font-weight="normal" fo:background-color="transparent" style:font-name-asian="C0591" style:font-size-asian="900pt" style:font-style-asian="normal" style:font-weight-asian="normal" style:font-name-complex="C0591" style:font-size-complex="900pt" style:font-style-complex="normal" style:font-weight-complex="normal"/>
    </style:style>
    <style:style style:name="T9" style:family="text">
      <style:text-properties fo:color="#ff0000" loext:opacity="100%" style:font-name="Z003" fo:font-size="683.400024414063pt" style:font-size-asian="54pt" style:font-size-complex="54pt"/>
    </style:style>
    <style:style style:name="T10" style:family="text">
      <style:text-properties style:text-position="33% 58%" fo:font-size="340.5pt" fo:font-style="normal" fo:font-weight="bold" style:font-size-asian="340.5pt" style:font-style-asian="normal" style:font-weight-asian="bold" style:font-size-complex="340.5pt" style:font-style-complex="normal" style:font-weight-complex="bold"/>
    </style:style>
    <style:style style:name="T11" style:family="text">
      <style:text-properties style:font-name="URW Chancery L" fo:font-size="722.200012207031pt" fo:font-style="italic" fo:font-weight="normal" style:font-size-asian="722.200012207031pt" style:font-style-asian="italic" style:font-weight-asian="normal" style:font-size-complex="722.200012207031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93cm" svg:height="28.453cm" svg:x="-6.79cm" svg:y="-3.953cm">
          <text:p/>
          <draw:enhanced-geometry svg:viewBox="0 0 21600 21600" draw:type="rectangle" draw:enhanced-path="M 0 0 L 21600 0 21600 21600 0 21600 0 0 Z N"/>
        </draw:custom-shape>
        <draw:custom-shape draw:style-name="gr2" draw:text-style-name="P1" draw:layer="layout" svg:width="8.39cm" svg:height="26.289cm" svg:x="23.598cm" svg:y="-2.048cm">
          <text:p/>
          <draw:enhanced-geometry svg:viewBox="0 0 21600 21600" draw:type="rectangle" draw:enhanced-path="M 0 0 L 21600 0 21600 21600 0 21600 0 0 Z N"/>
        </draw:custom-shape>
        <draw:custom-shape draw:style-name="gr3" draw:text-style-name="P1" draw:layer="layout" svg:width="17.032cm" svg:height="20.701cm" svg:x="1.359cm" svg:y="1cm">
          <text:p/>
          <draw:enhanced-geometry svg:viewBox="0 0 21600 21600" draw:type="rectangle" draw:enhanced-path="M 0 0 L 21600 0 21600 21600 0 21600 0 0 Z N"/>
        </draw:custom-shape>
        <draw:custom-shape draw:style-name="gr4" draw:text-style-name="P2" draw:layer="layout" svg:width="9.779cm" svg:height="9.779cm" svg:x="13.227cm" svg:y="13.473cm">
          <text:p/>
          <draw:enhanced-geometry svg:viewBox="0 0 21600 21600" draw:glue-points="10800 0 0 10800 10800 21600 21600 10800" draw:path-stretchpoint-x="10800" draw:path-stretchpoint-y="10800" draw:text-areas="?f1 ?f1 ?f2 ?f3" draw:type="cross" draw:modifiers="6745.030674846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 draw:text-style-name="P3" draw:layer="layout" svg:x1="3.413cm" svg:y1="17.202cm" svg:x2="10.906cm" svg:y2="17.202cm">
          <text:p/>
        </draw:line>
        <draw:line draw:style-name="gr5" draw:text-style-name="P3" draw:layer="layout" svg:x1="3.414cm" svg:y1="19.402cm" svg:x2="10.896cm" svg:y2="19.402cm">
          <text:p/>
        </draw:line>
        <draw:custom-shape draw:style-name="gr6" draw:text-style-name="P4" draw:layer="layout" svg:width="6.35cm" svg:height="6.35cm" svg:x="9.166cm" svg:y="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0.563cm" svg:y1="8.731cm" svg:x2="6.753cm" svg:y2="12.541cm">
          <text:p/>
        </draw:line>
        <draw:custom-shape draw:style-name="gr8" draw:text-style-name="P1" draw:layer="layout" svg:width="4.191cm" svg:height="4.191cm" svg:x="4.648cm" svg:y="10.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polygon draw:style-name="gr9" draw:text-style-name="P5" draw:layer="layout" svg:width="20.954cm" svg:height="17.906cm" svg:x="1.508cm" svg:y="3.87cm" svg:viewBox="0 0 20955 17907" draw:points="2286,0 1016,2413 0,2413 19,17907 17475,17907 20955,5639 17272,5639 17327,2589 8509,2540 7239,0">
          <text:p/>
        </draw:polygon>
        <draw:custom-shape draw:style-name="gr10" draw:text-style-name="P6" draw:layer="layout" svg:width="17.374cm" svg:height="12.136cm" draw:transform="skewX (0.290597320457056) translate (5.158cm 9.496cm)">
          <text:p/>
          <draw:enhanced-geometry svg:viewBox="0 0 21600 21600" draw:mirror-horizontal="false" draw:mirror-vertical="false" draw:type="rectangle" draw:enhanced-path="M 0 0 L 21600 0 21600 21600 0 21600 0 0 Z N"/>
        </draw:custom-shape>
        <draw:custom-shape draw:style-name="gr11" draw:text-style-name="P4" draw:layer="layout" svg:width="5.347cm" svg:height="4.948cm" draw:transform="skewX (0.562519617917772) translate (14.322cm 11.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3.191cm" svg:y1="15.497cm" svg:x2="8.111cm" svg:y2="18.466cm">
          <text:p/>
        </draw:line>
        <draw:custom-shape draw:style-name="gr12" draw:text-style-name="P1" draw:layer="layout" svg:width="3.528cm" svg:height="3.266cm" draw:transform="skewX (0.562519617917772) translate (7.4cm 16.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13" draw:text-style-name="P1" draw:layer="layout" svg:width="15.778cm" svg:height="19.177cm" svg:x="2.564cm" svg:y="0.951cm">
          <text:p/>
          <draw:enhanced-geometry svg:viewBox="0 0 21600 21600" draw:type="rectangle" draw:enhanced-path="M 0 0 L 21600 0 21600 21600 0 21600 0 0 Z N"/>
        </draw:custom-shape>
        <draw:line draw:style-name="gr14" draw:text-style-name="P3" draw:layer="layout" svg:x1="4.367cm" svg:y1="15.898cm" svg:x2="11.298cm" svg:y2="15.898cm">
          <text:p/>
        </draw:line>
        <draw:custom-shape draw:style-name="gr15" draw:text-style-name="P4" draw:layer="layout" svg:width="5.883cm" svg:height="5.882cm" svg:x="9.796cm" svg:y="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1.091cm" svg:y1="8.113cm" svg:x2="7.561cm" svg:y2="11.643cm">
          <text:p/>
        </draw:line>
        <draw:custom-shape draw:style-name="gr16" draw:text-style-name="P1" draw:layer="layout" svg:width="3.882cm" svg:height="3.883cm" svg:x="5.611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57cm" svg:height="10.668cm" svg:x="12.381cm" svg:y="12.346cm">
          <text:p/>
          <draw:enhanced-geometry svg:viewBox="0 0 21600 21600" draw:text-areas="?f0 0 ?f2 ?f5" draw:type="down-arrow" draw:modifiers="8650.93260849189 5760.5267971465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4" draw:text-style-name="P3" draw:layer="layout" svg:x1="4.268cm" svg:y1="17.998cm" svg:x2="11.199cm" svg:y2="17.998cm">
          <text:p/>
        </draw:line>
      </draw:page>
      <draw:page draw:name="page4" draw:style-name="dp1" draw:master-page-name="Default">
        <draw:custom-shape draw:style-name="gr18" draw:text-style-name="P1" draw:layer="layout" svg:width="14.47cm" svg:height="17.587cm" svg:x="3.872cm" svg:y="0.95cm">
          <text:p/>
          <draw:enhanced-geometry svg:viewBox="0 0 21600 21600" draw:mirror-horizontal="false" draw:mirror-vertical="false" draw:type="rectangle" draw:enhanced-path="M 0 0 L 21600 0 21600 21600 0 21600 0 0 Z N"/>
        </draw:custom-shape>
        <draw:line draw:style-name="gr14" draw:text-style-name="P3" draw:layer="layout" svg:x1="5.267cm" svg:y1="14.497cm" svg:x2="12.198cm" svg:y2="14.497cm">
          <text:p/>
        </draw:line>
        <draw:custom-shape draw:style-name="gr19" draw:text-style-name="P4" draw:layer="layout" svg:width="5.347cm" svg:height="5.346cm" svg:x="9.632cm" svg:y="3.0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0.809cm" svg:y1="7.015cm" svg:x2="7.601cm" svg:y2="10.223cm">
          <text:p/>
        </draw:line>
        <draw:custom-shape draw:style-name="gr20" draw:text-style-name="P1" draw:layer="layout" svg:width="3.528cm" svg:height="3.529cm" svg:x="5.829cm" svg:y="8.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1.57cm" svg:height="11.605cm" svg:x="12.381cm" svg:y="12.345cm">
          <text:p/>
          <draw:enhanced-geometry svg:viewBox="0 0 21600 21600" draw:mirror-horizontal="false" draw:mirror-vertical="false" draw:text-areas="?f0 0 ?f2 ?f5" draw:type="down-arrow" draw:modifiers="8650.93260849189 5760.5267971465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4" draw:text-style-name="P3" draw:layer="layout" svg:x1="5.203cm" svg:y1="16.368cm" svg:x2="12.134cm" svg:y2="16.368cm">
          <text:p/>
        </draw:line>
        <draw:line draw:style-name="gr22" draw:text-style-name="P8" draw:layer="layout" svg:x1="3.364cm" svg:y1="21.27cm" svg:x2="14.667cm" svg:y2="21.27cm">
          <text:p/>
        </draw:line>
        <draw:custom-shape draw:style-name="gr23" draw:text-style-name="P7" draw:layer="layout" svg:width="5.429cm" svg:height="1.765cm" svg:x="15.461cm" svg:y="11.604cm">
          <text:p/>
          <draw:enhanced-geometry svg:viewBox="0 0 21600 21600" draw:mirror-horizontal="false" draw:mirror-vertical="false" draw:type="rectangle" draw:enhanced-path="M 0 0 L 21600 0 21600 21600 0 21600 0 0 Z N"/>
        </draw:custom-shape>
        <draw:custom-shape draw:style-name="gr23" draw:text-style-name="P7" draw:layer="layout" svg:width="5.429cm" svg:height="1.765cm" svg:x="15.462cm" svg:y="9.605cm">
          <text:p/>
          <draw:enhanced-geometry svg:viewBox="0 0 21600 21600" draw:mirror-horizontal="false" draw:mirror-vertical="false" draw:type="rectangle" draw:enhanced-path="M 0 0 L 21600 0 21600 21600 0 21600 0 0 Z N"/>
        </draw:custom-shape>
        <draw:custom-shape draw:style-name="gr24" draw:text-style-name="P7" draw:layer="layout" svg:width="5.429cm" svg:height="1.744cm" svg:x="15.463cm" svg:y="7.727cm">
          <text:p/>
          <draw:enhanced-geometry svg:viewBox="0 0 21600 21600" draw:mirror-horizontal="false" draw:mirror-vertical="false" draw:type="rectangle" draw:enhanced-path="M 0 0 L 21600 0 21600 21600 0 21600 0 0 Z N"/>
        </draw:custom-shape>
      </draw:page>
      <draw:page draw:name="page5" draw:style-name="dp1" draw:master-page-name="Default">
        <draw:line draw:style-name="gr7" draw:text-style-name="P3" draw:layer="layout" svg:x1="7.98cm" svg:y1="5.5cm" svg:x2="13.176cm" svg:y2="6.618cm">
          <text:p/>
        </draw:line>
        <draw:custom-shape draw:style-name="gr25" draw:text-style-name="P1" draw:layer="layout" svg:width="4.134cm" svg:height="4.135cm" draw:transform="skewX (-0.000174532925199428) rotate (2.14431151900023) translate (12.513cm 9.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6.832cm" svg:height="6.83cm" draw:transform="rotate (0.574387856831334) translate (1.175cm 3.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5.184cm" svg:y1="7.38cm" svg:x2="3.97cm" svg:y2="13.048cm">
          <text:p/>
        </draw:line>
        <draw:custom-shape draw:style-name="gr27" draw:text-style-name="P1" draw:layer="layout" svg:width="4.507cm" svg:height="4.509cm" draw:transform="skewX (-9.16156519590182E-017) rotate (0.574387856831334) translate (0.807cm 12.3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9.779cm" svg:height="9.779cm" svg:x="37.449cm" svg:y="12.938cm">
          <text:p/>
          <draw:enhanced-geometry svg:viewBox="0 0 21600 21600" draw:glue-points="10800 0 0 10800 10800 21600 21600 10800" draw:path-stretchpoint-x="10800" draw:path-stretchpoint-y="10800" draw:text-areas="?f1 ?f1 ?f2 ?f3" draw:type="cross" draw:modifiers="6745.030674846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9" draw:text-style-name="P8" draw:layer="layout" svg:width="14.985cm" svg:height="13.588cm" svg:x="26.019cm" svg:y="3.032cm">
          <draw:image xlink:href="Pictures/100000010000064000000699A3C8BE53492E2345.png" xlink:type="simple" xlink:show="embed" xlink:actuate="onLoad" draw:mime-type="image/png">
            <text:p/>
          </draw:image>
        </draw:frame>
      </draw:page>
      <draw:page draw:name="page6" draw:style-name="dp1" draw:master-page-name="Default">
        <draw:polyline draw:style-name="gr30" draw:text-style-name="P8" draw:layer="layout" svg:width="10.953cm" svg:height="4.917cm" draw:transform="skewX (-0.0342084533390889) rotate (-0.600567795611249) translate (6.91965831033856cm 3.86290394250535cm)" svg:viewBox="0 0 10954 4918" draw:points="0,761 1673,4918 3499,381 5173,4539 6998,2 8977,4915 10040,2269 10954,0">
          <text:p/>
        </draw:polyline>
        <draw:custom-shape draw:style-name="gr31" draw:text-style-name="P1" draw:layer="layout" svg:width="5.95cm" svg:height="5.952cm" draw:transform="rotate (0.630238392895152) translate (0.085cm 3.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4" draw:layer="layout" svg:width="9.02cm" svg:height="9.016cm" draw:transform="skewX (9.15953369401851E-017) rotate (0.630238392895152) translate (11.895cm 1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4.572cm" svg:height="6.096cm" svg:x="2.678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6.604cm" svg:height="5.334cm" svg:x="1.762cm" svg:y="17.002cm">
          <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35" draw:text-style-name="P1" draw:layer="layout" svg:width="18.06cm" svg:height="21.95cm" svg:x="1.609cm" svg:y="1cm">
          <text:p/>
          <draw:enhanced-geometry svg:viewBox="0 0 21600 21600" draw:type="rectangle" draw:enhanced-path="M 0 0 L 21600 0 21600 21600 0 21600 0 0 Z N"/>
        </draw:custom-shape>
        <draw:line draw:style-name="gr36" draw:text-style-name="P3" draw:layer="layout" svg:x1="3.663cm" svg:y1="17.502cm" svg:x2="11.156cm" svg:y2="17.502cm">
          <text:p/>
        </draw:line>
        <draw:line draw:style-name="gr36" draw:text-style-name="P3" draw:layer="layout" svg:x1="3.664cm" svg:y1="20.202cm" svg:x2="11.146cm" svg:y2="20.202cm">
          <text:p/>
        </draw:line>
        <draw:custom-shape draw:style-name="gr37" draw:text-style-name="P1" draw:layer="layout" svg:width="11.265cm" svg:height="11.264cm" draw:transform="skewX (-2.93534517517832E-017) rotate (0.235444916094035) translate (4.418cm 5.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8" draw:layer="layout" svg:x1="22.717cm" svg:y1="23.606cm" svg:x2="15.22cm" svg:y2="13.827cm">
          <text:p/>
        </draw:line>
        <draw:line draw:style-name="gr38" draw:text-style-name="P8" draw:layer="layout" svg:x1="23.606cm" svg:y1="22.844cm" svg:x2="15.357cm" svg:y2="13.962cm">
          <text:p/>
        </draw:line>
        <draw:custom-shape draw:style-name="gr39" draw:text-style-name="P2" draw:layer="layout" svg:width="9.779cm" svg:height="9.779cm" svg:x="38.47cm" svg:y="1.381cm">
          <text:p/>
          <draw:enhanced-geometry svg:viewBox="0 0 21600 21600" draw:glue-points="10800 0 0 10800 10800 21600 21600 10800" draw:path-stretchpoint-x="10800" draw:path-stretchpoint-y="10800" draw:text-areas="?f1 ?f1 ?f2 ?f3" draw:type="cross" draw:modifiers="6745.030674846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draw:page draw:name="page8" draw:style-name="dp1" draw:master-page-name="Default">
        <draw:frame draw:style-name="gr40" draw:text-style-name="P9" draw:layer="layout" svg:width="30.091cm" svg:height="29.746cm" svg:x="1.389cm" svg:y="1.861cm">
          <draw:text-box>
            <text:p><text:span text:style-name="T1">A</text:span><text:span text:style-name="T2">W</text:span><text:span text:style-name="T3">GA</text:span></text:p>
            <text:p><text:span text:style-name="T3">A</text:span><text:span text:style-name="T2">W</text:span><text:span text:style-name="T3">RL</text:span></text:p>
            <text:p><text:span text:style-name="T4"/></text:p>
          </draw:text-box>
        </draw:frame>
        <draw:path draw:style-name="gr41" draw:text-style-name="P10" draw:layer="layout" svg:width="5.118cm" svg:height="5.118cm" svg:x="33.473cm" svg:y="4.39cm" svg:viewBox="0 0 5119 5119" svg:d="M2559 0c1449 0 2560 1110 2560 2559 0 1454-1111 2560-2560 2560-1450 0-2559-1106-2559-2560 0-1449 1109-2559 2559-2559z">
          <text:p/>
        </draw:path>
      </draw:page>
      <draw:page draw:name="page9" draw:style-name="dp1" draw:master-page-name="Default">
        <draw:path draw:style-name="gr41" draw:text-style-name="P10" draw:layer="layout" svg:width="5.118cm" svg:height="5.118cm" svg:x="16.721cm" svg:y="1.459cm" svg:viewBox="0 0 5119 5119" svg:d="M2559 0c1449 0 2560 1110 2560 2559 0 1454-1111 2560-2560 2560-1450 0-2559-1106-2559-2560 0-1449 1109-2559 2559-2559z">
          <text:p/>
        </draw:path>
        <draw:polygon draw:style-name="gr41" draw:text-style-name="P10" draw:layer="layout" svg:width="0cm" svg:height="0cm" svg:x="6.651cm" svg:y="11.181cm" svg:viewBox="0 0 0 0" draw:points="0,0">
          <text:p/>
        </draw:polygon>
        <draw:polygon draw:style-name="gr41" draw:text-style-name="P10" draw:layer="layout" svg:width="0cm" svg:height="0cm" svg:x="11.768cm" svg:y="16.303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21.719cm" svg:y="21.341cm" svg:viewBox="0 0 0 0" draw:points="0,0">
          <text:p/>
        </draw:polygon>
        <draw:path draw:style-name="gr41" draw:text-style-name="P10" draw:layer="layout" svg:width="5.118cm" svg:height="5.118cm" svg:x="12.608cm" svg:y="15.088cm" svg:viewBox="0 0 5119 5119" svg:d="M2559 0c1449 0 2560 1110 2560 2559 0 1454-1111 2560-2560 2560-1450 0-2559-1106-2559-2560 0-1449 1109-2559 2559-2559z">
          <text:p/>
        </draw:path>
        <draw:path draw:style-name="gr41" draw:text-style-name="P10" draw:layer="layout" svg:width="5.118cm" svg:height="5.118cm" svg:x="1.749cm" svg:y="16.787cm" svg:viewBox="0 0 5119 5119" svg:d="M2559 0c1449 0 2560 1110 2560 2559 0 1454-1111 2560-2560 2560-1450 0-2559-1106-2559-2560 0-1449 1109-2559 2559-2559z">
          <text:p/>
        </draw:path>
        <draw:path draw:style-name="gr41" draw:text-style-name="P10" draw:layer="layout" svg:width="5.118cm" svg:height="5.118cm" svg:x="6.172cm" svg:y="4.744cm" svg:viewBox="0 0 5119 5119" svg:d="M2559 0c1449 0 2560 1110 2560 2559 0 1454-1111 2560-2560 2560-1450 0-2559-1106-2559-2560 0-1449 1109-2559 2559-2559z">
          <text:p/>
        </draw:path>
        <draw:line draw:style-name="gr43" draw:text-style-name="P11" draw:layer="layout" svg:x1="6.837cm" svg:y1="19.032cm" svg:x2="12.365cm" svg:y2="18.004cm">
          <text:p/>
        </draw:line>
        <draw:line draw:style-name="gr43" draw:text-style-name="P11" draw:layer="layout" svg:x1="13.628cm" svg:y1="15.279cm" svg:x2="10.193cm" svg:y2="9.751cm">
          <text:p/>
        </draw:line>
        <draw:line draw:style-name="gr43" draw:text-style-name="P11" draw:layer="layout" svg:x1="16.709cm" svg:y1="4.776cm" svg:x2="11.181cm" svg:y2="6.316cm">
          <text:p/>
        </draw:line>
        <draw:custom-shape draw:style-name="gr44" draw:text-style-name="P12" draw:layer="layout" svg:width="19.939cm" svg:height="1cm" svg:x="-5.223cm" svg:y="23cm">
          <text:p/>
          <draw:enhanced-geometry svg:viewBox="0 0 21600 21600" draw:type="rectangle" draw:enhanced-path="M 0 0 L 21600 0 21600 21600 0 21600 0 0 Z N"/>
        </draw:custom-shape>
      </draw:page>
      <draw:page draw:name="page10" draw:style-name="dp1" draw:master-page-name="Default">
        <draw:path draw:style-name="gr45" draw:text-style-name="P13" draw:layer="layout" svg:width="5.118cm" svg:height="5.118cm" svg:x="16.459cm" svg:y="1.315cm" svg:viewBox="0 0 5119 5119" svg:d="M2559 0c1449 0 2560 1110 2560 2559 0 1454-1111 2560-2560 2560-1450 0-2559-1106-2559-2560 0-1449 1109-2559 2559-2559z">
          <text:p/>
        </draw:path>
        <draw:polygon draw:style-name="gr41" draw:text-style-name="P10" draw:layer="layout" svg:width="0cm" svg:height="0cm" svg:x="7.251cm" svg:y="11.281cm" svg:viewBox="0 0 0 0" draw:points="0,0">
          <text:p/>
        </draw:polygon>
        <draw:polygon draw:style-name="gr41" draw:text-style-name="P10" draw:layer="layout" svg:width="0cm" svg:height="0cm" svg:x="12.368cm" svg:y="16.403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22.319cm" svg:y="21.441cm" svg:viewBox="0 0 0 0" draw:points="0,0">
          <text:p/>
        </draw:polygon>
        <draw:path draw:style-name="gr41" draw:text-style-name="P10" draw:layer="layout" svg:width="5.118cm" svg:height="5.118cm" svg:x="10.906cm" svg:y="17.256cm" svg:viewBox="0 0 5119 5119" svg:d="M2559 0c1449 0 2560 1110 2560 2559 0 1454-1111 2560-2560 2560-1450 0-2559-1106-2559-2560 0-1449 1109-2559 2559-2559z">
          <text:p/>
        </draw:path>
        <draw:path draw:style-name="gr45" draw:text-style-name="P13" draw:layer="layout" svg:width="5.118cm" svg:height="5.118cm" svg:x="1.635cm" svg:y="17.383cm" svg:viewBox="0 0 5119 5119" svg:d="M2559 0c1449 0 2560 1110 2560 2559 0 1454-1111 2560-2560 2560-1450 0-2559-1106-2559-2560 0-1449 1109-2559 2559-2559z">
          <text:p/>
        </draw:path>
        <draw:path draw:style-name="gr45" draw:text-style-name="P13" draw:layer="layout" svg:width="5.118cm" svg:height="5.118cm" svg:x="17.344cm" svg:y="10.613cm" svg:viewBox="0 0 5119 5119" svg:d="M2559 0c1449 0 2560 1110 2560 2559 0 1454-1111 2560-2560 2560-1450 0-2559-1106-2559-2560 0-1449 1109-2559 2559-2559z">
          <text:p/>
        </draw:path>
        <draw:line draw:style-name="gr46" draw:text-style-name="P11" draw:layer="layout" svg:x1="6.553cm" svg:y1="20.277cm" svg:x2="11.125cm" svg:y2="20.15cm">
          <text:p/>
        </draw:line>
        <draw:line draw:style-name="gr43" draw:text-style-name="P11" draw:layer="layout" svg:x1="15.224cm" svg:y1="18.526cm" svg:x2="18.526cm" svg:y2="15.097cm">
          <text:p/>
        </draw:line>
        <draw:line draw:style-name="gr43" draw:text-style-name="P11" draw:layer="layout" svg:x1="19.415cm" svg:y1="6.08cm" svg:x2="20.05cm" svg:y2="11.033cm">
          <text:p/>
        </draw:line>
        <draw:custom-shape draw:style-name="gr47" draw:text-style-name="P14" draw:layer="layout" svg:width="12.258cm" svg:height="8.906cm" draw:transform="skewX (6.82344381251197E-017) rotate (-0.962200016624474) translate (6.784cm 0.228cm)">
          <text:p/>
          <draw:enhanced-geometry svg:viewBox="0 0 21600 21600" draw:text-areas="0 ?f0 ?f5 ?f2" draw:type="right-arrow" draw:modifiers="10874.883758871 6162.07477265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frame draw:style-name="gr48" draw:text-style-name="P8" draw:layer="layout" svg:width="20.573cm" svg:height="20.446cm" svg:x="1.762cm" svg:y="1.889cm">
          <draw:image xlink:href="Pictures/10000001000001800000019655B6DBE5CC276083.png" xlink:type="simple" xlink:show="embed" xlink:actuate="onLoad" draw:mime-type="image/png">
            <text:p/>
          </draw:image>
        </draw:frame>
        <draw:custom-shape draw:style-name="gr49" draw:text-style-name="P15" draw:layer="layout" svg:width="6.544cm" svg:height="5.651cm" draw:transform="rotate (-1.5707963267949) translate (15.659cm 8.8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12" draw:style-name="dp1" draw:master-page-name="Default">
        <draw:line draw:style-name="gr50" draw:text-style-name="P11" draw:layer="layout" svg:x1="3.54cm" svg:y1="4.81cm" svg:x2="20.558cm" svg:y2="4.81cm">
          <text:p/>
        </draw:line>
        <draw:custom-shape draw:style-name="gr51" draw:text-style-name="P8" draw:layer="layout" svg:width="22cm" svg:height="22cm" svg:x="1.001cm" svg:y="1cm">
          <text:p/>
          <draw:enhanced-geometry svg:viewBox="0 0 21600 21600" draw:type="rectangle" draw:enhanced-path="M 0 0 L 21600 0 21600 21600 0 21600 0 0 Z N"/>
        </draw:custom-shape>
        <draw:frame draw:style-name="gr52" draw:text-style-name="P8" draw:layer="layout" svg:width="9.016cm" svg:height="9.016cm" svg:x="12.049cm" svg:y="12.049cm">
          <draw:image xlink:href="Pictures/10000001000001800000019655B6DBE5CC276083.png" xlink:type="simple" xlink:show="embed" xlink:actuate="onLoad" draw:mime-type="image/png">
            <text:p/>
          </draw:image>
        </draw:frame>
        <draw:line draw:style-name="gr50" draw:text-style-name="P11" draw:layer="layout" svg:x1="3.54cm" svg:y1="9.21cm" svg:x2="20.558cm" svg:y2="9.21cm">
          <text:p/>
        </draw:line>
        <draw:line draw:style-name="gr50" draw:text-style-name="P11" draw:layer="layout" svg:x1="3.54cm" svg:y1="14.11cm" svg:x2="11.922cm" svg:y2="14.11cm">
          <text:p/>
        </draw:line>
        <draw:path draw:style-name="gr53" draw:text-style-name="P10" draw:layer="layout" svg:width="2.959cm" svg:height="2.959cm" svg:x="16.113cm" svg:y="3.247cm" svg:viewBox="0 0 2960 2960" svg:d="M1480 0c838 0 1480 642 1480 1480 0 840-642 1480-1480 1480-839 0-1480-640-1480-1480 0-838 641-1480 1480-1480z">
          <text:p/>
        </draw:path>
        <draw:path draw:style-name="gr53" draw:text-style-name="P10" draw:layer="layout" svg:width="2.959cm" svg:height="2.959cm" svg:x="5.572cm" svg:y="7.711cm" svg:viewBox="0 0 2960 2960" svg:d="M1480 0c838 0 1480 642 1480 1480 0 840-642 1480-1480 1480-839 0-1480-640-1480-1480 0-838 641-1480 1480-1480z">
          <text:p/>
        </draw:path>
      </draw:page>
      <draw:page draw:name="page13" draw:style-name="dp1" draw:master-page-name="Default">
        <draw:frame draw:style-name="gr54" draw:text-style-name="P8" draw:layer="layout" svg:width="21.423cm" svg:height="21.872cm" svg:x="1.128cm" svg:y="1.128cm">
          <draw:image xlink:href="Pictures/10000000000003340000035D9B55EF40990CB783.png" xlink:type="simple" xlink:show="embed" xlink:actuate="onLoad" draw:mime-type="image/png">
            <text:p/>
          </draw:image>
        </draw:frame>
        <draw:path draw:style-name="gr53" draw:text-style-name="P10" draw:layer="layout" svg:width="2.959cm" svg:height="2.959cm" svg:x="17.725cm" svg:y="2.231cm" svg:viewBox="0 0 2960 2960" svg:d="M1480 0c838 0 1480 642 1480 1480 0 840-642 1480-1480 1480-839 0-1480-640-1480-1480 0-838 641-1480 1480-1480z">
          <text:p/>
        </draw:path>
        <draw:path draw:style-name="gr53" draw:text-style-name="P10" draw:layer="layout" svg:width="2.959cm" svg:height="2.959cm" svg:x="15.986cm" svg:y="6.549cm" svg:viewBox="0 0 2960 2960" svg:d="M1480 0c838 0 1480 642 1480 1480 0 840-642 1480-1480 1480-839 0-1480-640-1480-1480 0-838 641-1480 1480-1480z">
          <text:p/>
        </draw:path>
        <draw:path draw:style-name="gr53" draw:text-style-name="P10" draw:layer="layout" svg:width="2.959cm" svg:height="2.959cm" svg:x="18.487cm" svg:y="10.486cm" svg:viewBox="0 0 2960 2960" svg:d="M1480 0c838 0 1480 642 1480 1480 0 840-642 1480-1480 1480-839 0-1480-640-1480-1480 0-838 641-1480 1480-1480z">
          <text:p/>
        </draw:path>
        <draw:path draw:style-name="gr53" draw:text-style-name="P10" draw:layer="layout" svg:width="2.959cm" svg:height="2.959cm" svg:x="15.859cm" svg:y="14.462cm" svg:viewBox="0 0 2960 2960" svg:d="M1480 0c838 0 1480 642 1480 1480 0 840-642 1480-1480 1480-839 0-1480-640-1480-1480 0-838 641-1480 1480-1480z">
          <text:p/>
        </draw:path>
        <draw:polyline draw:style-name="gr55" draw:text-style-name="P8" draw:layer="layout" svg:width="3.555cm" svg:height="4.317cm" draw:transform="rotate (-3.14159265358979) translate (17.637cm 7.985cm)" svg:viewBox="0 0 3556 4318" draw:points="0,4318 2159,4318 3556,2794 3556,0 1651,0">
          <text:p/>
        </draw:polyline>
        <draw:line draw:style-name="gr56" draw:text-style-name="P8" draw:layer="layout" svg:x1="14.081cm" svg:y1="7.985cm" svg:x2="12.684cm" svg:y2="10.652cm">
          <text:p/>
        </draw:line>
        <draw:line draw:style-name="gr56" draw:text-style-name="P8" draw:layer="layout" svg:x1="18.526cm" svg:y1="11.922cm" svg:x2="13.446cm" svg:y2="11.922cm">
          <text:p/>
        </draw:line>
        <draw:path draw:style-name="gr53" draw:text-style-name="P10" draw:layer="layout" svg:width="2.959cm" svg:height="2.959cm" svg:x="10.613cm" svg:y="10.525cm" svg:viewBox="0 0 2960 2960" svg:d="M1480 0c838 0 1480 642 1480 1480 0 840-642 1480-1480 1480-839 0-1480-640-1480-1480 0-838 641-1480 1480-1480z">
          <text:p/>
        </draw:path>
      </draw:page>
      <draw:page draw:name="page14" draw:style-name="dp1" draw:master-page-name="Default">
        <draw:frame draw:style-name="gr57" draw:text-style-name="P8" draw:layer="layout" svg:width="21.081cm" svg:height="21.081cm" svg:x="1.508cm" svg:y="1.508cm">
          <draw:image xlink:href="Pictures/10000000000005140000051456ED200E432F6F12.png" xlink:type="simple" xlink:show="embed" xlink:actuate="onLoad" draw:mime-type="image/png">
            <text:p/>
          </draw:image>
        </draw:frame>
      </draw:page>
      <draw:page draw:name="page15" draw:style-name="dp1" draw:master-page-name="Default">
        <draw:path draw:style-name="gr58" draw:text-style-name="P16" draw:layer="layout" svg:width="7.238cm" svg:height="7.238cm" svg:x="8.366cm" svg:y="8.485cm" svg:viewBox="0 0 7239 7239" svg:d="M3619 0c2049 0 3620 1570 3620 3619 0 2056-1571 3620-3620 3620-2051 0-3619-1564-3619-3620 0-2049 1568-3619 3619-3619z">
          <text:p/>
        </draw:path>
        <draw:custom-shape draw:style-name="gr59" draw:text-style-name="P12" draw:layer="layout" svg:width="3.81cm" svg:height="20.955cm" svg:x="12.381cm" svg:y="1.498cm">
          <text:p/>
          <draw:enhanced-geometry svg:viewBox="0 0 21600 21600" draw:type="rectangle" draw:enhanced-path="M 0 0 L 21600 0 21600 21600 0 21600 0 0 Z N"/>
        </draw:custom-shape>
        <draw:frame draw:style-name="gr60" draw:text-style-name="P8" draw:layer="layout" svg:width="11.175cm" svg:height="21.981cm" draw:transform="rotate (-3.14159265358979) translate (42.02cm 18.526cm)">
          <draw:image xlink:href="Pictures/10000000000005140000051456ED200E432F6F12.png" xlink:type="simple" xlink:show="embed" xlink:actuate="onLoad" draw:mime-type="image/png">
            <text:p/>
          </draw:image>
        </draw:frame>
        <draw:polyline draw:style-name="gr61" draw:text-style-name="P8" draw:layer="layout" svg:width="3.809cm" svg:height="1.523cm" svg:x="11.922cm" svg:y="16.621cm" svg:viewBox="0 0 3810 1524" draw:points="0,0 2638,0 3810,1524">
          <text:p/>
        </draw:polyline>
        <draw:line draw:style-name="gr62" draw:text-style-name="P8" draw:layer="layout" svg:x1="11.922cm" svg:y1="14.589cm" svg:x2="18.018cm" svg:y2="14.589cm">
          <text:p/>
        </draw:line>
        <draw:line draw:style-name="gr62" draw:text-style-name="P8" draw:layer="layout" svg:x1="12.176cm" svg:y1="9.636cm" svg:x2="14.843cm" svg:y2="9.636cm">
          <text:p/>
        </draw:line>
        <draw:frame draw:style-name="gr63" draw:text-style-name="P8" draw:layer="layout" svg:width="10.921cm" svg:height="22.422cm" svg:x="27.797cm" svg:y="-1.794cm">
          <draw:image xlink:href="Pictures/1000000100000168000001681E61F83CB907BE6E.png" xlink:type="simple" xlink:show="embed" xlink:actuate="onLoad" draw:mime-type="image/png">
            <text:p/>
          </draw:image>
        </draw:frame>
        <draw:line draw:style-name="gr62" draw:text-style-name="P8" draw:layer="layout" svg:x1="12.049cm" svg:y1="1.308cm" svg:x2="12.049cm" svg:y2="22.8cm">
          <text:p/>
        </draw:line>
        <draw:polyline draw:style-name="gr64" draw:text-style-name="P8" draw:layer="layout" svg:width="10.54cm" svg:height="20.573cm" draw:transform="rotate (-3.14159265358979) translate (12.049cm 22.363cm)" svg:viewBox="0 0 10541 20574" draw:points="0,20574 2159,20574 2159,18161 4318,17145 6223,18796 8636,16256 7239,14605 8001,12192 10541,12059 10541,8509 8255,8509 7112,6223 8763,4445 6096,1905 4572,3429 2032,2413 1905,0 127,0">
          <text:p/>
        </draw:polyline>
        <draw:path draw:style-name="gr65" draw:text-style-name="P17" draw:layer="layout" svg:width="3.968cm" svg:height="3.968cm" svg:x="17.269cm" svg:y="1.575cm" svg:viewBox="0 0 3969 3969" svg:d="M1984 0c1124 0 1985 861 1985 1984 0 1128-861 1985-1985 1985s-1984-857-1984-1985c0-1123 860-1984 1984-1984z">
          <text:p/>
        </draw:path>
        <draw:path draw:style-name="gr66" draw:text-style-name="P10" draw:layer="layout" svg:width="3.968cm" svg:height="3.968cm" svg:x="14.937cm" svg:y="7.365cm" svg:viewBox="0 0 3969 3969" svg:d="M1984 0c1124 0 1985 861 1985 1984 0 1128-861 1985-1985 1985s-1984-857-1984-1985c0-1123 860-1984 1984-1984z">
          <text:p/>
        </draw:path>
        <draw:path draw:style-name="gr67" draw:text-style-name="P18" draw:layer="layout" svg:width="3.968cm" svg:height="3.968cm" svg:x="18.291cm" svg:y="12.644cm" svg:viewBox="0 0 3969 3969" svg:d="M1984 0c1124 0 1985 861 1985 1984 0 1128-861 1985-1985 1985s-1984-857-1984-1985c0-1123 860-1984 1984-1984z">
          <text:p/>
        </draw:path>
        <draw:path draw:style-name="gr68" draw:text-style-name="P19" draw:layer="layout" svg:width="3.968cm" svg:height="3.968cm" svg:x="14.608cm" svg:y="17.976cm" svg:viewBox="0 0 3969 3969" svg:d="M1984 0c1124 0 1985 861 1985 1984 0 1128-861 1985-1985 1985s-1984-857-1984-1985c0-1123 860-1984 1984-1984z">
          <text:p/>
        </draw:path>
        <draw:polyline draw:style-name="gr61" draw:text-style-name="P8" draw:layer="layout" svg:width="5.257cm" svg:height="0.634cm" draw:transform="rotate (-3.14159265358979) translate (17.307cm 4.927cm)" svg:viewBox="0 0 5258 635" draw:points="5258,0 1618,0 0,635">
          <text:p/>
        </draw:polyline>
      </draw:page>
      <draw:page draw:name="page16" draw:style-name="dp1" draw:master-page-name="Default">
        <draw:frame draw:style-name="gr60" draw:text-style-name="P8" draw:layer="layout" svg:width="11.175cm" svg:height="21.981cm" draw:transform="rotate (-3.14159265358979) translate (42.02cm 18.526cm)">
          <draw:image xlink:href="Pictures/10000000000005140000051456ED200E432F6F12.png" xlink:type="simple" xlink:show="embed" xlink:actuate="onLoad" draw:mime-type="image/png">
            <text:p/>
          </draw:image>
        </draw:frame>
        <draw:frame draw:style-name="gr63" draw:text-style-name="P8" draw:layer="layout" svg:width="10.921cm" svg:height="22.422cm" svg:x="27.797cm" svg:y="-1.794cm">
          <draw:image xlink:href="Pictures/1000000100000168000001681E61F83CB907BE6E.png" xlink:type="simple" xlink:show="embed" xlink:actuate="onLoad" draw:mime-type="image/png">
            <text:p/>
          </draw:image>
        </draw:frame>
        <draw:path draw:style-name="gr65" draw:text-style-name="P17" draw:layer="layout" svg:width="4.934cm" svg:height="4.934cm" svg:x="18.155cm" svg:y="0.54cm" svg:viewBox="0 0 4935 4935" svg:d="M2467 0c1397 0 2468 1070 2468 2467 0 1402-1071 2468-2468 2468-1398 0-2467-1066-2467-2468 0-1397 1069-2467 2467-2467z">
          <text:p/>
        </draw:path>
        <draw:path draw:style-name="gr66" draw:text-style-name="P10" draw:layer="layout" svg:width="4.934cm" svg:height="4.934cm" svg:x="13.368cm" svg:y="6.158cm" svg:viewBox="0 0 4935 4935" svg:d="M2467 0c1397 0 2468 1070 2468 2467 0 1402-1071 2468-2468 2468-1398 0-2467-1066-2467-2468 0-1397 1069-2467 2467-2467z">
          <text:p/>
        </draw:path>
        <draw:path draw:style-name="gr67" draw:text-style-name="P18" draw:layer="layout" svg:width="4.934cm" svg:height="4.934cm" svg:x="17.471cm" svg:y="12.574cm" svg:viewBox="0 0 4935 4935" svg:d="M2467 0c1397 0 2468 1070 2468 2467 0 1402-1071 2468-2468 2468-1398 0-2467-1066-2467-2468 0-1397 1069-2467 2467-2467z">
          <text:p/>
        </draw:path>
        <draw:path draw:style-name="gr68" draw:text-style-name="P19" draw:layer="layout" svg:width="4.934cm" svg:height="4.934cm" svg:x="13.083cm" svg:y="18.466cm" svg:viewBox="0 0 4935 4935" svg:d="M2467 0c1397 0 2468 1070 2468 2467 0 1402-1071 2468-2468 2468-1398 0-2467-1066-2467-2468 0-1397 1069-2467 2467-2467z">
          <text:p/>
        </draw:path>
        <draw:path draw:style-name="gr69" draw:text-style-name="P20" draw:layer="layout" svg:width="4.934cm" svg:height="4.934cm" svg:x="1.186cm" svg:y="9.714cm" svg:viewBox="0 0 4935 4935" svg:d="M2467 0c1397 0 2468 1070 2468 2467 0 1402-1071 2468-2468 2468-1398 0-2467-1066-2467-2468 0-1397 1069-2467 2467-2467z">
          <text:p/>
        </draw:path>
        <draw:polyline draw:style-name="gr70" draw:text-style-name="P8" draw:layer="layout" svg:width="7.247cm" svg:height="3.144cm" svg:x="5.984cm" svg:y="8.893cm" svg:viewBox="0 0 7248 3145" draw:points="0,3145 2598,3145 3829,0 7248,0">
          <text:p/>
        </draw:polyline>
        <draw:polyline draw:style-name="gr70" draw:text-style-name="P8" draw:layer="layout" svg:width="13.537cm" svg:height="7.384cm" svg:x="4.617cm" svg:y="2.876cm" svg:viewBox="0 0 13538 7385" draw:points="0,7385 5197,0 13538,0">
          <text:p/>
        </draw:polyline>
        <draw:polyline draw:style-name="gr70" draw:text-style-name="P8" draw:layer="layout" svg:width="9.161cm" svg:height="6.29cm" draw:transform="rotate (-3.14159265358979) translate (13.0952635925671cm 20.7908684495133cm)" svg:viewBox="0 0 9162 6291" draw:points="9162,6291 5646,0 0,0">
          <text:p/>
        </draw:polyline>
        <draw:polyline draw:style-name="gr70" draw:text-style-name="P8" draw:layer="layout" svg:width="11.485cm" svg:height="3.143cm" draw:transform="rotate (-3.14159265358979) translate (17.4713257300167cm 15.184038835906cm)" svg:viewBox="0 0 11486 3144" draw:points="11486,3144 7368,3144 5418,0 0,0">
          <text:p/>
        </draw:polyline>
      </draw:page>
      <draw:page draw:name="page17" draw:style-name="dp1" draw:master-page-name="Default">
        <draw:path draw:style-name="gr71" draw:text-style-name="P16" draw:layer="layout" svg:width="11.437cm" svg:height="11.437cm" svg:x="6.265cm" svg:y="6.485cm" svg:viewBox="0 0 11438 11438" svg:d="M5718 0c3238 0 5720 2480 5720 5718 0 3249-2482 5720-5720 5720-3240 0-5718-2471-5718-5720 0-3238 2478-5718 5718-5718z">
          <text:p/>
        </draw:path>
        <draw:custom-shape draw:style-name="gr72" draw:text-style-name="P12" draw:layer="layout" svg:width="6.653cm" svg:height="20.955cm" svg:x="12.381cm" svg:y="1.498cm">
          <text:p/>
          <draw:enhanced-geometry svg:viewBox="0 0 21600 21600" draw:type="rectangle" draw:enhanced-path="M 0 0 L 21600 0 21600 21600 0 21600 0 0 Z N"/>
        </draw:custom-shape>
        <draw:frame draw:style-name="gr60" draw:text-style-name="P8" draw:layer="layout" svg:width="11.175cm" svg:height="21.981cm" draw:transform="rotate (-3.14159265358979) translate (42.02cm 18.526cm)">
          <draw:image xlink:href="Pictures/10000000000005140000051456ED200E432F6F12.png" xlink:type="simple" xlink:show="embed" xlink:actuate="onLoad" draw:mime-type="image/png">
            <text:p/>
          </draw:image>
        </draw:frame>
        <draw:polyline draw:style-name="gr73" draw:text-style-name="P8" draw:layer="layout" svg:width="4.063cm" svg:height="2.412cm" svg:x="11.922cm" svg:y="16.621cm" svg:viewBox="0 0 4064 2413" draw:points="0,0 2638,0 4064,2413">
          <text:p/>
        </draw:polyline>
        <draw:line draw:style-name="gr74" draw:text-style-name="P8" draw:layer="layout" svg:x1="11.922cm" svg:y1="14.589cm" svg:x2="18.018cm" svg:y2="14.589cm">
          <text:p/>
        </draw:line>
        <draw:line draw:style-name="gr74" draw:text-style-name="P8" draw:layer="layout" svg:x1="12.049cm" svg:y1="9.382cm" svg:x2="15.605cm" svg:y2="9.382cm">
          <text:p/>
        </draw:line>
        <draw:frame draw:style-name="gr63" draw:text-style-name="P8" draw:layer="layout" svg:width="10.921cm" svg:height="22.422cm" svg:x="27.797cm" svg:y="-1.794cm">
          <draw:image xlink:href="Pictures/1000000100000168000001681E61F83CB907BE6E.png" xlink:type="simple" xlink:show="embed" xlink:actuate="onLoad" draw:mime-type="image/png">
            <text:p/>
          </draw:image>
        </draw:frame>
        <draw:line draw:style-name="gr74" draw:text-style-name="P8" draw:layer="layout" svg:x1="12.049cm" svg:y1="1.308cm" svg:x2="12.049cm" svg:y2="22.8cm">
          <text:p/>
        </draw:line>
        <draw:polyline draw:style-name="gr75" draw:text-style-name="P8" draw:layer="layout" svg:width="10.54cm" svg:height="20.573cm" draw:transform="rotate (-3.14159265358979) translate (12.049cm 22.363cm)" svg:viewBox="0 0 10541 20574" draw:points="0,20574 2159,20574 2159,18161 4318,17145 6223,18796 8636,16256 7239,14605 8001,12192 10541,12059 10541,8509 8255,8509 7112,6223 8763,4445 6096,1905 4572,3429 2032,2413 1905,0 127,0">
          <text:p/>
        </draw:polyline>
        <draw:path draw:style-name="gr76" draw:text-style-name="P21" draw:layer="layout" svg:width="3.968cm" svg:height="3.968cm" svg:x="18.145cm" svg:y="1.476cm" svg:viewBox="0 0 3969 3969" svg:d="M1984 0c1124 0 1985 861 1985 1984 0 1128-861 1985-1985 1985s-1984-857-1984-1985c0-1123 860-1984 1984-1984z">
          <text:p/>
        </draw:path>
        <draw:path draw:style-name="gr77" draw:text-style-name="P22" draw:layer="layout" svg:width="3.968cm" svg:height="3.968cm" svg:x="15.573cm" svg:y="7.35cm" svg:viewBox="0 0 3969 3969" svg:d="M1984 0c1124 0 1985 861 1985 1984 0 1128-861 1985-1985 1985s-1984-857-1984-1985c0-1123 860-1984 1984-1984z">
          <text:p/>
        </draw:path>
        <draw:path draw:style-name="gr78" draw:text-style-name="P23" draw:layer="layout" svg:width="3.968cm" svg:height="3.968cm" svg:x="18.113cm" svg:y="12.811cm" svg:viewBox="0 0 3969 3969" svg:d="M1984 0c1124 0 1985 861 1985 1984 0 1128-861 1985-1985 1985s-1984-857-1984-1985c0-1123 860-1984 1984-1984z">
          <text:p/>
        </draw:path>
        <draw:path draw:style-name="gr79" draw:text-style-name="P24" draw:layer="layout" svg:width="3.968cm" svg:height="3.968cm" svg:x="15.265cm" svg:y="18.564cm" svg:viewBox="0 0 3969 3969" svg:d="M1984 0c1124 0 1985 861 1985 1984 0 1128-861 1985-1985 1985s-1984-857-1984-1985c0-1123 860-1984 1984-1984z">
          <text:p/>
        </draw:path>
        <draw:polyline draw:style-name="gr73" draw:text-style-name="P8" draw:layer="layout" svg:width="6.095cm" svg:height="2.158cm" draw:transform="rotate (-3.14159265358979) translate (18.399cm 6.588cm)" svg:viewBox="0 0 6096 2159" draw:points="6096,0 3429,0 0,2159">
          <text:p/>
        </draw:polyline>
        <draw:path draw:style-name="gr80" draw:text-style-name="P25" draw:layer="layout" svg:width="3.968cm" svg:height="3.968cm" svg:x="9.509cm" svg:y="10.112cm" svg:viewBox="0 0 3969 3969" svg:d="M1984 0c1124 0 1985 861 1985 1984 0 1128-861 1985-1985 1985s-1984-857-1984-1985c0-1123 860-1984 1984-1984z">
          <text:p/>
        </draw:path>
      </draw:page>
      <draw:page draw:name="page18" draw:style-name="dp1" draw:master-page-name="Default">
        <draw:path draw:style-name="gr81" draw:text-style-name="P26" draw:layer="layout" svg:width="13.698cm" svg:height="13cm" draw:transform="skewX (0.000174532925199442) rotate (0.114493598930828) translate (-0.535047576351102cm 2.21547438806125cm)" svg:viewBox="0 0 13699 13001" svg:d="M2113 10636c-324-441-813-689-1244-993-403-282-692-723-785-1202-80-413-87-827-83-1244 3-424 20-827 123-1244 104-413 31-909 331-1243 369-414 882-700 1202-1158 297-420 634-827 1078-1120 452-296 786-751 1241-1037 520-327 947-830 1533-992 544-152 733-503 1326-376 420 90 975 14 1409 83 417 65 817 196 1244 210 541 17 813 510 1203 744 492 297 723 714 1075 1120 351 407 796 782 830 1368 28 503 497 775 621 1240 114 438-55 893 207 1327 238 389 24 844 207 1285 158 382-17 834 45 1244 72 489-200 892-334 1326-138 441-420 820-537 1285-135 534-731 717-996 1199-262 476-882 321-1326 459-441 137-913 72-1365 41-427-31-882 100-1285-41-448-159-879-317-1326-459-442-137-831-361-1244-537l-414-165-413-125-376-82z">
          <text:p/>
        </draw:path>
        <draw:custom-shape draw:style-name="gr82" draw:text-style-name="P27" draw:layer="layout" svg:width="1.721cm" svg:height="1.727cm" draw:transform="skewX (0.000523598775598309) rotate (-2.47976380123354) translate (17.433cm 21.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28" draw:layer="layout" svg:x1="16.293cm" svg:y1="20.969cm" svg:x2="16.617cm" svg:y2="17.648cm">
          <text:p/>
        </draw:line>
        <draw:line draw:style-name="gr83" draw:text-style-name="P28" draw:layer="layout" svg:x1="16.389cm" svg:y1="20.77cm" svg:x2="16.94cm" svg:y2="17.697cm">
          <text:p/>
        </draw:line>
        <draw:custom-shape draw:style-name="gr84" draw:text-style-name="P29" draw:layer="layout" svg:width="3.206cm" svg:height="3.202cm" draw:transform="skewX (-0.000349065850398827) rotate (2.53002928369098) translate (17.557cm 18.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28" draw:layer="layout" svg:x1="22.036cm" svg:y1="16.156cm" svg:x2="18.825cm" svg:y2="16.277cm">
          <text:p/>
        </draw:line>
        <draw:line draw:style-name="gr83" draw:text-style-name="P28" draw:layer="layout" svg:x1="21.967cm" svg:y1="16.015cm" svg:x2="18.856cm" svg:y2="15.97cm">
          <text:p/>
        </draw:line>
        <draw:custom-shape draw:style-name="gr85" draw:text-style-name="P30" draw:layer="layout" svg:width="1.725cm" svg:height="1.726cm" draw:transform="skewX (-0.000523598775598252) rotate (-2.47993833415874) translate (24.152cm 16.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6" draw:text-style-name="P31" draw:layer="layout" svg:width="11.858cm" svg:height="11.666cm" draw:transform="skewX (0.0085521133347722) rotate (0.118856922060814) translate (0.732863304008376cm 2.41999479641681cm)" svg:viewBox="0 0 11859 11667" svg:d="M1830 9544c-282-396-703-620-1078-892-348-252-600-648-679-1079-69-368-76-740-72-1116 3-379 17-741 107-1116 89-369 27-817 285-1117 321-368 765-627 1041-1037 258-379 551-741 934-1006 392-265 682-672 1075-930 451-293 820-744 1326-889 472-138 638-451 1147-338 366 80 845 14 1220 76 362 59 710 176 1079 186 468 17 702 458 1040 669 427 265 627 640 930 1006 304 365 689 703 720 1226 25 452 428 696 538 1113 96 393-48 803 179 1192 203 348 21 758 179 1151 135 345-17 751 38 1116 62 441-172 803-289 1192-121 397-365 734-465 1155-118 479-634 640-862 1075-227 427-765 286-1147 410-383 124-793 65-1182 38-372-28-765 89-1113-38-389-142-761-286-1147-410-382-124-720-328-1078-483l-359-148-358-114-324-72z">
          <text:p/>
        </draw:path>
        <draw:path draw:style-name="gr87" draw:text-style-name="P32" draw:layer="layout" svg:width="9.622cm" svg:height="9.872cm" draw:transform="skewX (0.0186750229963393) rotate (0.124267442741996) translate (2.07264305146485cm 2.97124343038179cm)" svg:viewBox="0 0 9623 9873" svg:d="M1485 8076c-227-338-572-524-875-754-282-214-485-552-551-913-55-314-62-628-58-945 3-323 14-630 86-944 72-317 24-692 235-944 258-317 616-534 844-882 207-317 444-627 758-847 314-228 551-572 868-789 366-248 665-631 1079-751 382-117 513-383 930-286 296 69 686 10 989 62 293 51 575 151 875 162 379 13 572 386 844 565 348 224 510 541 758 851 245 306 558 592 582 1037 21 382 348 589 434 944 83 331-38 675 148 1006 165 296 17 641 145 975 110 289-14 634 30 944 52 372-141 679-234 1010-97 334-296 620-376 975-96 403-513 544-699 909-186 362-621 241-934 348-310 104-641 55-958 31-300-24-620 76-903-31-313-120-616-241-930-348-310-107-586-275-875-410l-289-124-293-96-262-62z">
          <text:p/>
        </draw:path>
        <draw:path draw:style-name="gr88" draw:text-style-name="P33" draw:layer="layout" svg:width="6.875cm" svg:height="7.399cm" draw:transform="skewX (0.0294960643587041) rotate (0.130376095123976) translate (3.65591400487771cm 4.01501532219491cm)" svg:viewBox="0 0 6876 7400" svg:d="M1060 6054c-161-251-409-393-623-565-203-162-348-413-396-685-38-235-41-472-41-707 4-241 11-472 62-709 52-235 18-517 166-707 186-238 444-400 603-661 152-238 321-469 545-635 224-169 393-430 620-592 262-187 476-473 772-566 272-86 365-286 665-210 210 48 489 7 706 44 210 38 410 114 624 121 272 10 410 289 603 423 248 169 365 407 540 638 176 230 400 447 417 778 14 286 248 441 310 706 58 252-28 510 106 755 117 224 11 482 103 734 80 217-10 475 21 706 38 279-100 510-166 755-69 251-214 468-272 733-66 304-366 407-500 683-131 269-441 183-665 259-221 79-458 41-686 24-213-17-441 55-644-24-224-90-441-179-665-262-220-79-417-206-623-306l-210-93-207-72-190-45z">
          <text:p/>
        </draw:path>
        <draw:g>
          <draw:custom-shape draw:style-name="gr89" draw:text-style-name="P27" draw:layer="layout" svg:width="1.722cm" svg:height="1.726cm" draw:transform="skewX (-0.00122173047639605) rotate (2.81399435299046) translate (3.259cm 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28" draw:layer="layout" svg:x1="3.317cm" svg:y1="8.311cm" svg:x2="6.273cm" svg:y2="6.761cm">
            <text:p/>
          </draw:line>
          <draw:line draw:style-name="gr90" draw:text-style-name="P28" draw:layer="layout" svg:x1="3.538cm" svg:y1="8.284cm" svg:x2="6.411cm" svg:y2="7.057cm">
            <text:p/>
          </draw:line>
          <draw:custom-shape draw:style-name="gr91" draw:text-style-name="P29" draw:layer="layout" svg:width="3.206cm" svg:height="3.202cm" draw:transform="skewX (-0.000349065850398861) rotate (1.54060213073539) translate (6.197cm 7.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28" draw:layer="layout" svg:x1="10.494cm" svg:y1="10.469cm" svg:x2="8.63cm" svg:y2="7.85cm">
            <text:p/>
          </draw:line>
          <draw:line draw:style-name="gr90" draw:text-style-name="P28" draw:layer="layout" svg:x1="10.577cm" svg:y1="10.333cm" svg:x2="8.906cm" svg:y2="7.708cm">
            <text:p/>
          </draw:line>
          <draw:custom-shape draw:style-name="gr92" draw:text-style-name="P30" draw:layer="layout" svg:width="1.724cm" svg:height="1.726cm" draw:transform="skewX (-0.000523598775598268) rotate (2.81329622128966) translate (11.592cm 12.2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93" draw:text-style-name="P34" draw:layer="layout" svg:width="4.117cm" svg:height="1.675cm" draw:transform="skewX (0.404218254761887) rotate (-1.14563412100908) translate (10.9222703565642cm 2.82407107600814cm)" svg:viewBox="0 0 4118 1676" svg:d="M634 1676c-96-72-245-110-375-158-121-45-207-114-235-186-24-69-24-131-24-197 3-69 3-134 34-200 35-65 513-630 648-678 134-45 1192-276 1374-256 124 14 290 4 424 17 124 7 245 28 372 31 162 4 245 80 362 117 148 49 217 111 324 176 107 66 238 124 248 214 10 82 148 124 186 196 35 69-17 141 66 210 69 62 3 131 58 200 49 62-3 135 14 200 21 72-103-62-145 7-44 69-827-455-1574-448-744 11-1757 755-1757 755z">
          <text:p/>
        </draw:path>
        <draw:path draw:style-name="gr93" draw:text-style-name="P34" draw:layer="layout" svg:width="2.721cm" svg:height="1.267cm" draw:transform="skewX (-0.152541776624304) rotate (-2.84244321979796) translate (13.3984503449258cm 13.0083644464647cm)" svg:viewBox="0 0 2722 1268" svg:d="M551 1106c-341 72-293 193-375 155-86-38-142-93-155-155-21-55-21-104-21-162 0-55 3-110 24-166 21-55 365-227 455-265 93-37 768-533 889-512 83 7 193 3 279 10 83 11 162 28 244 28 114 3 166 65 242 97 100 41 144 93 217 148 69 59 158 103 165 179 7 66 100 100 124 162 21 55-10 117 41 176 48 52 4 110 38 169 35 52-165-117-337-107-466-142-297-107-793-97-492 10-692 271-1037 340z">
          <text:p/>
        </draw:path>
      </draw:page>
      <draw:page draw:name="page19" draw:style-name="dp1" draw:master-page-name="Default">
        <draw:path draw:style-name="gr81" draw:text-style-name="P26" draw:layer="layout" svg:width="21.245cm" svg:height="20.162cm" draw:transform="skewX (0.000174532925199425) rotate (0.114493598930828) translate (0.182999057581602cm 3.30988507766106cm)" svg:viewBox="0 0 21246 20163" svg:d="M3278 16495c-503-684-1262-1069-1930-1539-625-438-1074-1122-1218-1865-123-641-134-1282-129-1929 5-657 32-1282 192-1929 160-641 48-1410 513-1929 571-641 1367-1084 1864-1795 460-652 983-1283 1673-1737 699-459 1218-1165 1923-1608 807-508 1469-1288 2378-1539 844-235 1138-780 2057-583 652 139 1512 22 2185 129 647 101 1267 304 1929 326 839 26 1262 790 1865 1154 765 459 1123 1106 1668 1736 545 631 1234 1213 1288 2122 43 780 770 1202 962 1924 177 678-85 1384 321 2057 369 604 38 1309 321 1993 246 593-26 1293 70 1929 112 759-310 1384-518 2057-214 684-652 1272-833 1993-208 829-1133 1112-1544 1860-406 737-1368 497-2057 711-684 213-1416 112-2116 64-663-48-1368 155-1994-64-694-246-1362-492-2057-711-684-214-1288-561-1929-834l-641-256-642-193-582-128z">
          <text:p/>
        </draw:path>
        <draw:path draw:style-name="gr94" draw:text-style-name="P35" draw:layer="layout" svg:width="18.391cm" svg:height="18.093cm" draw:transform="skewX (0.0085521133347722) rotate (0.118856922060814) translate (2.13873678922322cm 3.61639219669cm)" svg:viewBox="0 0 18392 18094" svg:d="M2839 14802c-439-614-1091-962-1673-1384-540-390-930-1005-1053-1672-107-572-117-1149-112-1732 5-588 27-1149 166-1731 139-572 42-1267 443-1731 497-572 1187-973 1614-1609 401-588 855-1149 1448-1560 609-412 1058-1042 1667-1443 700-454 1272-1154 2058-1379 732-213 988-700 1779-523 566 123 1309 21 1892 117 561 91 1100 273 1672 289 727 27 1090 711 1614 1037 662 411 972 993 1443 1560 470 566 1068 1090 1116 1902 38 700 663 1080 834 1726 150 609-75 1245 278 1849 315 540 32 1176 278 1785 208 534-27 1165 59 1731 96 684-268 1245-449 1849-187 614-567 1138-722 1790-181 743-983 994-1336 1667-352 663-1186 444-1779 636s-1229 102-1833 59c-577-43-1186 139-1726-59-604-219-1181-443-1779-636-593-192-1117-507-1673-748l-555-230-556-176-502-112z">
          <text:p/>
        </draw:path>
        <draw:path draw:style-name="gr93" draw:text-style-name="P34" draw:layer="layout" svg:width="6.384cm" svg:height="3.178cm" draw:transform="skewX (0.403869188911488) rotate (-1.14598318685948) translate (17.1883378973635cm 5.411951250334cm)" svg:viewBox="0 0 6385 3179" svg:d="M983 2600c-149-106-379-165-577-240-187-69-326-176-368-294-38-101-38-203-38-304 0-102 11-203 59-305s16-219 154-305c171-101 412-171 561-283 139-102 294-198 502-273 209-70 369-182 577-252 246-80 444-203 716-246 256-37 342-123 620-91 192 21 454 5 657 21 192 16 379 48 577 53 251 0 379 123 561 182 230 69 336 170 502 272 166 101 369 192 385 331 16 123 235 192 288 305 54 106-21 219 97 326 112 96 16 203 96 315 75 91-5 203 22 299 37 123-91 219-155 326s-198 203-251 316c-64 128-342 176-465 294-123 112-411 75-620 113-203 32-422 16-635 5-198-5-412 27-599-5-208-42-406-80-614-112-208-37-390-90-582-133l-193-43-192-26-176-22z">
          <text:p/>
        </draw:path>
        <draw:custom-shape draw:style-name="gr95" draw:text-style-name="P27" draw:layer="layout" svg:width="2.67cm" svg:height="2.676cm" draw:transform="skewX (-0.00104719755119655) rotate (2.81312168836446) translate (6.056cm 15.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28" draw:layer="layout" svg:x1="6.147cm" svg:y1="13.031cm" svg:x2="10.732cm" svg:y2="10.626cm">
          <text:p/>
        </draw:line>
        <draw:line draw:style-name="gr96" draw:text-style-name="P28" draw:layer="layout" svg:x1="6.489cm" svg:y1="12.988cm" svg:x2="10.946cm" svg:y2="11.086cm">
          <text:p/>
        </draw:line>
        <draw:custom-shape draw:style-name="gr97" draw:text-style-name="P29" draw:layer="layout" svg:width="4.972cm" svg:height="4.966cm" draw:transform="skewX (-0.000349065850398867) rotate (1.5404275978102) translate (10.614cm 12.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28" draw:layer="layout" svg:x1="17.278cm" svg:y1="16.376cm" svg:x2="14.387cm" svg:y2="12.315cm">
          <text:p/>
        </draw:line>
        <draw:line draw:style-name="gr96" draw:text-style-name="P28" draw:layer="layout" svg:x1="17.406cm" svg:y1="16.168cm" svg:x2="14.814cm" svg:y2="12.096cm">
          <text:p/>
        </draw:line>
        <draw:custom-shape draw:style-name="gr98" draw:text-style-name="P30" draw:layer="layout" svg:width="2.675cm" svg:height="2.675cm" draw:transform="rotate (2.81434341884086) translate (18.983cm 19.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20" draw:style-name="dp1" draw:master-page-name="Default">
        <draw:path draw:style-name="gr41" draw:text-style-name="P10" draw:layer="layout" svg:width="5.118cm" svg:height="5.118cm" svg:x="2.935cm" svg:y="9.409cm" svg:viewBox="0 0 5119 5119" svg:d="M2559 0c1449 0 2560 1110 2560 2559 0 1454-1111 2560-2560 2560-1450 0-2559-1106-2559-2560 0-1449 1109-2559 2559-2559z">
          <text:p/>
        </draw:path>
        <draw:polygon draw:style-name="gr41" draw:text-style-name="P10" draw:layer="layout" svg:width="0cm" svg:height="0cm" svg:x="7.951cm" svg:y="11.181cm" svg:viewBox="0 0 0 0" draw:points="0,0">
          <text:p/>
        </draw:polygon>
        <draw:polygon draw:style-name="gr99" draw:text-style-name="P10" draw:layer="layout" svg:width="0cm" svg:height="0cm" svg:x="11.768cm" svg:y="16.303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21.719cm" svg:y="21.341cm" svg:viewBox="0 0 0 0" draw:points="0,0">
          <text:p/>
        </draw:polygon>
        <draw:path draw:style-name="gr41" draw:text-style-name="P10" draw:layer="layout" svg:width="5.118cm" svg:height="5.118cm" svg:x="2.935cm" svg:y="17.256cm" svg:viewBox="0 0 5119 5119" svg:d="M2559 0c1449 0 2560 1110 2560 2559 0 1454-1111 2560-2560 2560-1450 0-2559-1106-2559-2560 0-1449 1109-2559 2559-2559z">
          <text:p/>
        </draw:path>
        <draw:path draw:style-name="gr41" draw:text-style-name="P10" draw:layer="layout" svg:width="5.118cm" svg:height="5.118cm" svg:x="2.935cm" svg:y="1.635cm" svg:viewBox="0 0 5119 5119" svg:d="M2559 0c1449 0 2560 1110 2560 2559 0 1454-1111 2560-2560 2560-1450 0-2559-1106-2559-2560 0-1449 1109-2559 2559-2559z">
          <text:p/>
        </draw:path>
        <draw:line draw:style-name="gr50" draw:text-style-name="P11" draw:layer="layout" svg:x1="11.35cm" svg:y1="19.923cm" svg:x2="21.751cm" svg:y2="19.923cm">
          <text:p/>
        </draw:line>
        <draw:line draw:style-name="gr50" draw:text-style-name="P11" draw:layer="layout" svg:x1="10.525cm" svg:y1="19.923cm" svg:x2="21.752cm" svg:y2="19.923cm">
          <text:p/>
        </draw:line>
        <draw:line draw:style-name="gr50" draw:text-style-name="P11" draw:layer="layout" svg:x1="10.526cm" svg:y1="11.923cm" svg:x2="21.753cm" svg:y2="11.923cm">
          <text:p/>
        </draw:line>
        <draw:line draw:style-name="gr50" draw:text-style-name="P11" draw:layer="layout" svg:x1="10.527cm" svg:y1="4.123cm" svg:x2="21.754cm" svg:y2="4.123cm">
          <text:p/>
        </draw:line>
      </draw:page>
      <draw:page draw:name="page21" draw:style-name="dp1" draw:master-page-name="Default">
        <draw:polygon draw:style-name="gr41" draw:text-style-name="P10" draw:layer="layout" svg:width="0cm" svg:height="0cm" svg:x="-4.162cm" svg:y="10.414cm" svg:viewBox="0 0 0 0" draw:points="0,0">
          <text:p/>
        </draw:polygon>
        <draw:polygon draw:style-name="gr99" draw:text-style-name="P10" draw:layer="layout" svg:width="0cm" svg:height="0cm" svg:x="3.354cm" svg:y="16.832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22.95cm" svg:y="23.255cm" svg:viewBox="0 0 0 0" draw:points="0,0">
          <text:p/>
        </draw:polygon>
        <draw:line draw:style-name="gr50" draw:text-style-name="P11" draw:layer="layout" svg:x1="2.531cm" svg:y1="21.644cm" svg:x2="23.013cm" svg:y2="21.644cm">
          <text:p/>
        </draw:line>
        <draw:line draw:style-name="gr50" draw:text-style-name="P11" draw:layer="layout" svg:x1="1cm" svg:y1="21.644cm" svg:x2="23.015cm" svg:y2="21.644cm">
          <text:p/>
        </draw:line>
        <draw:line draw:style-name="gr50" draw:text-style-name="P11" draw:layer="layout" svg:x1="1.002cm" svg:y1="12.057cm" svg:x2="23.017cm" svg:y2="12.057cm">
          <text:p/>
        </draw:line>
        <draw:line draw:style-name="gr50" draw:text-style-name="P11" draw:layer="layout" svg:x1="1.004cm" svg:y1="6.897cm" svg:x2="23.019cm" svg:y2="6.897cm">
          <text:p/>
        </draw:line>
        <draw:path draw:style-name="gr100" draw:text-style-name="P36" draw:layer="layout" svg:width="5.814cm" svg:height="5.814cm" svg:x="9.11cm" svg:y="8.982cm" svg:viewBox="0 0 5815 5815" svg:d="M2907 0c1646 0 2908 1261 2908 2907 0 1651-1262 2908-2908 2908-1647 0-2907-1257-2907-2908 0-1646 1260-2907 2907-2907z">
          <text:p/>
        </draw:path>
        <draw:line draw:style-name="gr50" draw:text-style-name="P11" draw:layer="layout" svg:x1="1.005cm" svg:y1="2.598cm" svg:x2="23.02cm" svg:y2="2.598cm">
          <text:p/>
        </draw:line>
        <draw:line draw:style-name="gr50" draw:text-style-name="P11" draw:layer="layout" svg:x1="1.006cm" svg:y1="16.999cm" svg:x2="23.021cm" svg:y2="16.999cm">
          <text:p/>
        </draw:line>
      </draw:page>
      <draw:page draw:name="page22" draw:style-name="dp1" draw:master-page-name="Default">
        <draw:polygon draw:style-name="gr41" draw:text-style-name="P10" draw:layer="layout" svg:width="0cm" svg:height="0cm" svg:x="-4.162cm" svg:y="10.414cm" svg:viewBox="0 0 0 0" draw:points="0,0">
          <text:p/>
        </draw:polygon>
        <draw:polygon draw:style-name="gr99" draw:text-style-name="P10" draw:layer="layout" svg:width="0cm" svg:height="0cm" svg:x="2.249cm" svg:y="16.832cm" svg:viewBox="0 0 0 0" draw:points="0,0">
          <text:p/>
        </draw:polygon>
        <draw:polygon draw:style-name="gr42" draw:text-style-name="P10" draw:layer="layout" svg:width="0cm" svg:height="0cm" svg:x="2.146cm" svg:y="2.905cm" svg:viewBox="0 0 0 0" draw:points="0,0">
          <text:p/>
        </draw:polygon>
        <draw:line draw:style-name="gr50" draw:text-style-name="P11" draw:layer="layout" svg:x1="1cm" svg:y1="19.944cm" svg:x2="12.682cm" svg:y2="19.944cm">
          <text:p/>
        </draw:line>
        <draw:line draw:style-name="gr50" draw:text-style-name="P11" draw:layer="layout" svg:x1="1.001cm" svg:y1="12.057cm" svg:x2="12.683cm" svg:y2="12.057cm">
          <text:p/>
        </draw:line>
        <draw:path draw:style-name="gr100" draw:text-style-name="P36" draw:layer="layout" svg:width="5.814cm" svg:height="5.814cm" svg:x="3.794cm" svg:y="8.901cm" svg:viewBox="0 0 5815 5815" svg:d="M2907 0c1646 0 2908 1261 2908 2907 0 1651-1262 2908-2908 2908-1647 0-2907-1257-2907-2908 0-1646 1260-2907 2907-2907z">
          <text:p/>
        </draw:path>
        <draw:line draw:style-name="gr50" draw:text-style-name="P11" draw:layer="layout" svg:x1="1.002cm" svg:y1="4.398cm" svg:x2="12.684cm" svg:y2="4.398cm">
          <text:p/>
        </draw:line>
        <draw:frame draw:style-name="gr101" draw:text-style-name="P37" draw:layer="layout" svg:width="8.128cm" svg:height="8.988cm" svg:x="26.654cm" svg:y="0.902cm">
          <draw:text-box>
            <text:p><text:span text:style-name="T5">ε</text:span></text:p>
          </draw:text-box>
        </draw:frame>
        <draw:frame draw:style-name="gr102" draw:text-style-name="P38" draw:layer="layout" svg:width="9.525cm" svg:height="8.493cm" svg:x="14.335cm" svg:y="-0.27cm">
          <draw:text-box>
            <text:p><text:span text:style-name="T5">e2</text:span></text:p>
          </draw:text-box>
        </draw:frame>
        <draw:polygon draw:style-name="gr41" draw:text-style-name="P10" draw:layer="layout" svg:width="0cm" svg:height="0cm" svg:x="27.886cm" svg:y="37.097cm" svg:viewBox="0 0 0 0" draw:points="0,0">
          <text:p/>
        </draw:polygon>
        <draw:frame draw:style-name="gr103" draw:text-style-name="P38" draw:layer="layout" svg:width="3.791cm" svg:height="8.494cm" svg:x="24.095cm" svg:y="29.447cm">
          <draw:text-box>
            <text:p><text:span text:style-name="T5">0</text:span></text:p>
          </draw:text-box>
        </draw:frame>
        <draw:frame draw:style-name="gr103" draw:text-style-name="P38" draw:layer="layout" svg:width="3.791cm" svg:height="8.494cm" svg:x="24.095cm" svg:y="21.307cm">
          <draw:text-box>
            <text:p><text:span text:style-name="T5">1</text:span></text:p>
          </draw:text-box>
        </draw:frame>
        <draw:frame draw:style-name="gr102" draw:text-style-name="P38" draw:layer="layout" svg:width="9.525cm" svg:height="8.493cm" svg:x="14.336cm" svg:y="7.731cm">
          <draw:text-box>
            <text:p><text:span text:style-name="T5">e1</text:span></text:p>
          </draw:text-box>
        </draw:frame>
        <draw:frame draw:style-name="gr102" draw:text-style-name="P38" draw:layer="layout" svg:width="9.525cm" svg:height="8.493cm" svg:x="14.337cm" svg:y="16.232cm">
          <draw:text-box>
            <text:p><text:span text:style-name="T5">e0</text:span></text:p>
          </draw:text-box>
        </draw:frame>
      </draw:page>
      <draw:page draw:name="page23" draw:style-name="dp1" draw:master-page-name="Default">
        <draw:polygon draw:style-name="gr41" draw:text-style-name="P10" draw:layer="layout" svg:width="0cm" svg:height="0cm" svg:x="-4.162cm" svg:y="10.414cm" svg:viewBox="0 0 0 0" draw:points="0,0">
          <text:p/>
        </draw:polygon>
        <draw:polygon draw:style-name="gr99" draw:text-style-name="P10" draw:layer="layout" svg:width="0cm" svg:height="0cm" svg:x="3.354cm" svg:y="16.832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22.95cm" svg:y="23.255cm" svg:viewBox="0 0 0 0" draw:points="0,0">
          <text:p/>
        </draw:polygon>
        <draw:line draw:style-name="gr50" draw:text-style-name="P11" draw:layer="layout" svg:x1="2.531cm" svg:y1="21.644cm" svg:x2="23.013cm" svg:y2="21.644cm">
          <text:p/>
        </draw:line>
        <draw:line draw:style-name="gr50" draw:text-style-name="P11" draw:layer="layout" svg:x1="1cm" svg:y1="21.644cm" svg:x2="23.015cm" svg:y2="21.644cm">
          <text:p/>
        </draw:line>
        <draw:line draw:style-name="gr50" draw:text-style-name="P11" draw:layer="layout" svg:x1="1.002cm" svg:y1="12.057cm" svg:x2="23.017cm" svg:y2="12.057cm">
          <text:p/>
        </draw:line>
        <draw:line draw:style-name="gr50" draw:text-style-name="P11" draw:layer="layout" svg:x1="1.004cm" svg:y1="6.897cm" svg:x2="23.019cm" svg:y2="6.897cm">
          <text:p/>
        </draw:line>
        <draw:path draw:style-name="gr100" draw:text-style-name="P36" draw:layer="layout" svg:width="5.814cm" svg:height="5.814cm" svg:x="9.11cm" svg:y="8.982cm" svg:viewBox="0 0 5815 5815" svg:d="M2907 0c1646 0 2908 1261 2908 2907 0 1651-1262 2908-2908 2908-1647 0-2907-1257-2907-2908 0-1646 1260-2907 2907-2907z">
          <text:p/>
        </draw:path>
        <draw:line draw:style-name="gr50" draw:text-style-name="P11" draw:layer="layout" svg:x1="1.005cm" svg:y1="2.598cm" svg:x2="23.02cm" svg:y2="2.598cm">
          <text:p/>
        </draw:line>
        <draw:line draw:style-name="gr50" draw:text-style-name="P11" draw:layer="layout" svg:x1="1.006cm" svg:y1="16.999cm" svg:x2="23.021cm" svg:y2="16.999cm">
          <text:p/>
        </draw:line>
      </draw:page>
      <draw:page draw:name="page24" draw:style-name="dp1" draw:master-page-name="Default">
        <draw:path draw:style-name="gr41" draw:text-style-name="P10" draw:layer="layout" svg:width="7.057cm" svg:height="7.057cm" draw:transform="rotate (-0.315206462910176) translate (20.0596382087415cm -2.2906015389019cm)" svg:viewBox="0 0 7058 7058" svg:d="M3528 0c1998 0 3530 1530 3530 3528 0 2004-1531 3530-3529 3530-1999 0-3529-1524-3529-3529 0-1998 1528-3529 3528-3529z">
          <text:p/>
        </draw:path>
        <draw:polygon draw:style-name="gr41" draw:text-style-name="P10" draw:layer="layout" svg:width="0cm" svg:height="0cm" svg:x="7.951cm" svg:y="11.181cm" svg:viewBox="0 0 0 0" draw:points="0,0">
          <text:p/>
        </draw:polygon>
        <draw:polygon draw:style-name="gr99" draw:text-style-name="P10" draw:layer="layout" svg:width="0cm" svg:height="0cm" svg:x="11.768cm" svg:y="16.303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19.666cm" svg:y="22.186cm" svg:viewBox="0 0 0 0" draw:points="0,0">
          <text:p/>
        </draw:polygon>
        <draw:path draw:style-name="gr41" draw:text-style-name="P10" draw:layer="layout" svg:width="9.27cm" svg:height="9.27cm" draw:transform="rotate (-0.315031929984977) translate (14.2066444212823cm 9.33183642628806cm)" svg:viewBox="0 0 9271 9271" svg:d="M4635 0c2624 0 4636 2010 4636 4635 0 2633-2012 4636-4636 4636-2626 0-4635-2003-4635-4636 0-2625 2009-4635 4635-4635z">
          <text:p/>
        </draw:path>
        <draw:line draw:style-name="gr50" draw:text-style-name="P11" draw:layer="layout" svg:x1="18.907cm" svg:y1="11.541cm" svg:x2="21.955cm" svg:y2="3.413cm">
          <text:p/>
        </draw:line>
        <draw:custom-shape draw:style-name="gr104" draw:text-style-name="P39" draw:layer="layout" svg:width="12.258cm" svg:height="8.906cm" draw:transform="skewX (6.82344381251197E-017) rotate (-0.646993553714298) translate (5.316cm -0.668cm)">
          <text:p/>
          <draw:enhanced-geometry svg:viewBox="0 0 21600 21600" draw:text-areas="0 ?f0 ?f5 ?f2" draw:type="right-arrow" draw:modifiers="10874.883758871 6162.07477265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105" draw:text-style-name="P40" draw:layer="layout" svg:width="6.151cm" svg:height="13.14cm" draw:transform="skewX (0.0172787595947439) rotate (-1.52384696991625) translate (15.4362853683146cm 15.8463766865691cm)" svg:viewBox="0 0 6152 13141" draw:points="0,374 2090,13141 6152,11601 895,0">
          <text:p/>
        </draw:polygon>
        <draw:custom-shape draw:style-name="gr106" draw:text-style-name="P12" draw:layer="layout" svg:width="1cm" svg:height="19.685cm" svg:x="23cm" svg:y="-1.794cm">
          <text:p/>
          <draw:enhanced-geometry svg:viewBox="0 0 21600 21600" draw:type="rectangle" draw:enhanced-path="M 0 0 L 21600 0 21600 21600 0 21600 0 0 Z N"/>
        </draw:custom-shape>
        <draw:custom-shape draw:style-name="gr44" draw:text-style-name="P12" draw:layer="layout" svg:width="19.939cm" svg:height="1cm" svg:x="4.683cm" svg:y="0cm">
          <text:p/>
          <draw:enhanced-geometry svg:viewBox="0 0 21600 21600" draw:type="rectangle" draw:enhanced-path="M 0 0 L 21600 0 21600 21600 0 21600 0 0 Z N"/>
        </draw:custom-shape>
        <draw:path draw:style-name="gr41" draw:text-style-name="P10" draw:layer="layout" svg:width="11.771cm" svg:height="11.771cm" draw:transform="rotate (-0.315031929984977) translate (-1.31104050099281cm 13.3282777930433cm)" svg:viewBox="0 0 11772 11772" svg:d="M5885 0c3332 0 5887 2552 5887 5885 0 3343-2555 5887-5887 5887-3334 0-5885-2544-5885-5887 0-3333 2551-5885 5885-5885z">
          <text:p/>
        </draw:path>
        <draw:custom-shape draw:style-name="gr44" draw:text-style-name="P12" draw:layer="layout" svg:width="19.939cm" svg:height="1cm" svg:x="-5.223cm" svg:y="23cm">
          <text:p/>
          <draw:enhanced-geometry svg:viewBox="0 0 21600 21600" draw:type="rectangle" draw:enhanced-path="M 0 0 L 21600 0 21600 21600 0 21600 0 0 Z N"/>
        </draw:custom-shape>
        <draw:custom-shape draw:style-name="gr106" draw:text-style-name="P12" draw:layer="layout" svg:width="1cm" svg:height="19.685cm" svg:x="0cm" svg:y="8.366cm">
          <text:p/>
          <draw:enhanced-geometry svg:viewBox="0 0 21600 21600" draw:type="rectangle" draw:enhanced-path="M 0 0 L 21600 0 21600 21600 0 21600 0 0 Z N"/>
        </draw:custom-shape>
      </draw:page>
      <draw:page draw:name="page25" draw:style-name="dp1" draw:master-page-name="Default">
        <draw:path draw:style-name="gr41" draw:text-style-name="P10" draw:layer="layout" svg:width="7.057cm" svg:height="7.057cm" draw:transform="rotate (-0.315206462910176) translate (20.0596382087415cm -2.2906015389019cm)" svg:viewBox="0 0 7058 7058" svg:d="M3528 0c1998 0 3530 1530 3530 3528 0 2004-1531 3530-3529 3530-1999 0-3529-1524-3529-3529 0-1998 1528-3529 3528-3529z">
          <text:p/>
        </draw:path>
        <draw:polygon draw:style-name="gr41" draw:text-style-name="P10" draw:layer="layout" svg:width="0cm" svg:height="0cm" svg:x="7.951cm" svg:y="11.181cm" svg:viewBox="0 0 0 0" draw:points="0,0">
          <text:p/>
        </draw:polygon>
        <draw:polygon draw:style-name="gr99" draw:text-style-name="P10" draw:layer="layout" svg:width="0cm" svg:height="0cm" svg:x="11.768cm" svg:y="16.303cm" svg:viewBox="0 0 0 0" draw:points="0,0">
          <text:p/>
        </draw:polygon>
        <draw:polygon draw:style-name="gr42" draw:text-style-name="P10" draw:layer="layout" svg:width="0cm" svg:height="0cm" svg:x="0.322cm" svg:y="0.195cm" svg:viewBox="0 0 0 0" draw:points="0,0">
          <text:p/>
        </draw:polygon>
        <draw:polygon draw:style-name="gr41" draw:text-style-name="P10" draw:layer="layout" svg:width="0cm" svg:height="0cm" svg:x="19.666cm" svg:y="22.186cm" svg:viewBox="0 0 0 0" draw:points="0,0">
          <text:p/>
        </draw:polygon>
        <draw:path draw:style-name="gr41" draw:text-style-name="P10" draw:layer="layout" svg:width="9.27cm" svg:height="9.27cm" draw:transform="rotate (-0.315031929984977) translate (14.2066444212823cm 9.33183642628806cm)" svg:viewBox="0 0 9271 9271" svg:d="M4635 0c2624 0 4636 2010 4636 4635 0 2633-2012 4636-4636 4636-2626 0-4635-2003-4635-4636 0-2625 2009-4635 4635-4635z">
          <text:p/>
        </draw:path>
        <draw:line draw:style-name="gr50" draw:text-style-name="P11" draw:layer="layout" svg:x1="18.907cm" svg:y1="11.541cm" svg:x2="21.955cm" svg:y2="3.413cm">
          <text:p/>
        </draw:line>
        <draw:custom-shape draw:style-name="gr107" draw:text-style-name="P39" draw:layer="layout" svg:width="12.258cm" svg:height="8.906cm" draw:transform="skewX (6.82344381251197E-017) rotate (-0.646993553714298) translate (5.316cm -0.668cm)">
          <text:p/>
          <draw:enhanced-geometry svg:viewBox="0 0 21600 21600" draw:text-areas="0 ?f0 ?f5 ?f2" draw:type="right-arrow" draw:modifiers="10874.883758871 6162.07477265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12" draw:layer="layout" svg:width="1cm" svg:height="19.685cm" svg:x="23cm" svg:y="-1.794cm">
          <text:p/>
          <draw:enhanced-geometry svg:viewBox="0 0 21600 21600" draw:type="rectangle" draw:enhanced-path="M 0 0 L 21600 0 21600 21600 0 21600 0 0 Z N"/>
        </draw:custom-shape>
        <draw:custom-shape draw:style-name="gr44" draw:text-style-name="P12" draw:layer="layout" svg:width="19.939cm" svg:height="1cm" svg:x="4.683cm" svg:y="0cm">
          <text:p/>
          <draw:enhanced-geometry svg:viewBox="0 0 21600 21600" draw:type="rectangle" draw:enhanced-path="M 0 0 L 21600 0 21600 21600 0 21600 0 0 Z N"/>
        </draw:custom-shape>
        <draw:path draw:style-name="gr41" draw:text-style-name="P10" draw:layer="layout" svg:width="11.771cm" svg:height="11.771cm" draw:transform="rotate (-0.315031929984977) translate (-1.31104050099281cm 13.3282777930433cm)" svg:viewBox="0 0 11772 11772" svg:d="M5885 0c3332 0 5887 2552 5887 5885 0 3343-2555 5887-5887 5887-3334 0-5885-2544-5885-5887 0-3333 2551-5885 5885-5885z">
          <text:p/>
        </draw:path>
        <draw:custom-shape draw:style-name="gr44" draw:text-style-name="P12" draw:layer="layout" svg:width="19.939cm" svg:height="1cm" svg:x="-5.223cm" svg:y="23cm">
          <text:p/>
          <draw:enhanced-geometry svg:viewBox="0 0 21600 21600" draw:type="rectangle" draw:enhanced-path="M 0 0 L 21600 0 21600 21600 0 21600 0 0 Z N"/>
        </draw:custom-shape>
        <draw:custom-shape draw:style-name="gr106" draw:text-style-name="P12" draw:layer="layout" svg:width="1cm" svg:height="19.685cm" svg:x="0cm" svg:y="8.366cm">
          <text:p/>
          <draw:enhanced-geometry svg:viewBox="0 0 21600 21600" draw:type="rectangle" draw:enhanced-path="M 0 0 L 21600 0 21600 21600 0 21600 0 0 Z N"/>
        </draw:custom-shape>
        <draw:polygon draw:style-name="gr108" draw:text-style-name="P10" draw:layer="layout" svg:width="0cm" svg:height="0cm" svg:x="4.683cm" svg:y="17.575cm" svg:viewBox="0 0 0 0" draw:points="0,0">
          <text:p/>
        </draw:polygon>
        <draw:polygon draw:style-name="gr108" draw:text-style-name="P10" draw:layer="layout" svg:width="0cm" svg:height="0cm" svg:x="7.097cm" svg:y="14.997cm" svg:viewBox="0 0 0 0" draw:points="0,0">
          <text:p/>
        </draw:polygon>
        <draw:polygon draw:style-name="gr108" draw:text-style-name="P10" draw:layer="layout" svg:width="0cm" svg:height="0cm" svg:x="5.922cm" svg:y="21.701cm" svg:viewBox="0 0 0 0" draw:points="0,0">
          <text:p/>
        </draw:polygon>
        <draw:polygon draw:style-name="gr108" draw:text-style-name="P10" draw:layer="layout" svg:width="0cm" svg:height="0cm" svg:x="15.37cm" svg:y="15.422cm" svg:viewBox="0 0 0 0" draw:points="0,0">
          <text:p/>
        </draw:polygon>
        <draw:polyline draw:style-name="gr109" draw:text-style-name="P8" draw:layer="layout" svg:width="9.042cm" svg:height="2.712cm" draw:transform="skewX (-0.363726616115618) rotate (-2.58971954410919) translate (15.3205939915092cm 15.9521693802477cm)" svg:viewBox="0 0 9043 2713" draw:points="0,1311 1809,1312 2863,0 3166,2625 4822,88 5125,2713 6933,264 7536,1665 9043,1665">
          <text:p/>
        </draw:polyline>
        <draw:custom-shape draw:style-name="gr110" draw:text-style-name="P41" draw:layer="layout" svg:width="1.37cm" svg:height="1.125cm" draw:transform="skewX (-0.000872664625997121) rotate (0.568104671524154) translate (5.853cm 19.629cm)">
          <text:p/>
          <draw:enhanced-geometry svg:viewBox="0 0 21600 21600" draw:type="rectangle" draw:enhanced-path="M 0 0 L 21600 0 21600 21600 0 21600 0 0 Z N"/>
        </draw:custom-shape>
        <draw:custom-shape draw:style-name="gr111" draw:text-style-name="P41" draw:layer="layout" svg:width="1.732cm" svg:height="1.066cm" draw:transform="skewX (0.000872664625997249) rotate (0.568104671524154) translate (13.546cm 15.34cm)">
          <text:p/>
          <draw:enhanced-geometry svg:viewBox="0 0 21600 21600" draw:type="rectangle" draw:enhanced-path="M 0 0 L 21600 0 21600 21600 0 21600 0 0 Z N"/>
        </draw:custom-shape>
      </draw:page>
      <draw:page draw:name="page26" draw:style-name="dp1" draw:master-page-name="Default">
        <draw:polygon draw:style-name="gr41" draw:text-style-name="P10" draw:layer="layout" svg:width="0cm" svg:height="0cm" svg:x="12.229cm" svg:y="2.928cm" svg:viewBox="0 0 0 0" draw:points="0,0">
          <text:p/>
        </draw:polygon>
        <draw:polygon draw:style-name="gr41" draw:text-style-name="P10" draw:layer="layout" svg:width="0cm" svg:height="0cm" svg:x="12.605cm" svg:y="5.172cm" svg:viewBox="0 0 0 0" draw:points="0,0">
          <text:p/>
        </draw:polygon>
        <draw:polyline draw:style-name="gr112" draw:text-style-name="P8" draw:layer="layout" svg:width="8.473cm" svg:height="3.392cm" draw:transform="skewX (-0.206472450510929) rotate (-2.27014975806902) translate (14.0428813413881cm 5.24291642021531cm)" svg:viewBox="0 0 8474 3393" draw:points="0,1641 1695,1642 2684,0 2965,3283 4520,110 4801,3393 6498,329 7061,2081 8474,2081">
          <text:p/>
        </draw:polyline>
        <draw:path draw:style-name="gr41" draw:text-style-name="P10" draw:layer="layout" svg:width="3.813cm" svg:height="3.806cm" draw:transform="skewX (0.00471238898038465) rotate (0.526740368251889) translate (10.6036860835258cm 2.9605167271486cm)" svg:viewBox="0 0 3814 3807" svg:d="M1906 0c1080 0 1908 825 1908 1903 1 1080-827 1903-1906 1904-1081 0-1907-821-1908-1903-1-1078 825-1904 1906-1904z">
          <text:p/>
        </draw:path>
        <draw:polygon draw:style-name="gr41" draw:text-style-name="P10" draw:layer="layout" svg:width="0cm" svg:height="0cm" svg:x="12.34cm" svg:y="9.116cm" svg:viewBox="0 0 0 0" draw:points="0,0">
          <text:p/>
        </draw:polygon>
        <draw:polygon draw:style-name="gr41" draw:text-style-name="P10" draw:layer="layout" svg:width="0cm" svg:height="0cm" svg:x="9.051cm" svg:y="19.161cm" svg:viewBox="0 0 0 0" draw:points="0,0">
          <text:p/>
        </draw:polygon>
        <draw:polygon draw:style-name="gr41" draw:text-style-name="P10" draw:layer="layout" svg:width="0cm" svg:height="0cm" svg:x="18.266cm" svg:y="14.617cm" svg:viewBox="0 0 0 0" draw:points="0,0">
          <text:p/>
        </draw:polygon>
        <draw:polyline draw:style-name="gr112" draw:text-style-name="P8" draw:layer="layout" svg:width="10.264cm" svg:height="4.109cm" draw:transform="skewX (-0.205774318810131) rotate (-3.1100021941287) translate (19.3630453747027cm 15.9714309930135cm)" svg:viewBox="0 0 10265 4110" draw:points="0,1988 2053,1989 3250,0 3593,3977 5474,133 5817,4110 7870,399 8554,2521 10265,2521">
          <text:p/>
        </draw:polyline>
        <draw:path draw:style-name="gr113" draw:text-style-name="P42" draw:layer="layout" svg:width="7.262cm" svg:height="7.262cm" draw:transform="skewX (-0.000349065850398819) rotate (0.816814089933346) translate (-13.8099765720782cm 12.7412060523081cm)" svg:viewBox="0 0 7263 7263" svg:d="M3632 0c2056 0 3631 1575 3631 3631-1 2063-1578 3632-3634 3632-2057 0-3630-1569-3629-3632 1-2056 1575-3631 3632-3631z">
          <text:p/>
        </draw:path>
        <draw:path draw:style-name="gr114" draw:text-style-name="P16" draw:layer="layout" svg:width="4.632cm" svg:height="4.632cm" draw:transform="skewX (-0.000698131700797684) rotate (0.816290491157748) translate (-9.4360465540872cm 18.4520226782824cm)" svg:viewBox="0 0 4633 4633" svg:d="M2317 0c1311-1 2316 1003 2316 2315 0 1316-1006 2317-2317 2318-1313 1-2316-1000-2316-2316 0-1311 1004-2316 2317-2317z">
          <text:p/>
        </draw:path>
        <draw:line draw:style-name="gr115" draw:text-style-name="P8" draw:layer="layout" svg:x1="3.145cm" svg:y1="20.939cm" svg:x2="20.768cm" svg:y2="20.939cm">
          <text:p/>
        </draw:line>
        <draw:path draw:style-name="gr116" draw:text-style-name="P10" draw:layer="layout" svg:width="7.601cm" svg:height="7.601cm" draw:transform="skewX (0.000349065850398951) rotate (-0.314857397059777) translate (3.14015804549534cm 8.77200208306978cm)" svg:viewBox="0 0 7602 7602" svg:d="M3800 0c2152 0 3801 1649 3802 3802 0 2158-1649 3800-3800 3800-2154-1-3802-1643-3802-3802 0-2152 1647-3800 3800-3800z">
          <text:p/>
        </draw:path>
        <draw:path draw:style-name="gr41" draw:text-style-name="P10" draw:layer="layout" svg:width="4.836cm" svg:height="4.836cm" draw:transform="skewX (0.000349065850398834) rotate (-0.314857397059777) translate (18.491597546941cm 10.9095200279076cm)" svg:viewBox="0 0 4837 4837" svg:d="M2418 0c1369 0 2419 1050 2419 2418 1 1374-1049 2419-2418 2419-1370 0-2419-1045-2419-2419 0-1369 1048-2418 2418-2418z">
          <text:p/>
        </draw:path>
        <draw:line draw:style-name="gr117" draw:text-style-name="P8" draw:layer="layout" svg:x1="5.242cm" svg:y1="20.939cm" svg:x2="18.78cm" svg:y2="20.939cm">
          <text:p/>
        </draw:line>
      </draw:page>
      <draw:page draw:name="page27" draw:style-name="dp1" draw:master-page-name="Default">
        <draw:polyline draw:style-name="gr118" draw:text-style-name="P8" draw:layer="layout" svg:width="11.323cm" svg:height="3.394cm" draw:transform="skewX (-0.364250214891217) rotate (-3.11366738555788) translate (17.9867451154489cm 20.714170244371cm)" svg:viewBox="0 0 11324 3395" draw:points="0,1643 2265,1643 3585,0 3964,3286 6039,110 6417,3395 8682,329 9437,2082 11324,2082">
          <text:p/>
        </draw:polyline>
        <draw:polygon draw:style-name="gr41" draw:text-style-name="P10" draw:layer="layout" svg:width="0cm" svg:height="0cm" svg:x="12.529cm" svg:y="7.35cm" svg:viewBox="0 0 0 0" draw:points="0,0">
          <text:p/>
        </draw:polygon>
        <draw:polygon draw:style-name="gr41" draw:text-style-name="P10" draw:layer="layout" svg:width="0cm" svg:height="0cm" svg:x="6.344cm" svg:y="16.123cm" svg:viewBox="0 0 0 0" draw:points="0,0">
          <text:p/>
        </draw:polygon>
        <draw:polygon draw:style-name="gr41" draw:text-style-name="P10" draw:layer="layout" svg:width="0cm" svg:height="0cm" svg:x="9.723cm" svg:y="15.097cm" svg:viewBox="0 0 0 0" draw:points="0,0">
          <text:p/>
        </draw:polygon>
        <draw:polygon draw:style-name="gr41" draw:text-style-name="P10" draw:layer="layout" svg:width="0cm" svg:height="0cm" svg:x="5.353cm" svg:y="20.316cm" svg:viewBox="0 0 0 0" draw:points="0,0">
          <text:p/>
        </draw:polygon>
        <draw:polygon draw:style-name="gr41" draw:text-style-name="P10" draw:layer="layout" svg:width="0cm" svg:height="0cm" svg:x="16.675cm" svg:y="19.602cm" svg:viewBox="0 0 0 0" draw:points="0,0">
          <text:p/>
        </draw:polygon>
        <draw:polyline draw:style-name="gr119" draw:text-style-name="P8" draw:layer="layout" svg:width="11.323cm" svg:height="3.395cm" draw:transform="skewX (-0.363901149040818) rotate (-3.11349285263268) translate (17.9860940687312cm 20.712440180708cm)" svg:viewBox="0 0 11324 3396" draw:points="0,1642 2265,1643 3585,0 3964,3286 6038,110 6417,3396 8681,330 9436,2083 11324,2083">
          <text:p/>
        </draw:polyline>
        <draw:path draw:style-name="gr113" draw:text-style-name="P42" draw:layer="layout" svg:width="7.262cm" svg:height="7.262cm" draw:transform="skewX (-0.000349065850398819) rotate (0.816814089933346) translate (-13.8099765720782cm 12.7412060523081cm)" svg:viewBox="0 0 7263 7263" svg:d="M3632 0c2056 0 3631 1575 3631 3631-1 2063-1578 3632-3634 3632-2057 0-3630-1569-3629-3632 1-2056 1575-3631 3632-3631z">
          <text:p/>
        </draw:path>
        <draw:path draw:style-name="gr114" draw:text-style-name="P16" draw:layer="layout" svg:width="4.632cm" svg:height="4.632cm" draw:transform="skewX (-0.000698131700797684) rotate (0.816290491157748) translate (-9.4360465540872cm 18.4520226782824cm)" svg:viewBox="0 0 4633 4633" svg:d="M2317 0c1311-1 2316 1003 2316 2315 0 1316-1006 2317-2317 2318-1313 1-2316-1000-2316-2316 0-1311 1004-2316 2317-2317z">
          <text:p/>
        </draw:path>
        <draw:line draw:style-name="gr120" draw:text-style-name="P8" draw:layer="layout" svg:x1="25.033cm" svg:y1="17.383cm" svg:x2="42.656cm" svg:y2="17.383cm">
          <text:p/>
        </draw:line>
        <draw:path draw:style-name="gr121" draw:text-style-name="P43" draw:layer="layout" svg:width="6.272cm" svg:height="6.094cm" draw:transform="skewX (-0.0275762021815104) rotate (-0.288677458279862) translate (17.1283715257752cm 15.0307936988613cm)" svg:viewBox="0 0 6273 6095" svg:d="M3135 0c1776 0 3138 1322 3138 3048 1 1730-1361 3047-3136 3047-1777-1-3137-1317-3137-3049 0-1725 1359-3046 3135-3046z">
          <text:p/>
        </draw:path>
        <draw:path draw:style-name="gr122" draw:text-style-name="P43" draw:layer="layout" svg:width="5.392cm" svg:height="5.239cm" draw:transform="skewX (-0.0275762021815104) rotate (-0.288502925354664) translate (2.29657526428527cm 15.6657220156363cm)" svg:viewBox="0 0 5393 5240" svg:d="M2696 0c1526 0 2697 1137 2697 2621 0 1487-1171 2619-2696 2619-1529-1-2697-1133-2697-2622 0-1483 1168-2618 2696-2618z">
          <text:p/>
        </draw:path>
        <draw:path draw:style-name="gr41" draw:text-style-name="P10" draw:layer="layout" svg:width="6.845cm" svg:height="6.65cm" draw:transform="skewX (-0.0277507351067098) rotate (0.374373124552784) translate (23.5904041844111cm 1.74907891560075cm)" svg:viewBox="0 0 6846 6651" svg:d="M3421 0c1938 0 3424 1442 3425 3325 0 1889-1486 3326-3422 3326-1940 0-3424-1437-3424-3326 0-1883 1483-3325 3421-3325z">
          <text:p/>
        </draw:path>
        <draw:path draw:style-name="gr41" draw:text-style-name="P10" draw:layer="layout" svg:width="5.956cm" svg:height="5.786cm" draw:transform="skewX (-0.0275762021815105) rotate (0.374547657477983) translate (32.3147615804485cm 1.99619046836315cm)" svg:viewBox="0 0 5957 5787" svg:d="M2977 0c1686 0 2979 1255 2980 2894 0 1643-1293 2893-2978 2893-1688-1-2979-1251-2979-2895 0-1638 1290-2892 2977-2892z">
          <text:p/>
        </draw:path>
        <draw:custom-shape draw:style-name="gr123" draw:text-style-name="P41" draw:layer="layout" svg:width="0.885cm" svg:height="1.125cm" draw:transform="skewX (-0.000872664625997163) rotate (0.0445058959258554) translate (6.715cm 18.438cm)">
          <text:p/>
          <draw:enhanced-geometry svg:viewBox="0 0 21600 21600" draw:type="rectangle" draw:enhanced-path="M 0 0 L 21600 0 21600 21600 0 21600 0 0 Z N"/>
        </draw:custom-shape>
        <draw:custom-shape draw:style-name="gr124" draw:text-style-name="P41" draw:layer="layout" svg:width="1.333cm" svg:height="1.066cm" draw:transform="skewX (0.000872664625997154) rotate (0.0445058959258554) translate (15.137cm 18.619cm)">
          <text:p/>
          <draw:enhanced-geometry svg:viewBox="0 0 21600 21600" draw:type="rectangle" draw:enhanced-path="M 0 0 L 21600 0 21600 21600 0 21600 0 0 Z N"/>
        </draw:custom-shape>
        <draw:custom-shape draw:style-name="gr125" draw:text-style-name="P44" draw:layer="layout" svg:width="12.258cm" svg:height="8.906cm" draw:transform="rotate (-1.56451314148772) translate (16.129cm 1.767cm)">
          <text:p/>
          <draw:enhanced-geometry svg:viewBox="0 0 21600 21600" draw:mirror-horizontal="false" draw:mirror-vertical="false" draw:text-areas="0 ?f0 ?f5 ?f2" draw:type="right-arrow" draw:modifiers="10874.883758871 6162.07477265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8" draw:style-name="dp1" draw:master-page-name="Default">
        <draw:polyline draw:style-name="gr126" draw:text-style-name="P8" draw:layer="layout" svg:width="11.985cm" svg:height="3.208cm" draw:transform="skewX (-0.403869188911488) rotate (-1.82997772071605) translate (22.8009326420535cm 1.13912234947439cm)" svg:viewBox="0 0 11986 3209" draw:points="0,1552 2397,1553 3795,0 4195,3105 6391,104 6792,3209 9189,312 9988,1969 11986,1969">
          <text:p/>
        </draw:polyline>
        <draw:polygon draw:style-name="gr41" draw:text-style-name="P10" draw:layer="layout" svg:width="0cm" svg:height="0cm" svg:x="5.953cm" svg:y="4.773cm" svg:viewBox="0 0 0 0" draw:points="0,0">
          <text:p/>
        </draw:polygon>
        <draw:polygon draw:style-name="gr41" draw:text-style-name="P10" draw:layer="layout" svg:width="0cm" svg:height="0cm" svg:x="6.772cm" svg:y="6.561cm" svg:viewBox="0 0 0 0" draw:points="0,0">
          <text:p/>
        </draw:polygon>
        <draw:path draw:style-name="gr113" draw:text-style-name="P42" draw:layer="layout" svg:width="7.262cm" svg:height="7.262cm" draw:transform="skewX (-0.000349065850398819) rotate (0.816814089933346) translate (-13.8099765720782cm 12.7412060523081cm)" svg:viewBox="0 0 7263 7263" svg:d="M3632 0c2056 0 3631 1575 3631 3631-1 2063-1578 3632-3634 3632-2057 0-3630-1569-3629-3632 1-2056 1575-3631 3632-3631z">
          <text:p/>
        </draw:path>
        <draw:path draw:style-name="gr114" draw:text-style-name="P16" draw:layer="layout" svg:width="4.632cm" svg:height="4.632cm" draw:transform="skewX (-0.000698131700797684) rotate (0.816290491157748) translate (-9.4360465540872cm 18.4520226782824cm)" svg:viewBox="0 0 4633 4633" svg:d="M2317 0c1311-1 2316 1003 2316 2315 0 1316-1006 2317-2317 2318-1313 1-2316-1000-2316-2316 0-1311 1004-2316 2317-2317z">
          <text:p/>
        </draw:path>
        <draw:line draw:style-name="gr120" draw:text-style-name="P8" draw:layer="layout" svg:x1="25.033cm" svg:y1="17.383cm" svg:x2="42.656cm" svg:y2="17.383cm">
          <text:p/>
        </draw:line>
        <draw:custom-shape draw:style-name="gr127" draw:text-style-name="P45" draw:layer="layout" svg:width="10.186cm" svg:height="6.702cm" draw:transform="skewX (-5.45562606801948E-017) rotate (-0.924849970631796) translate (-7.418cm -2.151cm)">
          <text:p/>
          <draw:enhanced-geometry svg:viewBox="0 0 21600 21600" draw:text-areas="0 ?f0 ?f5 ?f2" draw:type="right-arrow" draw:modifiers="10874.883758871 6162.07477265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28" draw:text-style-name="P46" draw:layer="layout" svg:width="6.845cm" svg:height="6.65cm" draw:transform="skewX (-0.0277507351067098) rotate (0.374373124552784) translate (31.2824041844111cm 22.7040789156007cm)" svg:viewBox="0 0 6846 6651" svg:d="M3421 0c1938 0 3424 1442 3425 3325 0 1889-1486 3326-3422 3326-1940 0-3424-1437-3424-3326 0-1883 1483-3325 3421-3325z">
          <text:p/>
        </draw:path>
        <draw:path draw:style-name="gr129" draw:text-style-name="P47" draw:layer="layout" svg:width="5.956cm" svg:height="5.786cm" draw:transform="skewX (-0.0275762021815104) rotate (0.374547657477983) translate (32.4417615804485cm 10.6971904683632cm)" svg:viewBox="0 0 5957 5787" svg:d="M2977 0c1686 0 2979 1255 2980 2894 0 1643-1293 2893-2978 2893-1688-1-2979-1251-2979-2895 0-1638 1290-2892 2977-2892z">
          <text:p/>
        </draw:path>
        <draw:path draw:style-name="gr41" draw:text-style-name="P10" draw:layer="layout" svg:width="5.956cm" svg:height="5.786cm" draw:transform="skewX (-0.0275762021815105) rotate (0.374547657477983) translate (32.3147615804485cm 1.99619046836315cm)" svg:viewBox="0 0 5957 5787" svg:d="M2977 0c1686 0 2979 1255 2980 2894 0 1643-1293 2893-2978 2893-1688-1-2979-1251-2979-2895 0-1638 1290-2892 2977-2892z">
          <text:p/>
        </draw:path>
        <draw:polygon draw:style-name="gr41" draw:text-style-name="P10" draw:layer="layout" svg:width="0cm" svg:height="0cm" svg:x="6.938cm" svg:y="12.677cm" svg:viewBox="0 0 0 0" draw:points="0,0">
          <text:p/>
        </draw:polygon>
        <draw:polygon draw:style-name="gr41" draw:text-style-name="P10" draw:layer="layout" svg:width="0cm" svg:height="0cm" svg:x="15.188cm" svg:y="11.726cm" svg:viewBox="0 0 0 0" draw:points="0,0">
          <text:p/>
        </draw:polygon>
        <draw:polygon draw:style-name="gr41" draw:text-style-name="P10" draw:layer="layout" svg:width="0cm" svg:height="0cm" svg:x="2.397cm" svg:y="16.119cm" svg:viewBox="0 0 0 0" draw:points="0,0">
          <text:p/>
        </draw:polygon>
        <draw:polygon draw:style-name="gr41" draw:text-style-name="P10" draw:layer="layout" svg:width="0cm" svg:height="0cm" svg:x="18.691cm" svg:y="13.865cm" svg:viewBox="0 0 0 0" draw:points="0,0">
          <text:p/>
        </draw:polygon>
        <draw:polygon draw:style-name="gr41" draw:text-style-name="P10" draw:layer="layout" svg:width="0cm" svg:height="0cm" svg:x="21.405cm" svg:y="2.17cm" svg:viewBox="0 0 0 0" draw:points="0,0">
          <text:p/>
        </draw:polygon>
        <draw:polyline draw:style-name="gr119" draw:text-style-name="P8" draw:layer="layout" svg:width="11.985cm" svg:height="3.208cm" draw:transform="skewX (-0.403869188911488) rotate (-1.82997772071605) translate (22.8002255352723cm 1.137897604603cm)" svg:viewBox="0 0 11986 3209" draw:points="0,1552 2397,1553 3795,0 4195,3105 6391,104 6792,3209 9189,312 9988,1969 11986,1969">
          <text:p/>
        </draw:polyline>
        <draw:polygon draw:style-name="gr41" draw:text-style-name="P10" draw:layer="layout" svg:width="0cm" svg:height="0cm" svg:x="19.602cm" svg:y="17.21cm" svg:viewBox="0 0 0 0" draw:points="0,0">
          <text:p/>
        </draw:polygon>
        <draw:polygon draw:style-name="gr41" draw:text-style-name="P10" draw:layer="layout" svg:width="0cm" svg:height="0cm" svg:x="19.763cm" svg:y="16.855cm" svg:viewBox="0 0 0 0" draw:points="0,0">
          <text:p/>
        </draw:polygon>
        <draw:polygon draw:style-name="gr41" draw:text-style-name="P10" draw:layer="layout" svg:width="0cm" svg:height="0cm" svg:x="3.235cm" svg:y="7.089cm" svg:viewBox="0 0 0 0" draw:points="0,0">
          <text:p/>
        </draw:polygon>
        <draw:polygon draw:style-name="gr41" draw:text-style-name="P10" draw:layer="layout" svg:width="0cm" svg:height="0cm" svg:x="-1.996cm" svg:y="8.442cm" svg:viewBox="0 0 0 0" draw:points="0,0">
          <text:p/>
        </draw:polygon>
        <draw:polygon draw:style-name="gr41" draw:text-style-name="P10" draw:layer="layout" svg:width="0cm" svg:height="0cm" svg:x="1.447cm" svg:y="7.908cm" svg:viewBox="0 0 0 0" draw:points="0,0">
          <text:p/>
        </draw:polygon>
        <draw:polygon draw:style-name="gr41" draw:text-style-name="P10" draw:layer="layout" svg:width="0cm" svg:height="0cm" svg:x="-3.145cm" svg:y="13.028cm" svg:viewBox="0 0 0 0" draw:points="0,0">
          <text:p/>
        </draw:polygon>
        <draw:polygon draw:style-name="gr41" draw:text-style-name="P10" draw:layer="layout" svg:width="0cm" svg:height="0cm" svg:x="19.474cm" svg:y="-0.061cm" svg:viewBox="0 0 0 0" draw:points="0,0">
          <text:p/>
        </draw:polygon>
        <draw:path draw:style-name="gr128" draw:text-style-name="P46" draw:layer="layout" svg:width="6.845cm" svg:height="6.65cm" draw:transform="skewX (-0.0277507351067098) rotate (0.374373124552784) translate (22.7734041844111cm 21.6490789156007cm)" svg:viewBox="0 0 6846 6651" svg:d="M3421 0c1938 0 3424 1442 3425 3325 0 1889-1486 3326-3422 3326-1940 0-3424-1437-3424-3326 0-1883 1483-3325 3421-3325z">
          <text:p/>
        </draw:path>
        <draw:polyline draw:style-name="gr126" draw:text-style-name="P8" draw:layer="layout" svg:width="11.985cm" svg:height="3.208cm" draw:transform="skewX (-0.403869188911488) rotate (-1.36519654090997) translate (7.63979395260796cm 8.35648432652193cm)" svg:viewBox="0 0 11986 3209" draw:points="0,1552 2397,1553 3795,0 4195,3105 6391,104 6792,3209 9189,312 9988,1969 11986,1969">
          <text:p/>
        </draw:polyline>
        <draw:polygon draw:style-name="gr41" draw:text-style-name="P10" draw:layer="layout" svg:width="0cm" svg:height="0cm" svg:x="5.58cm" svg:y="21.232cm" svg:viewBox="0 0 0 0" draw:points="0,0">
          <text:p/>
        </draw:polygon>
        <draw:polygon draw:style-name="gr41" draw:text-style-name="P10" draw:layer="layout" svg:width="0cm" svg:height="0cm" svg:x="9.67cm" svg:y="21.574cm" svg:viewBox="0 0 0 0" draw:points="0,0">
          <text:p/>
        </draw:polygon>
        <draw:polygon draw:style-name="gr41" draw:text-style-name="P10" draw:layer="layout" svg:width="0cm" svg:height="0cm" svg:x="6.854cm" svg:y="9.904cm" svg:viewBox="0 0 0 0" draw:points="0,0">
          <text:p/>
        </draw:polygon>
        <draw:polyline draw:style-name="gr119" draw:text-style-name="P8" draw:layer="layout" svg:width="11.985cm" svg:height="3.208cm" draw:transform="skewX (-0.403869188911488) rotate (-1.36519654090997) translate (7.63861289197883cm 8.35570644748872cm)" svg:viewBox="0 0 11986 3209" draw:points="0,1552 2397,1553 3795,0 4195,3105 6391,104 6792,3209 9189,312 9988,1969 11986,1969">
          <text:p/>
        </draw:polyline>
        <draw:polygon draw:style-name="gr41" draw:text-style-name="P10" draw:layer="layout" svg:width="0cm" svg:height="0cm" svg:x="4.239cm" svg:y="9.28cm" svg:viewBox="0 0 0 0" draw:points="0,0">
          <text:p/>
        </draw:polygon>
        <draw:path draw:style-name="gr116" draw:text-style-name="P10" draw:layer="layout" svg:width="7.601cm" svg:height="7.601cm" draw:transform="skewX (0.000349065850398951) rotate (-0.314857397059777) translate (3.51415804549534cm 1.28500208306978cm)" svg:viewBox="0 0 7602 7602" svg:d="M3800 0c2152 0 3801 1649 3802 3802 0 2158-1649 3800-3800 3800-2154-1-3802-1643-3802-3802 0-2152 1647-3800 3800-3800z">
          <text:p/>
        </draw:path>
      </draw:page>
      <draw:page draw:name="page29" draw:style-name="dp1" draw:master-page-name="Default">
        <draw:custom-shape draw:style-name="gr33" draw:text-style-name="P8" draw:layer="layout" svg:width="4.572cm" svg:height="6.096cm" svg:x="9.282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6.604cm" svg:height="5.334cm" svg:x="8.366cm" svg:y="16.767cm">
          <text:p/>
          <draw:enhanced-geometry svg:viewBox="0 0 21600 21600" draw:mirror-horizontal="false" draw:mirror-vertical="false" draw:type="rectangle" draw:enhanced-path="M 0 0 L 21600 0 21600 21600 0 21600 0 0 Z N"/>
        </draw:custom-shape>
        <draw:polygon draw:style-name="gr41" draw:text-style-name="P10" draw:layer="layout" svg:width="0cm" svg:height="0cm" svg:x="20.449cm" svg:y="16.559cm" svg:viewBox="0 0 0 0" draw:points="0,0">
          <text:p/>
        </draw:polygon>
        <draw:polygon draw:style-name="gr41" draw:text-style-name="P10" draw:layer="layout" svg:width="0cm" svg:height="0cm" svg:x="18.671cm" svg:y="15.139cm" svg:viewBox="0 0 0 0" draw:points="0,0">
          <text:p/>
        </draw:polygon>
        <draw:polyline draw:style-name="gr112" draw:text-style-name="P8" draw:layer="layout" svg:width="8.473cm" svg:height="3.392cm" draw:transform="skewX (-0.206472450510929) rotate (1.60238678625599) translate (17.55261093308cm 16.046425511582cm)" svg:viewBox="0 0 8474 3393" draw:points="0,1641 1695,1642 2684,0 2965,3283 4520,110 4801,3393 6498,329 7061,2081 8474,2081">
          <text:p/>
        </draw:polyline>
        <draw:path draw:style-name="gr41" draw:text-style-name="P10" draw:layer="layout" svg:width="3.318cm" svg:height="3.312cm" draw:transform="skewX (0.00488692190558412) rotate (-1.88390839460268) translate (21.3433413198584cm 15.7979368953856cm)" svg:viewBox="0 0 3319 3313" svg:d="M1658 0c940 0 1661 718 1661 1656 1 940-719 1656-1658 1657-941 0-1660-715-1661-1656-1-938 718-1657 1658-1657z">
          <text:p/>
        </draw:path>
        <draw:polygon draw:style-name="gr41" draw:text-style-name="P10" draw:layer="layout" svg:width="0cm" svg:height="0cm" svg:x="13.713cm" svg:y="11.615cm" svg:viewBox="0 0 0 0" draw:points="0,0">
          <text:p/>
        </draw:polygon>
        <draw:polygon draw:style-name="gr41" draw:text-style-name="P10" draw:layer="layout" svg:width="0cm" svg:height="0cm" svg:x="14.601cm" svg:y="2.22cm" svg:viewBox="0 0 0 0" draw:points="0,0">
          <text:p/>
        </draw:polygon>
        <draw:polygon draw:style-name="gr41" draw:text-style-name="P10" draw:layer="layout" svg:width="0cm" svg:height="0cm" svg:x="6.566cm" svg:y="7.835cm" svg:viewBox="0 0 0 0" draw:points="0,0">
          <text:p/>
        </draw:polygon>
        <draw:polyline draw:style-name="gr112" draw:text-style-name="P8" draw:layer="layout" svg:width="10.264cm" svg:height="4.109cm" draw:transform="skewX (-0.205774318810131) rotate (0.293389847260247) translate (5.15548545010425cm 6.81081105249788cm)" svg:viewBox="0 0 10265 4110" draw:points="0,1988 2053,1989 3250,0 3593,3977 5474,133 5817,4110 7870,399 8554,2521 10265,2521">
          <text:p/>
        </draw:polyline>
        <draw:path draw:style-name="gr41" draw:text-style-name="P10" draw:layer="layout" svg:width="7.128cm" svg:height="7.128cm" draw:transform="skewX (0.000349065850398867) rotate (3.08853464432917) translate (22.1743278952504cm 9.14920993744687cm)" svg:viewBox="0 0 7129 7129" svg:d="M3563 0c2018 0 3565 1546 3566 3565 0 2024-1547 3564-3564 3564-2020-1-3565-1541-3565-3566 0-2018 1544-3563 3563-3563z">
          <text:p/>
        </draw:path>
        <draw:path draw:style-name="gr41" draw:text-style-name="P10" draw:layer="layout" svg:width="4.494cm" svg:height="4.494cm" draw:transform="skewX (0.000174532925199428) rotate (3.08836011140397) translate (7.02318002617357cm 11.2727314969006cm)" svg:viewBox="0 0 4495 4495" svg:d="M2247 0c1272 0 2248 975 2248 2247 1 1277-975 2248-2247 2248-1273 0-2248-971-2248-2248 0-1272 974-2247 2247-2247z">
          <text:p/>
        </draw:path>
      </draw:page>
      <draw:page draw:name="page30" draw:style-name="dp1" draw:master-page-name="Default">
        <draw:frame draw:style-name="gr130" draw:text-style-name="P48" draw:layer="layout" svg:width="22.939cm" svg:height="29.343cm" svg:x="0.378cm" svg:y="2.241cm">
          <draw:text-box>
            <text:p><text:span text:style-name="T6">Ψ</text:span></text:p>
          </draw:text-box>
        </draw:frame>
      </draw:page>
      <draw:page draw:name="page31" draw:style-name="dp1" draw:master-page-name="Default">
        <draw:frame draw:style-name="gr130" draw:text-style-name="P49" draw:layer="layout" svg:width="22.939cm" svg:height="29.343cm" svg:x="25.06cm" svg:y="-1.165cm">
          <draw:text-box>
            <text:p><text:span text:style-name="T7">ψ</text:span></text:p>
          </draw:text-box>
        </draw:frame>
        <draw:path draw:style-name="gr131" draw:text-style-name="P50" draw:layer="layout" svg:width="4.494cm" svg:height="4.494cm" draw:transform="skewX (0.000174532925199417) rotate (3.08836011140397) translate (32.5501800261736cm 1.36973149690063cm)" svg:viewBox="0 0 4495 4495" svg:d="M2247 0c1272 0 2248 975 2248 2247 1 1277-975 2248-2247 2248-1273 0-2248-971-2248-2248 0-1272 974-2247 2247-2247z">
          <text:p/>
        </draw:path>
        <draw:frame draw:style-name="gr132" draw:text-style-name="P51" draw:layer="layout" svg:width="23.254cm" svg:height="32.005cm" svg:x="0.646cm" svg:y="-7.364cm">
          <draw:text-box>
            <text:p><text:span text:style-name="T8">ψ</text:span></text:p>
          </draw:text-box>
        </draw:frame>
        <draw:frame draw:style-name="gr133" draw:text-style-name="P38" draw:layer="layout" svg:width="20.035cm" svg:height="28.476cm" svg:x="27.964cm" svg:y="2.143cm">
          <draw:text-box>
            <text:p><text:span text:style-name="T7">ψ</text:span></text:p>
          </draw:text-box>
        </draw:frame>
      </draw:page>
      <draw:page draw:name="page32" draw:style-name="dp1" draw:master-page-name="Default">
        <draw:path draw:style-name="gr134" draw:text-style-name="P52" draw:layer="layout" svg:width="29.477cm" svg:height="21.618cm" svg:x="1cm" svg:y="1.381cm" svg:viewBox="0 0 29478 21619" svg:d="M0 21619c138-10267 0-12475 0-18317 762 3175 2042 5938 3048 7493 1397 2159 6129 9904 11176 1397 2461-4021 5080-8128 7620-12192 156 7620 8452-8724 7568 21310z">
          <text:p/>
        </draw:path>
        <draw:custom-shape draw:style-name="gr135" draw:text-style-name="P8" draw:layer="layout" svg:width="22cm" svg:height="22cm" svg:x="1cm" svg:y="1cm">
          <text:p/>
          <draw:enhanced-geometry svg:viewBox="0 0 21600 21600" draw:type="rectangle" draw:enhanced-path="M 0 0 L 21600 0 21600 21600 0 21600 0 0 Z N"/>
        </draw:custom-shape>
        <draw:custom-shape draw:style-name="gr136" draw:text-style-name="P52" draw:layer="layout" svg:width="4.572cm" svg:height="4.572cm" svg:x="7.985cm" svg:y="9.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7.128cm" svg:height="22.86cm" svg:x="-7.001cm" svg:y="0.492cm">
          <text:p/>
          <draw:enhanced-geometry svg:viewBox="0 0 21600 21600" draw:type="rectangle" draw:enhanced-path="M 0 0 L 21600 0 21600 21600 0 21600 0 0 Z N"/>
        </draw:custom-shape>
        <draw:custom-shape draw:style-name="gr138" draw:text-style-name="P1" draw:layer="layout" svg:width="8.39cm" svg:height="26.289cm" svg:x="23.598cm" svg:y="-1.667cm">
          <text:p/>
          <draw:enhanced-geometry svg:viewBox="0 0 21600 21600" draw:type="rectangle" draw:enhanced-path="M 0 0 L 21600 0 21600 21600 0 21600 0 0 Z N"/>
        </draw:custom-shape>
      </draw:page>
      <draw:page draw:name="page33" draw:style-name="dp1" draw:master-page-name="Default">
        <draw:custom-shape draw:style-name="gr139" draw:text-style-name="P53" draw:layer="layout" svg:width="20.955cm" svg:height="21.941cm" svg:x="1.5cm" svg:y="1cm">
          <text:p/>
          <draw:enhanced-geometry svg:viewBox="0 0 21600 21600" draw:type="rectangle" draw:enhanced-path="M 0 0 L 21600 0 21600 21600 0 21600 0 0 Z N"/>
        </draw:custom-shape>
        <draw:frame draw:style-name="gr140" draw:text-style-name="P54" draw:layer="layout" svg:width="17.399cm" svg:height="24.36cm" svg:x="2.778cm" svg:y="2.167cm">
          <draw:text-box>
            <text:p><text:span text:style-name="T9">E</text:span></text:p>
          </draw:text-box>
        </draw:frame>
      </draw:page>
      <draw:page draw:name="page34" draw:style-name="dp1" draw:master-page-name="Default">
        <draw:polyline draw:style-name="gr30" draw:text-style-name="P8" draw:layer="layout" svg:width="20.487cm" svg:height="1.95cm" svg:x="0.619cm" svg:y="8.828cm" svg:viewBox="0 0 20488 1951" draw:points="0,1951 724,254 2422,1651 4121,254 5819,1651 7672,127 9371,1524 11224,0 13232,1651 14311,762 15239,0 17246,1651 20488,220">
          <text:p/>
        </draw:polyline>
        <draw:path draw:style-name="gr141" draw:text-style-name="P55" draw:layer="layout" svg:width="21.999cm" svg:height="19.078cm" svg:x="1cm" svg:y="3.921cm" svg:viewBox="0 0 22000 19079" svg:d="M0 18669c277-4424 51-16973 0-18669 3978 2787 4032 21922 11934 13567 3476-4120 6711-8960 10066-13440 0 6858 0 12827 0 18952z">
          <text:p/>
        </draw:path>
        <draw:custom-shape draw:style-name="gr51" draw:text-style-name="P8" draw:layer="layout" svg:width="22cm" svg:height="22cm" svg:x="1.001cm" svg:y="1cm">
          <text:p/>
          <draw:enhanced-geometry svg:viewBox="0 0 21600 21600" draw:type="rectangle" draw:enhanced-path="M 0 0 L 21600 0 21600 21600 0 21600 0 0 Z N"/>
        </draw:custom-shape>
        <draw:custom-shape draw:style-name="gr142" draw:text-style-name="P55" draw:layer="layout" svg:width="4.572cm" svg:height="4.572cm" svg:x="7.632cm" svg:y="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5" draw:style-name="dp1" draw:master-page-name="Default">
        <draw:line draw:style-name="gr143" draw:text-style-name="P8" draw:layer="layout" svg:x1="20.558cm" svg:y1="14.824cm" svg:x2="3.413cm" svg:y2="14.824cm">
          <text:p/>
        </draw:line>
        <draw:line draw:style-name="gr143" draw:text-style-name="P8" draw:layer="layout" svg:x1="21.059cm" svg:y1="10.424cm" svg:x2="3.914cm" svg:y2="10.424cm">
          <text:p/>
        </draw:line>
        <draw:path draw:style-name="gr144" draw:text-style-name="P56" draw:layer="layout" svg:width="22.036cm" svg:height="20.192cm" svg:x="0.963cm" svg:y="2.524cm" svg:viewBox="0 0 22037 20193" svg:d="M37 20193c0-9652-83-11769 0-17907 3175 5461 4449 14035 10922 13843s7561-10645 11078-16129c0 7112-21 2945 0 20193z">
          <text:p/>
        </draw:path>
        <draw:custom-shape draw:style-name="gr145" draw:text-style-name="P8" draw:layer="layout" svg:width="22cm" svg:height="22cm" svg:x="1cm" svg:y="1cm">
          <text:p/>
          <draw:enhanced-geometry svg:viewBox="0 0 21600 21600" draw:type="rectangle" draw:enhanced-path="M 0 0 L 21600 0 21600 21600 0 21600 0 0 Z N"/>
        </draw:custom-shape>
        <draw:line draw:style-name="gr143" draw:text-style-name="P8" draw:layer="layout" svg:x1="21.193cm" svg:y1="5.324cm" svg:x2="1cm" svg:y2="5.324cm">
          <text:p/>
        </draw:line>
        <draw:custom-shape draw:style-name="gr146" draw:text-style-name="P56" draw:layer="layout" svg:width="4.572cm" svg:height="4.572cm" svg:x="9.409cm" svg:y="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6" draw:style-name="dp1" draw:master-page-name="Default">
        <draw:custom-shape draw:style-name="gr147" draw:text-style-name="P8" draw:layer="layout" svg:width="22cm" svg:height="22cm" svg:x="1cm" svg:y="1cm">
          <text:p/>
          <draw:enhanced-geometry svg:viewBox="0 0 21600 21600" draw:type="rectangle" draw:enhanced-path="M 0 0 L 21600 0 21600 21600 0 21600 0 0 Z N"/>
        </draw:custom-shape>
        <draw:custom-shape draw:style-name="gr148" draw:text-style-name="P57" draw:layer="layout" svg:width="4.572cm" svg:height="4.572cm" svg:x="3.159cm" svg:y="8.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8.606cm" svg:y="-4.212cm">
          <text:p/>
          <draw:enhanced-geometry svg:viewBox="0 0 21600 21600" draw:type="rectangle" draw:enhanced-path="M 0 0 L 21600 0 21600 21600 0 21600 0 0 Z N"/>
        </draw:custom-shape>
        <draw:custom-shape draw:style-name="gr2" draw:text-style-name="P1" draw:layer="layout" svg:width="8.39cm" svg:height="26.289cm" svg:x="26.265cm" svg:y="-2.048cm">
          <text:p/>
          <draw:enhanced-geometry svg:viewBox="0 0 21600 21600" draw:type="rectangle" draw:enhanced-path="M 0 0 L 21600 0 21600 21600 0 21600 0 0 Z N"/>
        </draw:custom-shape>
        <draw:custom-shape draw:style-name="gr149" draw:text-style-name="P1" draw:layer="layout" svg:width="30.734cm" svg:height="10.742cm" svg:x="-2.937cm" svg:y="25.257cm">
          <text:p/>
          <draw:enhanced-geometry svg:viewBox="0 0 21600 21600" draw:type="rectangle" draw:enhanced-path="M 0 0 L 21600 0 21600 21600 0 21600 0 0 Z N"/>
        </draw:custom-shape>
        <draw:path draw:style-name="gr150" draw:text-style-name="P58" draw:layer="layout" svg:width="21.999cm" svg:height="17.935cm" svg:x="1cm" svg:y="5.064cm" svg:viewBox="0 0 22000 17936" svg:d="M0 17936v-1398-9149c254 612 254 3914 5207 3787s4953-11196 8128-11176 4191 4417 6096 4302 2569-2631 2569-2631l-130 16265z">
          <text:p/>
        </draw:path>
      </draw:page>
      <draw:page draw:name="page37" draw:style-name="dp1" draw:master-page-name="Default">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51" draw:text-style-name="P59" draw:layer="layout" svg:width="4.572cm" svg:height="4.572cm" svg:x="16.621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8.144cm" svg:y="-3.831cm">
          <text:p/>
          <draw:enhanced-geometry svg:viewBox="0 0 21600 21600" draw:type="rectangle" draw:enhanced-path="M 0 0 L 21600 0 21600 21600 0 21600 0 0 Z N"/>
        </draw:custom-shape>
        <draw:custom-shape draw:style-name="gr152" draw:text-style-name="P1" draw:layer="layout" svg:width="8.39cm" svg:height="26.289cm" svg:x="27.535cm" svg:y="-1.794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path draw:style-name="gr154" draw:text-style-name="P60" draw:layer="layout" svg:width="21.999cm" svg:height="19.205cm" svg:x="1cm" svg:y="3.794cm" svg:viewBox="0 0 22000 19206" svg:d="M0 19206v-1553-10160c0 0 1264 1524 2781 381s3067-7874 5689-7874 5941 13970 9228 13843 4302-3429 4302-3429l-130 8792z">
          <text:p/>
        </draw:path>
      </draw:page>
      <draw:page draw:name="page38" draw:style-name="dp1" draw:master-page-name="Default">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51" draw:text-style-name="P59" draw:layer="layout" svg:width="4.572cm" svg:height="4.572cm" svg:x="16.621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8.144cm" svg:y="-3.831cm">
          <text:p/>
          <draw:enhanced-geometry svg:viewBox="0 0 21600 21600" draw:type="rectangle" draw:enhanced-path="M 0 0 L 21600 0 21600 21600 0 21600 0 0 Z N"/>
        </draw:custom-shape>
        <draw:custom-shape draw:style-name="gr152" draw:text-style-name="P1" draw:layer="layout" svg:width="8.39cm" svg:height="26.289cm" svg:x="27.535cm" svg:y="-1.794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path draw:style-name="gr154" draw:text-style-name="P60" draw:layer="layout" svg:width="21.999cm" svg:height="15.268cm" svg:x="1cm" svg:y="7.731cm" svg:viewBox="0 0 22000 15269" svg:d="M0 15269v-1553-10160c0 0 1264 1524 2781 381s3233-3937 5855-3937 5775 10033 9062 9906 4302-3429 4302-3429l-130 8792z">
          <text:p/>
        </draw:path>
        <draw:polyline draw:style-name="gr30" draw:text-style-name="P8" draw:layer="layout" svg:width="20.827cm" svg:height="1.904cm" svg:x="1.508cm" svg:y="3.667cm" svg:viewBox="0 0 20828 1905" draw:points="0,1905 1994,381 3692,1778 5391,381 7089,1778 8942,254 10641,1651 12494,127 14502,1778 15581,889 16509,127 18516,1778 20828,0">
          <text:p/>
        </draw:polyline>
      </draw:page>
      <draw:page draw:name="page39" draw:style-name="dp1" draw:master-page-name="Default">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55" draw:text-style-name="P61" draw:layer="layout" svg:width="4.572cm" svg:height="4.572cm" svg:x="3.167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8.144cm" svg:y="-3.831cm">
          <text:p/>
          <draw:enhanced-geometry svg:viewBox="0 0 21600 21600" draw:type="rectangle" draw:enhanced-path="M 0 0 L 21600 0 21600 21600 0 21600 0 0 Z N"/>
        </draw:custom-shape>
        <draw:custom-shape draw:style-name="gr152" draw:text-style-name="P1" draw:layer="layout" svg:width="8.39cm" svg:height="26.289cm" svg:x="27.535cm" svg:y="-1.794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path draw:style-name="gr156" draw:text-style-name="P62" draw:layer="layout" svg:width="21.999cm" svg:height="17.173cm" svg:x="1cm" svg:y="5.826cm" svg:viewBox="0 0 22000 17174" svg:d="M0 17174v-1553-10160c0 0 2159 3429 5461 2921s4191-4826 5588-4826 3190 6350 6477 6223 4474-9779 4474-9779l-130 17174z">
          <text:p/>
        </draw:path>
        <draw:custom-shape draw:style-name="gr155" draw:text-style-name="P61" draw:layer="layout" svg:width="4.572cm" svg:height="4.572cm" svg:x="15.732cm" svg:y="6.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0" draw:style-name="dp1" draw:master-page-name="Default">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55" draw:text-style-name="P61" draw:layer="layout" svg:width="4.572cm" svg:height="4.572cm" svg:x="2.905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1" draw:layer="layout" svg:width="8.39cm" svg:height="26.289cm" svg:x="27.416cm" svg:y="-1.921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path draw:style-name="gr156" draw:text-style-name="P62" draw:layer="layout" svg:width="21.999cm" svg:height="15.834cm" svg:x="1cm" svg:y="7.165cm" svg:viewBox="0 0 22000 15835" svg:d="M0 15835v-1369-6943c254 155 889 1171 4699 1171s4064-7239 6731-8509 2682 4427 5969 4315 4601-3807 4601-3807l-130 15142z">
          <text:p/>
        </draw:path>
        <draw:custom-shape draw:style-name="gr155" draw:text-style-name="P61" draw:layer="layout" svg:width="4.572cm" svg:height="4.572cm" svg:x="16.24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1" draw:style-name="dp1" draw:master-page-name="Default">
        <draw:custom-shape draw:style-name="gr157" draw:text-style-name="P1" draw:layer="layout" svg:width="22cm" svg:height="22cm" svg:x="1cm" svg:y="1cm">
          <text:p/>
          <draw:enhanced-geometry svg:viewBox="0 0 21600 21600" draw:type="rectangle" draw:enhanced-path="M 0 0 L 21600 0 21600 21600 0 21600 0 0 Z N"/>
        </draw:custom-shape>
        <draw:custom-shape draw:style-name="gr158" draw:text-style-name="P63" draw:layer="layout" svg:width="4.572cm" svg:height="4.572cm" svg:x="3.286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8.606cm" svg:y="-4.212cm">
          <text:p/>
          <draw:enhanced-geometry svg:viewBox="0 0 21600 21600" draw:type="rectangle" draw:enhanced-path="M 0 0 L 21600 0 21600 21600 0 21600 0 0 Z N"/>
        </draw:custom-shape>
        <draw:custom-shape draw:style-name="gr2" draw:text-style-name="P1" draw:layer="layout" svg:width="8.39cm" svg:height="26.289cm" svg:x="26.265cm" svg:y="-2.048cm">
          <text:p/>
          <draw:enhanced-geometry svg:viewBox="0 0 21600 21600" draw:type="rectangle" draw:enhanced-path="M 0 0 L 21600 0 21600 21600 0 21600 0 0 Z N"/>
        </draw:custom-shape>
        <draw:custom-shape draw:style-name="gr149" draw:text-style-name="P1" draw:layer="layout" svg:width="30.734cm" svg:height="10.742cm" svg:x="-2.937cm" svg:y="25.257cm">
          <text:p/>
          <draw:enhanced-geometry svg:viewBox="0 0 21600 21600" draw:type="rectangle" draw:enhanced-path="M 0 0 L 21600 0 21600 21600 0 21600 0 0 Z N"/>
        </draw:custom-shape>
        <draw:path draw:style-name="gr159" draw:text-style-name="P63" draw:layer="layout" svg:width="21.999cm" svg:height="14.506cm" svg:x="1cm" svg:y="8.493cm" svg:viewBox="0 0 22000 14507" svg:d="M0 14507v-1172-7667c254 513 254 3280 5207 3174 4953-107 5080-9153 7620-8834 2540 320 4699 3170 6604 3073 1905-96 2569-2205 2569-2205l-130 13631z">
          <text:p/>
        </draw:path>
        <draw:custom-shape draw:style-name="gr158" draw:text-style-name="P63" draw:layer="layout" svg:width="4.572cm" svg:height="4.572cm" svg:x="16.367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2" draw:style-name="dp1" draw:master-page-name="Default">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 draw:text-style-name="P1" draw:layer="layout" svg:width="7.193cm" svg:height="28.453cm" svg:x="-17.542cm" svg:y="-3.318cm">
          <text:p/>
          <draw:enhanced-geometry svg:viewBox="0 0 21600 21600" draw:type="rectangle" draw:enhanced-path="M 0 0 L 21600 0 21600 21600 0 21600 0 0 Z N"/>
        </draw:custom-shape>
        <draw:custom-shape draw:style-name="gr152" draw:text-style-name="P1" draw:layer="layout" svg:width="8.39cm" svg:height="26.289cm" svg:x="27.535cm" svg:y="-1.794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line draw:style-name="gr143" draw:text-style-name="P8" draw:layer="layout" svg:x1="22.772cm" svg:y1="14.824cm" svg:x2="1cm" svg:y2="14.824cm">
          <text:p/>
        </draw:line>
        <draw:line draw:style-name="gr143" draw:text-style-name="P8" draw:layer="layout" svg:x1="23.33cm" svg:y1="10.424cm" svg:x2="1.381cm" svg:y2="10.424cm">
          <text:p/>
        </draw:line>
        <draw:path draw:style-name="gr160" draw:text-style-name="P64" draw:layer="layout" svg:width="21.999cm" svg:height="14.949cm" svg:x="1cm" svg:y="8.05cm" svg:viewBox="0 0 22000 14950" svg:d="M0 14950v-1188-7770c0 0 1419 4206 4572 4230s7048-8358 10033-9779c2667-1270 3302 508 7395 1373l-130 13134z">
          <text:p/>
        </draw:path>
        <draw:custom-shape draw:style-name="gr155" draw:text-style-name="P61" draw:layer="layout" svg:width="4.572cm" svg:height="4.572cm" svg:x="-8.779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8" draw:layer="layout" svg:x1="23.479cm" svg:y1="5.324cm" svg:x2="1.001cm" svg:y2="5.324cm">
          <text:p/>
        </draw:line>
        <draw:custom-shape draw:style-name="gr161" draw:text-style-name="P65" draw:layer="layout" svg:width="4.572cm" svg:height="4.572cm" svg:x="3.921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3" draw:style-name="dp1" draw:master-page-name="Default">
        <draw:custom-shape draw:style-name="gr162" draw:text-style-name="P66" draw:layer="layout" svg:width="28.456cm" svg:height="26.289cm" svg:x="-1.802cm" svg:y="-1.413cm">
          <text:p/>
          <draw:enhanced-geometry svg:viewBox="0 0 21600 21600" draw:type="rectangle" draw:enhanced-path="M 0 0 L 21600 0 21600 21600 0 21600 0 0 Z N"/>
        </draw:custom-shape>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 draw:text-style-name="P1" draw:layer="layout" svg:width="7.193cm" svg:height="28.453cm" svg:x="-17.542cm" svg:y="-3.318cm">
          <text:p/>
          <draw:enhanced-geometry svg:viewBox="0 0 21600 21600" draw:type="rectangle" draw:enhanced-path="M 0 0 L 21600 0 21600 21600 0 21600 0 0 Z N"/>
        </draw:custom-shape>
        <draw:custom-shape draw:style-name="gr152" draw:text-style-name="P1" draw:layer="layout" svg:width="8.39cm" svg:height="26.289cm" svg:x="27.535cm" svg:y="-1.794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line draw:style-name="gr143" draw:text-style-name="P8" draw:layer="layout" svg:x1="22.772cm" svg:y1="14.824cm" svg:x2="1cm" svg:y2="14.824cm">
          <text:p/>
        </draw:line>
        <draw:line draw:style-name="gr143" draw:text-style-name="P8" draw:layer="layout" svg:x1="23.33cm" svg:y1="10.424cm" svg:x2="1.381cm" svg:y2="10.424cm">
          <text:p/>
        </draw:line>
        <draw:path draw:style-name="gr160" draw:text-style-name="P64" draw:layer="layout" svg:width="21.999cm" svg:height="14.949cm" svg:x="1cm" svg:y="8.05cm" svg:viewBox="0 0 22000 14950" svg:d="M0 14950v-1188-7770c0 0 1419 4206 4572 4230s7048-8358 10033-9779c2667-1270 3302 508 7395 1373l-130 13134z">
          <text:p/>
        </draw:path>
        <draw:custom-shape draw:style-name="gr155" draw:text-style-name="P61" draw:layer="layout" svg:width="4.572cm" svg:height="4.572cm" svg:x="-8.779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8" draw:layer="layout" svg:x1="23.479cm" svg:y1="5.324cm" svg:x2="1.001cm" svg:y2="5.324cm">
          <text:p/>
        </draw:line>
        <draw:custom-shape draw:style-name="gr161" draw:text-style-name="P65" draw:layer="layout" svg:width="4.572cm" svg:height="4.572cm" svg:x="3.921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4" draw:style-name="dp1" draw:master-page-name="Default">
        <draw:custom-shape draw:style-name="gr162" draw:text-style-name="P66" draw:layer="layout" svg:width="28.456cm" svg:height="26.289cm" svg:x="-1.802cm" svg:y="-1.413cm">
          <text:p/>
          <draw:enhanced-geometry svg:viewBox="0 0 21600 21600" draw:type="rectangle" draw:enhanced-path="M 0 0 L 21600 0 21600 21600 0 21600 0 0 Z N"/>
        </draw:custom-shape>
        <draw:custom-shape draw:style-name="gr51" draw:text-style-name="P8" draw:layer="layout" svg:width="22cm" svg:height="22cm" svg:x="1cm" svg:y="1cm">
          <text:p/>
          <draw:enhanced-geometry svg:viewBox="0 0 21600 21600" draw:type="rectangle" draw:enhanced-path="M 0 0 L 21600 0 21600 21600 0 21600 0 0 Z N"/>
        </draw:custom-shape>
        <draw:custom-shape draw:style-name="gr1" draw:text-style-name="P1" draw:layer="layout" svg:width="7.193cm" svg:height="28.453cm" svg:x="-17.542cm" svg:y="-3.318cm">
          <text:p/>
          <draw:enhanced-geometry svg:viewBox="0 0 21600 21600" draw:type="rectangle" draw:enhanced-path="M 0 0 L 21600 0 21600 21600 0 21600 0 0 Z N"/>
        </draw:custom-shape>
        <draw:custom-shape draw:style-name="gr153" draw:text-style-name="P1" draw:layer="layout" svg:width="30.734cm" svg:height="11.25cm" svg:x="-1.159cm" svg:y="24.749cm">
          <text:p/>
          <draw:enhanced-geometry svg:viewBox="0 0 21600 21600" draw:type="rectangle" draw:enhanced-path="M 0 0 L 21600 0 21600 21600 0 21600 0 0 Z N"/>
        </draw:custom-shape>
        <draw:line draw:style-name="gr163" draw:text-style-name="P1" draw:layer="layout" svg:x1="22.772cm" svg:y1="14.824cm" svg:x2="1cm" svg:y2="14.824cm">
          <text:p/>
        </draw:line>
        <draw:line draw:style-name="gr163" draw:text-style-name="P1" draw:layer="layout" svg:x1="23.33cm" svg:y1="10.424cm" svg:x2="1.381cm" svg:y2="10.424cm">
          <text:p/>
        </draw:line>
        <draw:path draw:style-name="gr164" draw:text-style-name="P1" draw:layer="layout" svg:width="21.999cm" svg:height="14.949cm" svg:x="1cm" svg:y="8.05cm" svg:viewBox="0 0 22000 14950" svg:d="M0 14950v-1188-7770c0 0 1419 4206 4572 4230s7048-8358 10033-9779c2667-1270 3302 508 7395 1373l-130 13134z">
          <text:p/>
        </draw:path>
        <draw:custom-shape draw:style-name="gr155" draw:text-style-name="P61" draw:layer="layout" svg:width="4.572cm" svg:height="4.572cm" svg:x="-8.779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8" draw:layer="layout" svg:x1="23.479cm" svg:y1="5.324cm" svg:x2="1.001cm" svg:y2="5.324cm">
          <text:p/>
        </draw:line>
        <draw:custom-shape draw:style-name="gr165" draw:text-style-name="P1" draw:layer="layout" svg:width="4.572cm" svg:height="4.572cm" svg:x="4.04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5" draw:style-name="dp1" draw:master-page-name="Default">
        <draw:custom-shape draw:style-name="gr166" draw:text-style-name="P67" draw:layer="layout" svg:width="18.923cm" svg:height="18.923cm" draw:transform="rotate (0.784001899995853) translate (-1.341cm 12.094cm)">
          <text:p/>
          <draw:enhanced-geometry svg:viewBox="0 0 21600 21600" draw:glue-points="10800 0 0 10800 10800 21600 21600 10800" draw:path-stretchpoint-x="10800" draw:path-stretchpoint-y="10800" draw:text-areas="?f1 ?f1 ?f2 ?f3" draw:type="cross" draw:modifiers="6945.466074825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draw:page draw:name="page46" draw:style-name="dp1" draw:master-page-name="Default">
        <draw:line draw:style-name="gr167" draw:text-style-name="P8" draw:layer="layout" svg:x1="1cm" svg:y1="20.143cm" svg:x2="23cm" svg:y2="20.143cm">
          <text:p/>
        </draw:line>
        <draw:line draw:style-name="gr167" draw:text-style-name="P8" draw:layer="layout" svg:x1="2.103cm" svg:y1="15.444cm" svg:x2="2.103cm" svg:y2="19.381cm">
          <text:p/>
        </draw:line>
        <draw:line draw:style-name="gr167" draw:text-style-name="P8" draw:layer="layout" svg:x1="7.016cm" svg:y1="15.445cm" svg:x2="7.016cm" svg:y2="19.382cm">
          <text:p/>
        </draw:line>
        <draw:line draw:style-name="gr167" draw:text-style-name="P8" draw:layer="layout" svg:x1="11.928cm" svg:y1="15.446cm" svg:x2="11.928cm" svg:y2="19.383cm">
          <text:p/>
        </draw:line>
        <draw:line draw:style-name="gr167" draw:text-style-name="P8" draw:layer="layout" svg:x1="12.061cm" svg:y1="15.447cm" svg:x2="12.061cm" svg:y2="19.384cm">
          <text:p/>
        </draw:line>
        <draw:line draw:style-name="gr167" draw:text-style-name="P8" draw:layer="layout" svg:x1="16.974cm" svg:y1="15.444cm" svg:x2="16.974cm" svg:y2="19.381cm">
          <text:p/>
        </draw:line>
        <draw:line draw:style-name="gr167" draw:text-style-name="P8" draw:layer="layout" svg:x1="21.887cm" svg:y1="15.445cm" svg:x2="21.887cm" svg:y2="19.382cm">
          <text:p/>
        </draw:line>
        <draw:custom-shape draw:style-name="gr168" draw:text-style-name="P67" draw:layer="layout" svg:width="20.955cm" svg:height="9.271cm" svg:x="1.508cm" svg:y="2.395cm">
          <text:p/>
          <draw:enhanced-geometry svg:viewBox="0 0 21600 21600" draw:text-areas="?f5 ?f1 ?f6 ?f3" draw:type="left-right-arrow" draw:modifiers="5463.90532544379 5366.6334462826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47" draw:style-name="dp1" draw:master-page-name="Default">
        <draw:g>
          <draw:custom-shape draw:style-name="gr169" draw:text-style-name="P68" draw:layer="layout" svg:width="10.916cm" svg:height="10.212cm" draw:transform="rotate (-1.5707963267949) translate (22.377cm 6.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9" draw:text-style-name="P68" draw:layer="layout" svg:width="10.916cm" svg:height="10.211cm" draw:transform="rotate (-1.5707963267949) translate (11.91cm 6.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draw:page draw:name="page48" draw:style-name="dp1" draw:master-page-name="Default">
        <draw:custom-shape draw:style-name="gr169" draw:text-style-name="P68" draw:layer="layout" svg:width="10.916cm" svg:height="10.211cm" draw:transform="rotate (-1.5707963267949) translate (15.41cm 6.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0" draw:text-style-name="P68" draw:layer="layout" svg:width="2.413cm" svg:height="13.97cm" svg:x="16.367cm" svg:y="4.748cm">
          <text:p/>
          <draw:enhanced-geometry svg:viewBox="0 0 21600 21600" draw:type="rectangle" draw:enhanced-path="M 0 0 L 21600 0 21600 21600 0 21600 0 0 Z N"/>
        </draw:custom-shape>
      </draw:page>
      <draw:page draw:name="page49" draw:style-name="dp1" draw:master-page-name="Default">
        <draw:custom-shape draw:style-name="gr171" draw:text-style-name="P68" draw:layer="layout" svg:width="15.748cm" svg:height="14.732cm" draw:transform="rotate (-1.5707963267949) translate (19.477cm 3.9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50" draw:style-name="dp1" draw:master-page-name="Default">
        <draw:frame draw:style-name="gr172" draw:text-style-name="P69" draw:layer="layout" svg:width="4.02cm" svg:height="13.674cm" svg:x="18.915cm" svg:y="14.904cm">
          <draw:text-box>
            <text:p><text:span text:style-name="T10">o</text:span></text:p>
          </draw:text-box>
        </draw:frame>
        <draw:frame draw:style-name="gr173" draw:text-style-name="P70" draw:layer="layout" svg:width="28.362cm" svg:height="25.728cm" svg:x="-1.159cm" svg:y="1.508cm">
          <draw:text-box>
            <text:p><text:span text:style-name="T11">U</text:span></text:p>
          </draw:text-box>
        </draw:frame>
      </draw:page>
      <draw:page draw:name="page51" draw:style-name="dp1" draw:master-page-name="Default">
        <draw:custom-shape draw:style-name="gr174" draw:text-style-name="P71" draw:layer="layout" svg:width="20.193cm" svg:height="20.193cm" svg:x="1.889cm" svg:y="1.8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draw:page draw:name="page52" draw:style-name="dp1" draw:master-page-name="Default">
        <draw:path draw:style-name="gr175" draw:text-style-name="P72" draw:layer="layout" svg:width="26.105cm" svg:height="16.492cm" svg:x="-0.581cm" svg:y="6.98cm" svg:viewBox="0 0 26106 16493" svg:d="M1581 16020c9144-791 6350-23651 13970-13364s11422-12446 10387 13715c0 0-33501 440-24357-351z">
          <text:p/>
        </draw:path>
        <draw:custom-shape draw:style-name="gr176" draw:text-style-name="P8" draw:layer="layout" svg:width="22cm" svg:height="22cm" svg:x="1cm" svg:y="1cm">
          <text:p/>
          <draw:enhanced-geometry svg:viewBox="0 0 21600 21600" draw:type="rectangle" draw:enhanced-path="M 0 0 L 21600 0 21600 21600 0 21600 0 0 Z N"/>
        </draw:custom-shape>
        <draw:custom-shape draw:style-name="gr177" draw:text-style-name="P72" draw:layer="layout" svg:width="4.572cm" svg:height="4.572cm" svg:x="17.0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7.193cm" svg:height="28.453cm" svg:x="-6.79cm" svg:y="-3.953cm">
          <text:p/>
          <draw:enhanced-geometry svg:viewBox="0 0 21600 21600" draw:type="rectangle" draw:enhanced-path="M 0 0 L 21600 0 21600 21600 0 21600 0 0 Z N"/>
        </draw:custom-shape>
        <draw:custom-shape draw:style-name="gr2" draw:text-style-name="P1" draw:layer="layout" svg:width="8.39cm" svg:height="26.289cm" svg:x="23.598cm" svg:y="-2.04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0591" svg:font-family="C059"/>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Fallback" svg:font-family="'Droid Sans Fallback'" style:font-pitch="variable"/>
    <style:font-face style:name="Droid Sans Fallback1" svg:font-family="'Droid Sans Fallback'" style:font-family-generic="system" style:font-pitch="variable"/>
    <style:font-face style:name="Droid Sans Fallback2" svg:font-family="'Droid Sans Fallback'" style:font-family-generic="system" style:font-pitch="variable" style:font-charset="x-symbol"/>
    <style:font-face style:name="Droid Sans Fallback3" svg:font-family="'Droid Sans Fallback'" style:font-pitch="variable" style:font-charset="x-symbol"/>
    <style:font-face style:name="Droid Sans Fallback4" svg:font-family="'Droid Sans Fallback'"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FreeSans3" svg:font-family="FreeSans" style:font-family-generic="system" style:font-pitch="variable" style:font-charset="x-symbol"/>
    <style:font-face style:name="FreeSans4" svg:font-family="FreeSans" style:font-pitch="variable" style:font-charset="x-symbol"/>
    <style:font-face style:name="Liberation Sans" svg:font-family="'Liberation Sans'" style:font-pitch="variable"/>
    <style:font-face style:name="Liberation Sans1" svg:font-family="'Liberation Sans'" style:font-pitch="variable" style:font-charset="x-symbol"/>
    <style:font-face style:name="Liberation Sans2" svg:font-family="'Liberation Sans'" style:font-family-generic="swiss"/>
    <style:font-face style:name="Liberation Sans3" svg:font-family="'Liberation Sans'" style:font-family-generic="roman" style:font-pitch="variable"/>
    <style:font-face style:name="Liberation Sans4" svg:font-family="'Liberation Sans'" style:font-family-generic="roman" style:font-pitch="variable" style:font-charset="x-symbol"/>
    <style:font-face style:name="Liberation Sans5" svg:font-family="'Liberation Sans'" style:font-family-generic="swiss" style:font-pitch="variable"/>
    <style:font-face style:name="Liberation Sans6"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rVoSym" svg:font-family="MarVoSym" style:font-adornments="Regular" style:font-charset="x-symbol"/>
    <style:font-face style:name="MarVoSym1" svg:font-family="MarVoSym" style:font-pitch="variable" style:font-charset="x-symbol"/>
    <style:font-face style:name="MarVoSym2" svg:font-family="MarVoSym" style:font-charset="x-symbol"/>
    <style:font-face style:name="Noto Sans" svg:font-family="'Noto Sans'" style:font-family-generic="roman" style:font-pitch="variable"/>
    <style:font-face style:name="Noto Sans CJK SC" svg:font-family="'Noto Sans CJK SC'" style:font-family-generic="system" style:font-pitch="variable"/>
    <style:font-face style:name="Purisa" svg:font-family="Purisa" style:font-pitch="variable"/>
    <style:font-face style:name="URW Chancery L" svg:font-family="'URW Chancery L'" style:font-pitch="variable"/>
    <style:font-face style:name="Z003" svg:font-family="Z003"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cm" fo:page-height="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Labio </meta:initial-creator>
    <meta:creation-date>2014-12-10T18:53:55.326318890</meta:creation-date>
    <dc:date>2025-09-15T13:18:59.086906320</dc:date>
    <meta:editing-duration>PT21H59M</meta:editing-duration>
    <meta:editing-cycles>42</meta:editing-cycles>
    <meta:generator>LibreOffice/7.3.7.2$Linux_X86_64 LibreOffice_project/30$Build-2</meta:generator>
    <meta:document-statistic meta:object-count="437"/>
  </office:meta>
</office:document-meta>
</file>